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Comma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Comma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Comma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Comma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_50_0_37__32_-_32_Accent2" style:data-style-name="N0">
      <style:table-cell-properties style:vertical-align="middle" fo:background-color="#FCE4D6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Bad" style:data-style-name="N0">
      <style:table-cell-properties style:vertical-align="middle" fo:background-color="#FFC7CE" style:repeat-content="false"/>
      <style:paragraph-properties fo:text-align="center"/>
      <style:text-properties fo:color="#9C0006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4.57729166666667cm" style:use-optimal-column-width="true"/>
    </style:style>
    <style:style style:name="co3" style:family="table-column">
      <style:table-column-properties fo:break-before="auto" style:column-width="3.94229166666667cm" style:use-optimal-column-width="true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4.39208333333333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4.33916666666667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co18" style:family="table-column">
      <style:table-column-properties fo:break-before="auto" style:column-width="4.445cm" style:use-optimal-column-width="true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5.4239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table:style-name="ce5"/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5789" table:style-name="ce8">
            <text:p><text:s/>15,789<text:s/></text:p>
          </table:table-cell>
          <table:table-cell office:value-type="float" office:value="15789" table:style-name="ce8">
            <text:p><text:s/>15,789<text:s/></text:p>
          </table:table-cell>
          <table:table-cell office:value-type="float" office:value="673040" table:style-name="ce8">
            <text:p><text:s/>673,040<text:s/></text:p>
          </table:table-cell>
          <table:table-cell office:value-type="float" office:value="673040" table:style-name="ce8">
            <text:p><text:s/>673,040<text:s/>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4" table:style-name="ce7">
            <text:p>54</text:p>
          </table:table-cell>
          <table:table-cell office:value-type="float" office:value="54" table:style-name="ce7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254340" table:style-name="ce8">
            <text:p><text:s/>254,340<text:s/></text:p>
          </table:table-cell>
          <table:table-cell office:value-type="float" office:value="254400" table:style-name="ce8">
            <text:p><text:s/>254,400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73171" table:style-name="ce8">
            <text:p><text:s/>273,171<text:s/></text:p>
          </table:table-cell>
          <table:table-cell office:value-type="float" office:value="273425" table:style-name="ce8">
            <text:p><text:s/>273,42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473624" table:style-name="ce8">
            <text:p><text:s/>473,624<text:s/></text:p>
          </table:table-cell>
          <table:table-cell office:value-type="float" office:value="474687" table:style-name="ce8">
            <text:p><text:s/>474,687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34137" table:style-name="ce8">
            <text:p><text:s/>134,137<text:s/></text:p>
          </table:table-cell>
          <table:table-cell office:value-type="float" office:value="134389" table:style-name="ce8">
            <text:p><text:s/>134,38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7890" table:style-name="ce8">
            <text:p><text:s/>7,890<text:s/></text:p>
          </table:table-cell>
          <table:table-cell office:value-type="float" office:value="12289" table:style-name="ce8">
            <text:p><text:s/>12,289<text:s/></text:p>
          </table:table-cell>
          <table:table-cell office:value-type="float" office:value="146881" table:style-name="ce8">
            <text:p><text:s/>146,881<text:s/></text:p>
          </table:table-cell>
          <table:table-cell office:value-type="float" office:value="186145" table:style-name="ce8">
            <text:p><text:s/>186,145<text:s/>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75134" table:style-name="ce8">
            <text:p><text:s/>75,134<text:s/></text:p>
          </table:table-cell>
          <table:table-cell office:value-type="float" office:value="75222" table:style-name="ce8">
            <text:p><text:s/>75,22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78541" table:style-name="ce8">
            <text:p><text:s/>78,541<text:s/></text:p>
          </table:table-cell>
          <table:table-cell office:value-type="float" office:value="78541" table:style-name="ce8">
            <text:p><text:s/>78,541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207200" table:style-name="ce8">
            <text:p><text:s/>207,200<text:s/></text:p>
          </table:table-cell>
          <table:table-cell office:value-type="float" office:value="207224" table:style-name="ce8">
            <text:p><text:s/>207,22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103493" table:style-name="ce8">
            <text:p><text:s/>103,493<text:s/></text:p>
          </table:table-cell>
          <table:table-cell office:value-type="float" office:value="103551" table:style-name="ce8">
            <text:p><text:s/>103,551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686" table:style-name="ce8">
            <text:p><text:s/>686<text:s/></text:p>
          </table:table-cell>
          <table:table-cell office:value-type="float" office:value="686" table:style-name="ce8">
            <text:p><text:s/>686<text:s/></text:p>
          </table:table-cell>
          <table:table-cell office:value-type="float" office:value="13006" table:style-name="ce8">
            <text:p><text:s/>13,006<text:s/></text:p>
          </table:table-cell>
          <table:table-cell office:value-type="float" office:value="13006" table:style-name="ce8">
            <text:p><text:s/>13,00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.75" table:style-name="ce7">
            <text:p>25.75</text:p>
          </table:table-cell>
          <table:table-cell office:value-type="float" office:value="25.75" table:style-name="ce7">
            <text:p>2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344646" table:style-name="ce8">
            <text:p><text:s/>344,646<text:s/></text:p>
          </table:table-cell>
          <table:table-cell office:value-type="float" office:value="344959" table:style-name="ce8">
            <text:p><text:s/>344,959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46758" table:style-name="ce8">
            <text:p><text:s/>46,758<text:s/></text:p>
          </table:table-cell>
          <table:table-cell office:value-type="float" office:value="46824" table:style-name="ce8">
            <text:p><text:s/>46,82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63015" table:style-name="ce8">
            <text:p><text:s/>163,015<text:s/></text:p>
          </table:table-cell>
          <table:table-cell office:value-type="float" office:value="163223" table:style-name="ce8">
            <text:p><text:s/>163,223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14759" table:style-name="ce8">
            <text:p><text:s/>14,759<text:s/></text:p>
          </table:table-cell>
          <table:table-cell office:value-type="float" office:value="14759" table:style-name="ce8">
            <text:p><text:s/>14,759<text:s/></text:p>
          </table:table-cell>
          <table:table-cell office:value-type="float" office:value="469664" table:style-name="ce8">
            <text:p><text:s/>469,664<text:s/></text:p>
          </table:table-cell>
          <table:table-cell office:value-type="float" office:value="469664" table:style-name="ce8">
            <text:p><text:s/>469,664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1448" table:style-name="ce8">
            <text:p><text:s/>1,448<text:s/></text:p>
          </table:table-cell>
          <table:table-cell office:value-type="float" office:value="1448" table:style-name="ce8">
            <text:p><text:s/>1,448<text:s/></text:p>
          </table:table-cell>
          <table:table-cell office:value-type="float" office:value="20203" table:style-name="ce8">
            <text:p><text:s/>20,203<text:s/></text:p>
          </table:table-cell>
          <table:table-cell office:value-type="float" office:value="20203" table:style-name="ce8">
            <text:p><text:s/>20,20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294395" table:style-name="ce8">
            <text:p><text:s/>294,395<text:s/></text:p>
          </table:table-cell>
          <table:table-cell office:value-type="float" office:value="294430" table:style-name="ce8">
            <text:p><text:s/>294,430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40801" table:style-name="ce8">
            <text:p><text:s/>40,801<text:s/></text:p>
          </table:table-cell>
          <table:table-cell office:value-type="float" office:value="40801" table:style-name="ce8">
            <text:p><text:s/>40,801<text:s/></text:p>
          </table:table-cell>
          <table:table-cell office:value-type="float" office:value="908739" table:style-name="ce8">
            <text:p><text:s/>908,739<text:s/></text:p>
          </table:table-cell>
          <table:table-cell office:value-type="float" office:value="908739" table:style-name="ce8">
            <text:p><text:s/>908,73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.75" table:style-name="ce7">
            <text:p>17.75</text:p>
          </table:table-cell>
          <table:table-cell office:value-type="float" office:value="17.75" table:style-name="ce7">
            <text:p>17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92723" table:style-name="ce8">
            <text:p><text:s/>192,723<text:s/></text:p>
          </table:table-cell>
          <table:table-cell office:value-type="float" office:value="193105" table:style-name="ce8">
            <text:p><text:s/>193,10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47641" table:style-name="ce8">
            <text:p><text:s/>47,641<text:s/></text:p>
          </table:table-cell>
          <table:table-cell office:value-type="float" office:value="47645" table:style-name="ce8">
            <text:p><text:s/>47,64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7.5" table:style-name="ce7">
            <text:p>27.5</text:p>
          </table:table-cell>
          <table:table-cell office:value-type="float" office:value="27.5" table:style-name="ce7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870479" table:style-name="ce8">
            <text:p><text:s/>870,479<text:s/></text:p>
          </table:table-cell>
          <table:table-cell office:value-type="float" office:value="871526" table:style-name="ce8">
            <text:p><text:s/>871,52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0681" table:style-name="ce8">
            <text:p><text:s/>80,681<text:s/></text:p>
          </table:table-cell>
          <table:table-cell office:value-type="float" office:value="80743" table:style-name="ce8">
            <text:p><text:s/>80,74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66646" table:style-name="ce8">
            <text:p><text:s/>66,646<text:s/></text:p>
          </table:table-cell>
          <table:table-cell office:value-type="float" office:value="66674" table:style-name="ce8">
            <text:p><text:s/>66,6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92447" table:style-name="ce8">
            <text:p><text:s/>92,447<text:s/></text:p>
          </table:table-cell>
          <table:table-cell office:value-type="float" office:value="92635" table:style-name="ce8">
            <text:p><text:s/>92,63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55" table:style-name="ro4">
          <table:table-cell table:number-columns-repeated="16384"/>
        </table:table-row>
      </table:table>
      <table:table table:name="Test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table:style-name="ce5"/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963" table:style-name="ce8">
            <text:p><text:s/>1,963<text:s/></text:p>
          </table:table-cell>
          <table:table-cell office:value-type="float" office:value="1963" table:style-name="ce8">
            <text:p><text:s/>1,963<text:s/></text:p>
          </table:table-cell>
          <table:table-cell office:value-type="float" office:value="84398" table:style-name="ce8">
            <text:p><text:s/>84,398<text:s/></text:p>
          </table:table-cell>
          <table:table-cell office:value-type="float" office:value="84398" table:style-name="ce8">
            <text:p><text:s/>84,398<text:s/>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3" table:style-name="ce7">
            <text:p>53</text:p>
          </table:table-cell>
          <table:table-cell office:value-type="float" office:value="53" table:style-name="ce7">
            <text:p>5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32128" table:style-name="ce8">
            <text:p><text:s/>32,128<text:s/></text:p>
          </table:table-cell>
          <table:table-cell office:value-type="float" office:value="32132" table:style-name="ce8">
            <text:p><text:s/>32,13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office:value-type="float" office:value="64" table:style-name="ce7">
            <text:p>64</text:p>
          </table:table-cell>
          <table:table-cell office:value-type="float" office:value="64" table:style-name="ce7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5997" table:style-name="ce8">
            <text:p><text:s/>15,997<text:s/></text:p>
          </table:table-cell>
          <table:table-cell office:value-type="float" office:value="16012" table:style-name="ce8">
            <text:p><text:s/>16,01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10900" table:style-name="ce14">
            <text:p><text:s/>10,900<text:s/></text:p>
          </table:table-cell>
          <table:table-cell office:value-type="float" office:value="10934" table:style-name="ce8">
            <text:p><text:s/>10,93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8.25" table:style-name="ce7">
            <text:p>38.25</text:p>
          </table:table-cell>
          <table:table-cell office:value-type="float" office:value="38.25" table:style-name="ce7">
            <text:p>38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6767" table:style-name="ce8">
            <text:p><text:s/>16,767<text:s/></text:p>
          </table:table-cell>
          <table:table-cell office:value-type="float" office:value="16795" table:style-name="ce8">
            <text:p><text:s/>16,79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11046" table:style-name="ce8">
            <text:p><text:s/>11,046<text:s/></text:p>
          </table:table-cell>
          <table:table-cell office:value-type="float" office:value="11053" table:style-name="ce8">
            <text:p><text:s/>11,05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11576" table:style-name="ce8">
            <text:p><text:s/>11,576<text:s/></text:p>
          </table:table-cell>
          <table:table-cell office:value-type="float" office:value="11603" table:style-name="ce8">
            <text:p><text:s/>11,603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9591" table:style-name="ce8">
            <text:p><text:s/>9,591<text:s/></text:p>
          </table:table-cell>
          <table:table-cell office:value-type="float" office:value="9591" table:style-name="ce8">
            <text:p><text:s/>9,591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5454" table:style-name="ce8">
            <text:p><text:s/>25,454<text:s/></text:p>
          </table:table-cell>
          <table:table-cell office:value-type="float" office:value="25455" table:style-name="ce8">
            <text:p><text:s/>25,45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16252" table:style-name="ce8">
            <text:p><text:s/>16,252<text:s/></text:p>
          </table:table-cell>
          <table:table-cell office:value-type="float" office:value="16254" table:style-name="ce8">
            <text:p><text:s/>16,25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105" table:style-name="ce8">
            <text:p><text:s/>105<text:s/></text:p>
          </table:table-cell>
          <table:table-cell office:value-type="float" office:value="105" table:style-name="ce8">
            <text:p><text:s/>105<text:s/></text:p>
          </table:table-cell>
          <table:table-cell office:value-type="float" office:value="1872" table:style-name="ce8">
            <text:p><text:s/>1,872<text:s/></text:p>
          </table:table-cell>
          <table:table-cell office:value-type="float" office:value="1872" table:style-name="ce8">
            <text:p><text:s/>1,87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48491" table:style-name="ce8">
            <text:p><text:s/>48,491<text:s/></text:p>
          </table:table-cell>
          <table:table-cell office:value-type="float" office:value="48532" table:style-name="ce8">
            <text:p><text:s/>48,53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13156" table:style-name="ce8">
            <text:p><text:s/>13,156<text:s/></text:p>
          </table:table-cell>
          <table:table-cell office:value-type="float" office:value="13179" table:style-name="ce8">
            <text:p><text:s/>13,17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21097" table:style-name="ce8">
            <text:p><text:s/>21,097<text:s/></text:p>
          </table:table-cell>
          <table:table-cell office:value-type="float" office:value="21126" table:style-name="ce8">
            <text:p><text:s/>21,12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2541" table:style-name="ce8">
            <text:p><text:s/>2,541<text:s/></text:p>
          </table:table-cell>
          <table:table-cell office:value-type="float" office:value="2541" table:style-name="ce8">
            <text:p><text:s/>2,541<text:s/></text:p>
          </table:table-cell>
          <table:table-cell office:value-type="float" office:value="79643" table:style-name="ce8">
            <text:p><text:s/>79,643<text:s/></text:p>
          </table:table-cell>
          <table:table-cell office:value-type="float" office:value="79643" table:style-name="ce8">
            <text:p><text:s/>79,643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.25" table:style-name="ce7">
            <text:p>36.25</text:p>
          </table:table-cell>
          <table:table-cell office:value-type="float" office:value="36.25" table:style-name="ce7">
            <text:p>36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2.25" table:style-name="ce7">
            <text:p>32.25</text:p>
          </table:table-cell>
          <table:table-cell office:value-type="float" office:value="32.25" table:style-name="ce7">
            <text:p>32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225" table:style-name="ce8">
            <text:p><text:s/>225<text:s/></text:p>
          </table:table-cell>
          <table:table-cell office:value-type="float" office:value="225" table:style-name="ce8">
            <text:p><text:s/>225<text:s/></text:p>
          </table:table-cell>
          <table:table-cell office:value-type="float" office:value="3295" table:style-name="ce8">
            <text:p><text:s/>3,295<text:s/></text:p>
          </table:table-cell>
          <table:table-cell office:value-type="float" office:value="3295" table:style-name="ce8">
            <text:p><text:s/>3,29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29.25" table:style-name="ce7">
            <text:p>29.25</text:p>
          </table:table-cell>
          <table:table-cell office:value-type="float" office:value="29.25" table:style-name="ce7">
            <text:p>29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5.5" table:style-name="ce7">
            <text:p>25.5</text:p>
          </table:table-cell>
          <table:table-cell office:value-type="float" office:value="25.5" table:style-name="ce7">
            <text:p>25.5</text:p>
          </table:table-cell>
          <table:table-cell office:value-type="float" office:value="35.75" table:style-name="ce7">
            <text:p>35.75</text:p>
          </table:table-cell>
          <table:table-cell office:value-type="float" office:value="35.75" table:style-name="ce7">
            <text:p>3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.75" table:style-name="ce7">
            <text:p>28.75</text:p>
          </table:table-cell>
          <table:table-cell office:value-type="float" office:value="28.75" table:style-name="ce7">
            <text:p>28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11153" table:style-name="ce8">
            <text:p><text:s/>11,153<text:s/></text:p>
          </table:table-cell>
          <table:table-cell office:value-type="float" office:value="11154" table:style-name="ce8">
            <text:p><text:s/>11,154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17.25" table:style-name="ce7">
            <text:p>17.25</text:p>
          </table:table-cell>
          <table:table-cell office:value-type="float" office:value="17.25" table:style-name="ce7">
            <text:p>17.2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.75" table:style-name="ce7">
            <text:p>26.75</text:p>
          </table:table-cell>
          <table:table-cell office:value-type="float" office:value="26.75" table:style-name="ce7">
            <text:p>26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7881" table:style-name="ce8">
            <text:p><text:s/>7,881<text:s/></text:p>
          </table:table-cell>
          <table:table-cell office:value-type="float" office:value="7881" table:style-name="ce8">
            <text:p><text:s/>7,881<text:s/></text:p>
          </table:table-cell>
          <table:table-cell office:value-type="float" office:value="166859" table:style-name="ce8">
            <text:p><text:s/>166,859<text:s/></text:p>
          </table:table-cell>
          <table:table-cell office:value-type="float" office:value="166859" table:style-name="ce8">
            <text:p><text:s/>166,8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3.25" table:style-name="ce7">
            <text:p>33.25</text:p>
          </table:table-cell>
          <table:table-cell office:value-type="float" office:value="33.25" table:style-name="ce7">
            <text:p>33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30302" table:style-name="ce8">
            <text:p><text:s/>30,302<text:s/></text:p>
          </table:table-cell>
          <table:table-cell office:value-type="float" office:value="30447" table:style-name="ce8">
            <text:p><text:s/>30,44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3.5" table:style-name="ce7">
            <text:p>13.5</text:p>
          </table:table-cell>
          <table:table-cell office:value-type="float" office:value="13.5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.25" table:style-name="ce7">
            <text:p>11.25</text:p>
          </table:table-cell>
          <table:table-cell office:value-type="float" office:value="11.25" table:style-name="ce7">
            <text:p>11.2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.5" table:style-name="ce7">
            <text:p>11.5</text:p>
          </table:table-cell>
          <table:table-cell office:value-type="float" office:value="11.5" table:style-name="ce7">
            <text:p>11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117329" table:style-name="ce8">
            <text:p><text:s/>117,329<text:s/></text:p>
          </table:table-cell>
          <table:table-cell office:value-type="float" office:value="117523" table:style-name="ce8">
            <text:p><text:s/>117,5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2737" table:style-name="ce8">
            <text:p><text:s/>12,737<text:s/></text:p>
          </table:table-cell>
          <table:table-cell office:value-type="float" office:value="12754" table:style-name="ce8">
            <text:p><text:s/>12,7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20377" table:style-name="ce8">
            <text:p><text:s/>20,377<text:s/></text:p>
          </table:table-cell>
          <table:table-cell office:value-type="float" office:value="20386" table:style-name="ce8">
            <text:p><text:s/>20,38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5.25" table:style-name="ce7">
            <text:p>5.25</text:p>
          </table:table-cell>
          <table:table-cell office:value-type="float" office:value="5.25" table:style-name="ce7">
            <text:p>5.25</text:p>
          </table:table-cell>
          <table:table-cell office:value-type="float" office:value="8.5" table:style-name="ce7">
            <text:p>8.5</text:p>
          </table:table-cell>
          <table:table-cell office:value-type="float" office:value="8.5" table:style-name="ce7">
            <text:p>8.5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.25" table:style-name="ce7">
            <text:p>21.25</text:p>
          </table:table-cell>
          <table:table-cell office:value-type="float" office:value="21.25" table:style-name="ce7">
            <text:p>21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7118" table:style-name="ce8">
            <text:p><text:s/>17,118<text:s/></text:p>
          </table:table-cell>
          <table:table-cell office:value-type="float" office:value="17148" table:style-name="ce8">
            <text:p><text:s/>17,148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table:style-name="ce7"/>
          <table:table-cell table:style-name="ce15"/>
          <table:table-cell table:number-columns-repeated="16382" table:style-name="ce1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55" table:style-name="ro4">
          <table:table-cell table:number-columns-repeated="16384"/>
        </table:table-row>
      </table:table>
      <table:table table:name="Graph_Results" table:style-name="ta2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table:style-name="ce16"/>
          <table:table-cell office:value-type="float" office:value="80.209999999999994" table:style-name="ce16">
            <text:p>80.21</text:p>
          </table:table-cell>
          <table:table-cell office:value-type="float" office:value="75.64" table:style-name="ce16">
            <text:p>75.64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table:style-name="ce16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table:style-name="ce16"/>
          <table:table-cell office:value-type="float" office:value="67.25" table:style-name="ce16">
            <text:p>67.25</text:p>
          </table:table-cell>
          <table:table-cell office:value-type="float" office:value="60.3" table:style-name="ce16">
            <text:p>60.30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table:style-name="ce16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959999999999994" table:style-name="ce16">
            <text:p>77.96</text:p>
          </table:table-cell>
          <table:table-cell office:value-type="float" office:value="73.53" table:style-name="ce16">
            <text:p>73.53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table:style-name="ce16"/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table:style-name="ce16"/>
          <table:table-cell office:value-type="float" office:value="4.95" table:style-name="ce16">
            <text:p>4.95</text:p>
          </table:table-cell>
          <table:table-cell office:value-type="float" office:value="2.2799999999999998" table:style-name="ce16">
            <text:p>2.28</text:p>
          </table:table-cell>
          <table:table-cell office:value-type="float" office:value="5.67" table:style-name="ce16">
            <text:p>5.67</text:p>
          </table:table-cell>
          <table:table-cell office:value-type="float" office:value="3.01" table:style-name="ce16">
            <text:p>3.01</text:p>
          </table:table-cell>
          <table:table-cell office:value-type="float" office:value="5.29" table:style-name="ce16">
            <text:p>5.29</text:p>
          </table:table-cell>
          <table:table-cell office:value-type="float" office:value="2.6" table:style-name="ce16">
            <text:p>2.60</text:p>
          </table:table-cell>
          <table:table-cell office:value-type="float" office:value="5.67" table:style-name="ce16">
            <text:p>5.67</text:p>
          </table:table-cell>
          <table:table-cell office:value-type="float" office:value="3.01" table:style-name="ce16">
            <text:p>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table:style-name="ce16"/>
          <table:table-cell office:value-type="float" office:value="80.319999999999993" table:style-name="ce16">
            <text:p>80.32</text:p>
          </table:table-cell>
          <table:table-cell office:value-type="float" office:value="76.48" table:style-name="ce16">
            <text:p>76.48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table:style-name="ce16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table:style-name="ce16"/>
          <table:table-cell office:value-type="float" office:value="70.650000000000006" table:style-name="ce16">
            <text:p>70.65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table:style-name="ce16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table:style-name="ce16"/>
          <table:table-cell office:value-type="float" office:value="80.3" table:style-name="ce16">
            <text:p>80.30</text:p>
          </table:table-cell>
          <table:table-cell office:value-type="float" office:value="76.37" table:style-name="ce16">
            <text:p>76.37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table:style-name="ce16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table:style-name="ce16"/>
          <table:table-cell office:value-type="float" office:value="79.2" table:style-name="ce16">
            <text:p>79.20</text:p>
          </table:table-cell>
          <table:table-cell office:value-type="float" office:value="75.37" table:style-name="ce16">
            <text:p>75.3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table:style-name="ce16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table:style-name="ce16"/>
          <table:table-cell office:value-type="float" office:value="87.23" table:style-name="ce16">
            <text:p>87.23</text:p>
          </table:table-cell>
          <table:table-cell office:value-type="float" office:value="83.04" table:style-name="ce16">
            <text:p>83.04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table:style-name="ce16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table:style-name="ce16"/>
          <table:table-cell office:value-type="float" office:value="88.26" table:style-name="ce16">
            <text:p>88.26</text:p>
          </table:table-cell>
          <table:table-cell office:value-type="float" office:value="84.56" table:style-name="ce16">
            <text:p>84.56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table:style-name="ce16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table:style-name="ce16"/>
          <table:table-cell office:value-type="float" office:value="73.84" table:style-name="ce16">
            <text:p>73.84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2.16" table:style-name="ce16">
            <text:p>72.16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table:style-name="ce16"/>
          <table:table-cell office:value-type="float" office:value="78.34" table:style-name="ce16">
            <text:p>78.34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table:style-name="ce16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table:style-name="ce16"/>
          <table:table-cell office:value-type="float" office:value="83.93" table:style-name="ce16">
            <text:p>83.93</text:p>
          </table:table-cell>
          <table:table-cell office:value-type="float" office:value="79.13" table:style-name="ce16">
            <text:p>79.13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table:style-name="ce16"/>
          <table:table-cell office:value-type="float" office:value="83.47" table:style-name="ce16">
            <text:p>83.47</text:p>
          </table:table-cell>
          <table:table-cell office:value-type="float" office:value="78.91" table:style-name="ce16">
            <text:p>78.91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table:style-name="ce16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6.68" table:style-name="ce16">
            <text:p>86.68</text:p>
          </table:table-cell>
          <table:table-cell office:value-type="float" office:value="84.77" table:style-name="ce16">
            <text:p>84.77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table:style-name="ce16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table:style-name="ce16"/>
          <table:table-cell office:value-type="float" office:value="80.819999999999993" table:style-name="ce16">
            <text:p>80.82</text:p>
          </table:table-cell>
          <table:table-cell office:value-type="float" office:value="78.010000000000005" table:style-name="ce16">
            <text:p>78.01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table:style-name="ce16"/>
          <table:table-cell office:value-type="float" office:value="85.43" table:style-name="ce16">
            <text:p>85.43</text:p>
          </table:table-cell>
          <table:table-cell office:value-type="float" office:value="84.56" table:style-name="ce16">
            <text:p>84.56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table:style-name="ce16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76.989999999999995" table:style-name="ce16">
            <text:p>76.99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table:style-name="ce16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5" table:style-name="ce16">
            <text:p>81.50</text:p>
          </table:table-cell>
          <table:table-cell office:value-type="float" office:value="77.849999999999994" table:style-name="ce16">
            <text:p>77.85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table:style-name="ce16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table:style-name="ce16"/>
          <table:table-cell office:value-type="float" office:value="82.43" table:style-name="ce16">
            <text:p>82.43</text:p>
          </table:table-cell>
          <table:table-cell office:value-type="float" office:value="77.17" table:style-name="ce16">
            <text:p>77.17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table:style-name="ce16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table:style-name="ce16"/>
          <table:table-cell office:value-type="float" office:value="7.44" table:style-name="ce16">
            <text:p>7.44</text:p>
          </table:table-cell>
          <table:table-cell office:value-type="float" office:value="1.41" table:style-name="ce16">
            <text:p>1.41</text:p>
          </table:table-cell>
          <table:table-cell office:value-type="float" office:value="8.76" table:style-name="ce16">
            <text:p>8.76</text:p>
          </table:table-cell>
          <table:table-cell office:value-type="float" office:value="2.16" table:style-name="ce16">
            <text:p>2.16</text:p>
          </table:table-cell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8.76" table:style-name="ce16">
            <text:p>8.76</text:p>
          </table:table-cell>
          <table:table-cell office:value-type="float" office:value="2.16" table:style-name="ce16">
            <text:p>2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table:style-name="ce16"/>
          <table:table-cell office:value-type="float" office:value="84.12" table:style-name="ce16">
            <text:p>84.12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table:style-name="ce16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table:style-name="ce16"/>
          <table:table-cell office:value-type="float" office:value="82.59" table:style-name="ce16">
            <text:p>82.59</text:p>
          </table:table-cell>
          <table:table-cell office:value-type="float" office:value="77.13" table:style-name="ce16">
            <text:p>77.1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table:style-name="ce16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table:style-name="ce16"/>
          <table:table-cell office:value-type="float" office:value="2.82" table:style-name="ce16">
            <text:p>2.82</text:p>
          </table:table-cell>
          <table:table-cell office:value-type="float" office:value="5.57" table:style-name="ce16">
            <text:p>5.57</text:p>
          </table:table-cell>
          <table:table-cell office:value-type="float" office:value="3.36" table:style-name="ce16">
            <text:p>3.36</text:p>
          </table:table-cell>
          <table:table-cell office:value-type="float" office:value="1.34" table:style-name="ce16">
            <text:p>1.34</text:p>
          </table:table-cell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3.36" table:style-name="ce16">
            <text:p>3.36</text:p>
          </table:table-cell>
          <table:table-cell office:value-type="float" office:value="1.34" table:style-name="ce16">
            <text:p>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table:style-name="ce16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table:style-name="ce16"/>
          <table:table-cell office:value-type="float" office:value="80.650000000000006" table:style-name="ce16">
            <text:p>80.65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table:style-name="ce16"/>
          <table:table-cell office:value-type="float" office:value="84.81" table:style-name="ce16">
            <text:p>84.81</text:p>
          </table:table-cell>
          <table:table-cell office:value-type="float" office:value="79.11" table:style-name="ce16">
            <text:p>79.11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table:style-name="ce16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table:style-name="ce16"/>
          <table:table-cell office:value-type="float" office:value="80.33" table:style-name="ce16">
            <text:p>80.33</text:p>
          </table:table-cell>
          <table:table-cell office:value-type="float" office:value="78.02" table:style-name="ce16">
            <text:p>78.02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table:style-name="ce16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table:style-name="ce16"/>
          <table:table-cell office:value-type="float" office:value="66.42" table:style-name="ce16">
            <text:p>66.42</text:p>
          </table:table-cell>
          <table:table-cell office:value-type="float" office:value="61.79" table:style-name="ce16">
            <text:p>61.79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table:style-name="ce16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table:style-name="ce16"/>
          <table:table-cell office:value-type="float" office:value="74.989999999999995" table:style-name="ce16">
            <text:p>74.99</text:p>
          </table:table-cell>
          <table:table-cell office:value-type="float" office:value="68.36" table:style-name="ce16">
            <text:p>68.36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table:style-name="ce16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9.5" table:style-name="ce16">
            <text:p>79.50</text:p>
          </table:table-cell>
          <table:table-cell office:value-type="float" office:value="75.78" table:style-name="ce16">
            <text:p>75.78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table:style-name="ce16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78.7" table:style-name="ce16">
            <text:p>78.70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table:style-name="ce16"/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table:style-name="ce16"/>
          <table:table-cell office:value-type="float" office:value="2.65" table:style-name="ce16">
            <text:p>2.65</text:p>
          </table:table-cell>
          <table:table-cell office:value-type="float" office:value="4.21" table:style-name="ce16">
            <text:p>4.21</text:p>
          </table:table-cell>
          <table:table-cell office:value-type="float" office:value="3.34" table:style-name="ce16">
            <text:p>3.34</text:p>
          </table:table-cell>
          <table:table-cell office:value-type="float" office:value="2.31" table:style-name="ce16">
            <text:p>2.31</text:p>
          </table:table-cell>
          <table:table-cell office:value-type="float" office:value="2.95" table:style-name="ce16">
            <text:p>2.95</text:p>
          </table:table-cell>
          <table:table-cell office:value-type="float" office:value="2.98" table:style-name="ce16">
            <text:p>2.98</text:p>
          </table:table-cell>
          <table:table-cell office:value-type="float" office:value="3.34" table:style-name="ce16">
            <text:p>3.34</text:p>
          </table:table-cell>
          <table:table-cell office:value-type="float" office:value="2.31" table:style-name="ce16">
            <text:p>2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table:style-name="ce16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table:style-name="ce16"/>
          <table:table-cell office:value-type="float" office:value="88.42" table:style-name="ce16">
            <text:p>88.42</text:p>
          </table:table-cell>
          <table:table-cell office:value-type="float" office:value="84.18" table:style-name="ce16">
            <text:p>84.18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table:style-name="ce16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5.84" table:style-name="ce16">
            <text:p>85.84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table:style-name="ce16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table:style-name="ce16"/>
          <table:table-cell office:value-type="float" office:value="86.71" table:style-name="ce16">
            <text:p>86.71</text:p>
          </table:table-cell>
          <table:table-cell office:value-type="float" office:value="82.98" table:style-name="ce16">
            <text:p>82.98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table:style-name="ce16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4.92" table:style-name="ce16">
            <text:p>74.92</text:p>
          </table:table-cell>
          <table:table-cell office:value-type="float" office:value="66.81" table:style-name="ce16">
            <text:p>66.81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6.2" table:style-name="ce16">
            <text:p>76.20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table:style-name="ce16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table:style-name="ce16"/>
          <table:table-cell office:value-type="float" office:value="72.61" table:style-name="ce16">
            <text:p>72.61</text:p>
          </table:table-cell>
          <table:table-cell office:value-type="float" office:value="65.33" table:style-name="ce16">
            <text:p>65.33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table:style-name="ce16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8.819999999999993" table:style-name="ce16">
            <text:p>78.82</text:p>
          </table:table-cell>
          <table:table-cell office:value-type="float" office:value="74.16" table:style-name="ce16">
            <text:p>74.16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table:style-name="ce16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table:style-name="ce16"/>
          <table:table-cell office:value-type="float" office:value="76.58" table:style-name="ce16">
            <text:p>76.58</text:p>
          </table:table-cell>
          <table:table-cell office:value-type="float" office:value="71.91" table:style-name="ce16">
            <text:p>71.91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table:style-name="ce16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1.540000000000006" table:style-name="ce16">
            <text:p>81.54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table:style-name="ce16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1.69" table:style-name="ce16">
            <text:p>81.69</text:p>
          </table:table-cell>
          <table:table-cell office:value-type="float" office:value="76.569999999999993" table:style-name="ce16">
            <text:p>76.5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table:style-name="ce16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9.47" table:style-name="ce16">
            <text:p>89.47</text:p>
          </table:table-cell>
          <table:table-cell office:value-type="float" office:value="85.63" table:style-name="ce16">
            <text:p>85.63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table:style-name="ce16"/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table:style-name="ce16"/>
          <table:table-cell office:value-type="float" office:value="4.6100000000000003" table:style-name="ce16">
            <text:p>4.61</text:p>
          </table:table-cell>
          <table:table-cell office:value-type="float" office:value="1.92" table:style-name="ce16">
            <text:p>1.92</text:p>
          </table:table-cell>
          <table:table-cell office:value-type="float" office:value="3.7" table:style-name="ce16">
            <text:p>3.70</text:p>
          </table:table-cell>
          <table:table-cell office:value-type="float" office:value="2.16" table:style-name="ce16">
            <text:p>2.16</text:p>
          </table:table-cell>
          <table:table-cell office:value-type="float" office:value="4.0999999999999996" table:style-name="ce16">
            <text:p>4.10</text:p>
          </table:table-cell>
          <table:table-cell office:value-type="float" office:value="2.0299999999999998" table:style-name="ce16">
            <text:p>2.03</text:p>
          </table:table-cell>
          <table:table-cell office:value-type="float" office:value="3.7" table:style-name="ce16">
            <text:p>3.70</text:p>
          </table:table-cell>
          <table:table-cell office:value-type="float" office:value="2.16" table:style-name="ce16">
            <text:p>2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table:style-name="ce16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table:style-name="ce16"/>
          <table:table-cell office:value-type="float" office:value="72.239999999999995" table:style-name="ce16">
            <text:p>72.24</text:p>
          </table:table-cell>
          <table:table-cell office:value-type="float" office:value="70.63" table:style-name="ce16">
            <text:p>70.63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table:style-name="ce16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79.02" table:style-name="ce16">
            <text:p>79.02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table:style-name="ce16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table:style-name="ce16"/>
          <table:table-cell office:value-type="float" office:value="88.34" table:style-name="ce16">
            <text:p>88.34</text:p>
          </table:table-cell>
          <table:table-cell office:value-type="float" office:value="86.03" table:style-name="ce16">
            <text:p>86.03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table:style-name="ce16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2.27" table:style-name="ce16">
            <text:p>72.27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table:style-name="ce16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table:style-name="ce16"/>
          <table:table-cell office:value-type="float" office:value="76.650000000000006" table:style-name="ce16">
            <text:p>76.65</text:p>
          </table:table-cell>
          <table:table-cell office:value-type="float" office:value="74.489999999999995" table:style-name="ce16">
            <text:p>74.49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table:style-name="ce16"/>
          <table:table-cell office:value-type="float" office:value="77.03" table:style-name="ce16">
            <text:p>77.03</text:p>
          </table:table-cell>
          <table:table-cell office:value-type="float" office:value="72.209999999999994" table:style-name="ce16">
            <text:p>72.21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table:style-name="ce16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table:style-name="ce16"/>
          <table:table-cell office:value-type="float" office:value="88.59" table:style-name="ce16">
            <text:p>88.59</text:p>
          </table:table-cell>
          <table:table-cell office:value-type="float" office:value="84.08" table:style-name="ce16">
            <text:p>84.08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table:style-name="ce16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table:style-name="ce16"/>
          <table:table-cell office:value-type="float" office:value="87.38" table:style-name="ce16">
            <text:p>87.38</text:p>
          </table:table-cell>
          <table:table-cell office:value-type="float" office:value="79.91" table:style-name="ce16">
            <text:p>79.91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5" table:style-name="ce16">
            <text:p>77.50</text:p>
          </table:table-cell>
          <table:table-cell office:value-type="float" office:value="73.13" table:style-name="ce16">
            <text:p>73.13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table:style-name="ce16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table:style-name="ce16"/>
          <table:table-cell office:value-type="float" office:value="69.67" table:style-name="ce16">
            <text:p>69.67</text:p>
          </table:table-cell>
          <table:table-cell office:value-type="float" office:value="62.57" table:style-name="ce16">
            <text:p>62.57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4.08" table:style-name="ce16">
            <text:p>84.08</text:p>
          </table:table-cell>
          <table:table-cell office:value-type="float" office:value="77.92" table:style-name="ce16">
            <text:p>77.92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table:style-name="ce16"/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table:style-name="ce16"/>
          <table:table-cell office:value-type="float" office:value="10.24" table:style-name="ce16">
            <text:p>10.24</text:p>
          </table:table-cell>
          <table:table-cell office:value-type="float" office:value="4.21" table:style-name="ce16">
            <text:p>4.21</text:p>
          </table:table-cell>
          <table:table-cell office:value-type="float" office:value="11.17" table:style-name="ce16">
            <text:p>11.17</text:p>
          </table:table-cell>
          <table:table-cell office:value-type="float" office:value="3.24" table:style-name="ce16">
            <text:p>3.24</text:p>
          </table:table-cell>
          <table:table-cell office:value-type="float" office:value="10.69" table:style-name="ce16">
            <text:p>10.69</text:p>
          </table:table-cell>
          <table:table-cell office:value-type="float" office:value="3.67" table:style-name="ce16">
            <text:p>3.67</text:p>
          </table:table-cell>
          <table:table-cell office:value-type="float" office:value="11.17" table:style-name="ce16">
            <text:p>11.17</text:p>
          </table:table-cell>
          <table:table-cell office:value-type="float" office:value="3.24" table:style-name="ce16">
            <text:p>3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table:style-name="ce16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table:style-name="ce16"/>
          <table:table-cell office:value-type="float" office:value="91.09" table:style-name="ce16">
            <text:p>91.09</text:p>
          </table:table-cell>
          <table:table-cell office:value-type="float" office:value="87.85" table:style-name="ce16">
            <text:p>87.85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table:style-name="ce16"/>
          <table:table-cell office:value-type="float" office:value="78.12" table:style-name="ce16">
            <text:p>78.12</text:p>
          </table:table-cell>
          <table:table-cell office:value-type="float" office:value="78.7" table:style-name="ce16">
            <text:p>78.7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table:style-name="ce16"/>
          <table:table-cell office:value-type="float" office:value="82.53" table:style-name="ce16">
            <text:p>82.53</text:p>
          </table:table-cell>
          <table:table-cell office:value-type="float" office:value="80.64" table:style-name="ce16">
            <text:p>80.64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table:style-name="ce16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table:style-name="ce16"/>
          <table:table-cell office:value-type="float" office:value="87.3" table:style-name="ce16">
            <text:p>87.30</text:p>
          </table:table-cell>
          <table:table-cell office:value-type="float" office:value="84.67" table:style-name="ce16">
            <text:p>84.67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table:style-name="ce16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table:style-name="ce16"/>
          <table:table-cell office:value-type="float" office:value="94.08" table:style-name="ce16">
            <text:p>94.08</text:p>
          </table:table-cell>
          <table:table-cell office:value-type="float" office:value="93.2" table:style-name="ce16">
            <text:p>93.20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table:style-name="ce16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table:style-name="ce16"/>
          <table:table-cell office:value-type="float" office:value="53.72" table:style-name="ce16">
            <text:p>53.72</text:p>
          </table:table-cell>
          <table:table-cell office:value-type="float" office:value="46.74" table:style-name="ce16">
            <text:p>46.74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table:style-name="ce16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table:style-name="ce16"/>
          <table:table-cell office:value-type="float" office:value="75.02" table:style-name="ce16">
            <text:p>75.02</text:p>
          </table:table-cell>
          <table:table-cell office:value-type="float" office:value="69.260000000000005" table:style-name="ce16">
            <text:p>69.26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table:style-name="ce16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table:style-name="ce16"/>
          <table:table-cell office:value-type="float" office:value="48.92" table:style-name="ce16">
            <text:p>48.92</text:p>
          </table:table-cell>
          <table:table-cell office:value-type="float" office:value="42.37" table:style-name="ce16">
            <text:p>42.37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table:style-name="ce16"/>
          <table:table-cell office:value-type="float" office:value="80.23" table:style-name="ce16">
            <text:p>80.23</text:p>
          </table:table-cell>
          <table:table-cell office:value-type="float" office:value="77.88" table:style-name="ce16">
            <text:p>77.88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table:style-name="ce16"/>
          <table:table-cell office:value-type="float" office:value="65.27" table:style-name="ce16">
            <text:p>65.27</text:p>
          </table:table-cell>
          <table:table-cell office:value-type="float" office:value="65.11" table:style-name="ce16">
            <text:p>65.11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table:style-name="ce16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table:style-name="ce16"/>
          <table:table-cell office:value-type="float" office:value="33.229999999999997" table:style-name="ce16">
            <text:p>33.23</text:p>
          </table:table-cell>
          <table:table-cell office:value-type="float" office:value="31.08" table:style-name="ce16">
            <text:p>31.08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table:style-name="ce16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67.84" table:style-name="ce16">
            <text:p>67.84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table:style-name="ce16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table:style-name="ce16"/>
          <table:table-cell office:value-type="float" office:value="57.03" table:style-name="ce16">
            <text:p>57.03</text:p>
          </table:table-cell>
          <table:table-cell office:value-type="float" office:value="45.7" table:style-name="ce16">
            <text:p>45.70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table:style-name="ce16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table:style-name="ce16"/>
          <table:table-cell office:value-type="float" office:value="68.34" table:style-name="ce16">
            <text:p>68.34</text:p>
          </table:table-cell>
          <table:table-cell office:value-type="float" office:value="62.35" table:style-name="ce16">
            <text:p>62.35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table:style-name="ce16"/>
          <table:table-cell office:value-type="float" office:value="88.02" table:style-name="ce16">
            <text:p>88.02</text:p>
          </table:table-cell>
          <table:table-cell office:value-type="float" office:value="84.05" table:style-name="ce16">
            <text:p>84.05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table:style-name="ce16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7.13" table:style-name="ce16">
            <text:p>87.13</text:p>
          </table:table-cell>
          <table:table-cell office:value-type="float" office:value="83.32" table:style-name="ce16">
            <text:p>83.32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table:style-name="ce16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table:style-name="ce16"/>
          <table:table-cell office:value-type="float" office:value="73.78" table:style-name="ce16">
            <text:p>73.78</text:p>
          </table:table-cell>
          <table:table-cell office:value-type="float" office:value="65.55" table:style-name="ce16">
            <text:p>65.55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table:style-name="ce16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table:style-name="ce16"/>
          <table:table-cell office:value-type="float" office:value="81.37" table:style-name="ce16">
            <text:p>81.37</text:p>
          </table:table-cell>
          <table:table-cell office:value-type="float" office:value="77.41" table:style-name="ce16">
            <text:p>77.41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table:style-name="ce16"/>
          <table:table-cell office:value-type="float" office:value="72.19" table:style-name="ce16">
            <text:p>72.19</text:p>
          </table:table-cell>
          <table:table-cell office:value-type="float" office:value="66.8" table:style-name="ce16">
            <text:p>66.80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table:style-name="ce16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table:style-name="ce16"/>
          <table:table-cell office:value-type="float" office:value="84.47" table:style-name="ce16">
            <text:p>84.47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6.14" table:style-name="ce16">
            <text:p>86.14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table:style-name="ce16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table:style-name="ce16"/>
          <table:table-cell office:value-type="float" office:value="83.34" table:style-name="ce16">
            <text:p>83.34</text:p>
          </table:table-cell>
          <table:table-cell office:value-type="float" office:value="79.41" table:style-name="ce16">
            <text:p>79.41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table:style-name="ce16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table:style-name="ce16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table:style-name="ce16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table:style-name="ce16"/>
          <table:table-cell office:value-type="float" office:value="84.13" table:style-name="ce16">
            <text:p>84.13</text:p>
          </table:table-cell>
          <table:table-cell office:value-type="float" office:value="84.02" table:style-name="ce16">
            <text:p>84.02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table:style-name="ce16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table:style-name="ce16"/>
          <table:table-cell office:value-type="float" office:value="85.9" table:style-name="ce16">
            <text:p>85.90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table:style-name="ce16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table:style-name="ce16"/>
          <table:table-cell office:value-type="float" office:value="89.03" table:style-name="ce16">
            <text:p>89.03</text:p>
          </table:table-cell>
          <table:table-cell office:value-type="float" office:value="84.53" table:style-name="ce16">
            <text:p>84.53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table:style-name="ce16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table:style-name="ce16"/>
          <table:table-cell office:value-type="float" office:value="83.19" table:style-name="ce16">
            <text:p>83.19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table:style-name="ce16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table:style-name="ce16"/>
          <table:table-cell office:value-type="float" office:value="82.92" table:style-name="ce16">
            <text:p>82.92</text:p>
          </table:table-cell>
          <table:table-cell office:value-type="float" office:value="80" table:style-name="ce16">
            <text:p>80.00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table:style-name="ce16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table:style-name="ce16"/>
          <table:table-cell office:value-type="float" office:value="88.09" table:style-name="ce16">
            <text:p>88.09</text:p>
          </table:table-cell>
          <table:table-cell office:value-type="float" office:value="86.93" table:style-name="ce16">
            <text:p>86.93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table:style-name="ce16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table:style-name="ce16"/>
          <table:table-cell office:value-type="float" office:value="82.33" table:style-name="ce16">
            <text:p>82.33</text:p>
          </table:table-cell>
          <table:table-cell office:value-type="float" office:value="78.400000000000006" table:style-name="ce16">
            <text:p>78.40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table:style-name="ce16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table:style-name="ce16"/>
          <table:table-cell office:value-type="float" office:value="88.32" table:style-name="ce16">
            <text:p>88.32</text:p>
          </table:table-cell>
          <table:table-cell office:value-type="float" office:value="82.8" table:style-name="ce16">
            <text:p>82.80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table:style-name="ce16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70.12" table:style-name="ce16">
            <text:p>70.12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table:style-name="ce16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table:style-name="ce16"/>
          <table:table-cell office:value-type="float" office:value="57.58" table:style-name="ce16">
            <text:p>57.58</text:p>
          </table:table-cell>
          <table:table-cell office:value-type="float" office:value="54.48" table:style-name="ce16">
            <text:p>54.48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table:style-name="ce16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table:style-name="ce16"/>
          <table:table-cell office:value-type="float" office:value="79.349999999999994" table:style-name="ce16">
            <text:p>79.35</text:p>
          </table:table-cell>
          <table:table-cell office:value-type="float" office:value="74.38" table:style-name="ce16">
            <text:p>74.3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table:style-name="ce16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table:style-name="ce16"/>
          <table:table-cell office:value-type="float" office:value="87.07" table:style-name="ce16">
            <text:p>87.07</text:p>
          </table:table-cell>
          <table:table-cell office:value-type="float" office:value="82.27" table:style-name="ce16">
            <text:p>82.27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table:style-name="ce16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table:style-name="ce16"/>
          <table:table-cell office:value-type="float" office:value="79.63" table:style-name="ce16">
            <text:p>79.63</text:p>
          </table:table-cell>
          <table:table-cell office:value-type="float" office:value="78.66" table:style-name="ce16">
            <text:p>78.66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table:style-name="ce16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7.7" table:style-name="ce16">
            <text:p>87.70</text:p>
          </table:table-cell>
          <table:table-cell office:value-type="float" office:value="82.92" table:style-name="ce16">
            <text:p>82.92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table:style-name="ce16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table:style-name="ce16"/>
          <table:table-cell office:value-type="float" office:value="64.489999999999995" table:style-name="ce16">
            <text:p>64.49</text:p>
          </table:table-cell>
          <table:table-cell office:value-type="float" office:value="57.42" table:style-name="ce16">
            <text:p>57.42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95" table:style-name="ce16">
            <text:p>86.95</text:p>
          </table:table-cell>
          <table:table-cell office:value-type="float" office:value="83.91" table:style-name="ce16">
            <text:p>83.91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table:style-name="ce16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5.45" table:style-name="ce16">
            <text:p>85.45</text:p>
          </table:table-cell>
          <table:table-cell office:value-type="float" office:value="80.349999999999994" table:style-name="ce16">
            <text:p>80.35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table:style-name="ce16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table:style-name="ce16"/>
          <table:table-cell office:value-type="float" office:value="81.06" table:style-name="ce16">
            <text:p>81.06</text:p>
          </table:table-cell>
          <table:table-cell office:value-type="float" office:value="76.959999999999994" table:style-name="ce16">
            <text:p>76.96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table:style-name="ce16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table:style-name="ce16"/>
          <table:table-cell office:value-type="float" office:value="83.14" table:style-name="ce16">
            <text:p>83.14</text:p>
          </table:table-cell>
          <table:table-cell office:value-type="float" office:value="79.19" table:style-name="ce16">
            <text:p>79.19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table:style-name="ce16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table:style-name="ce16"/>
          <table:table-cell office:value-type="float" office:value="31.82" table:style-name="ce16">
            <text:p>31.82</text:p>
          </table:table-cell>
          <table:table-cell office:value-type="float" office:value="27.59" table:style-name="ce16">
            <text:p>27.5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table:style-name="ce16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table:style-name="ce16"/>
          <table:table-cell office:value-type="float" office:value="58.04" table:style-name="ce16">
            <text:p>58.04</text:p>
          </table:table-cell>
          <table:table-cell office:value-type="float" office:value="54.36" table:style-name="ce16">
            <text:p>54.36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table:style-name="ce16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table:style-name="ce16"/>
          <table:table-cell office:value-type="float" office:value="75.78" table:style-name="ce16">
            <text:p>75.78</text:p>
          </table:table-cell>
          <table:table-cell office:value-type="float" office:value="74.83" table:style-name="ce16">
            <text:p>74.83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table:style-name="ce16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table:style-name="ce16"/>
          <table:table-cell office:value-type="float" office:value="65.48" table:style-name="ce16">
            <text:p>65.48</text:p>
          </table:table-cell>
          <table:table-cell office:value-type="float" office:value="64.44" table:style-name="ce16">
            <text:p>64.44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table:style-name="ce16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table:style-name="ce16"/>
          <table:table-cell office:value-type="float" office:value="75.209999999999994" table:style-name="ce16">
            <text:p>75.21</text:p>
          </table:table-cell>
          <table:table-cell office:value-type="float" office:value="73.599999999999994" table:style-name="ce16">
            <text:p>73.60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table:style-name="ce16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table:style-name="ce16"/>
          <table:table-cell office:value-type="float" office:value="57.37" table:style-name="ce16">
            <text:p>57.37</text:p>
          </table:table-cell>
          <table:table-cell office:value-type="float" office:value="56.65" table:style-name="ce16">
            <text:p>56.65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table:style-name="ce16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table:style-name="ce16"/>
          <table:table-cell office:value-type="float" office:value="64.959999999999994" table:style-name="ce16">
            <text:p>64.96</text:p>
          </table:table-cell>
          <table:table-cell office:value-type="float" office:value="63.53" table:style-name="ce16">
            <text:p>63.53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table:style-name="ce16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table:style-name="ce16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table:style-name="ce16"/>
          <table:table-cell office:value-type="float" office:value="88.37" table:style-name="ce16">
            <text:p>88.37</text:p>
          </table:table-cell>
          <table:table-cell office:value-type="float" office:value="87.41" table:style-name="ce16">
            <text:p>87.41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table:style-name="ce16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table:style-name="ce16"/>
          <table:table-cell office:value-type="float" office:value="78.2" table:style-name="ce16">
            <text:p>78.20</text:p>
          </table:table-cell>
          <table:table-cell office:value-type="float" office:value="75.13" table:style-name="ce16">
            <text:p>75.13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4.11" table:style-name="ce16">
            <text:p>74.11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table:style-name="ce16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table:style-name="ce16"/>
          <table:table-cell office:value-type="float" office:value="59.8" table:style-name="ce16">
            <text:p>59.80</text:p>
          </table:table-cell>
          <table:table-cell office:value-type="float" office:value="55.92" table:style-name="ce16">
            <text:p>55.92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table:style-name="ce16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table:style-name="ce16"/>
          <table:table-cell office:value-type="float" office:value="57.77" table:style-name="ce16">
            <text:p>57.77</text:p>
          </table:table-cell>
          <table:table-cell office:value-type="float" office:value="54.9" table:style-name="ce16">
            <text:p>54.9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table:style-name="ce16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table:style-name="ce16"/>
          <table:table-cell office:value-type="float" office:value="63.11" table:style-name="ce16">
            <text:p>63.11</text:p>
          </table:table-cell>
          <table:table-cell office:value-type="float" office:value="56.69" table:style-name="ce16">
            <text:p>56.6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table:style-name="ce16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table:style-name="ce16"/>
          <table:table-cell office:value-type="float" office:value="75.95" table:style-name="ce16">
            <text:p>75.95</text:p>
          </table:table-cell>
          <table:table-cell office:value-type="float" office:value="69.45" table:style-name="ce16">
            <text:p>69.45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81" table:formula="of:=SUMPRODUCT(--([.B4:.B117]&gt;[.C4:.C117]))" table:number-matrix-columns-spanned="1" table:number-matrix-rows-spanned="1" table:style-name="ce17">
            <text:p>81</text:p>
          </table:table-cell>
          <table:table-cell office:value-type="float" office:value="33" table:formula="of:=SUMPRODUCT(--([.C4:.C117]&gt;[.B4:.B117]))" table:number-matrix-columns-spanned="1" table:number-matrix-rows-spanned="1" table:style-name="ce17">
            <text:p>33</text:p>
          </table:table-cell>
          <table:table-cell office:value-type="float" office:value="81" table:formula="of:=SUMPRODUCT(--([.D4:.D117]&gt;[.E4:.E117]))" table:number-matrix-columns-spanned="1" table:number-matrix-rows-spanned="1" table:style-name="ce17">
            <text:p>81</text:p>
          </table:table-cell>
          <table:table-cell office:value-type="float" office:value="33" table:formula="of:=SUMPRODUCT(--([.E4:.E117]&gt;[.D4:.D117]))" table:number-matrix-columns-spanned="1" table:number-matrix-rows-spanned="1" table:style-name="ce17">
            <text:p>33</text:p>
          </table:table-cell>
          <table:table-cell office:value-type="float" office:value="81" table:formula="of:=SUMPRODUCT(--([.F4:.F117]&gt;[.G4:.G117]))" table:number-matrix-columns-spanned="1" table:number-matrix-rows-spanned="1" table:style-name="ce17">
            <text:p>81</text:p>
          </table:table-cell>
          <table:table-cell office:value-type="float" office:value="33" table:formula="of:=SUMPRODUCT(--([.G4:.G117]&gt;[.F4:.F117]))" table:number-matrix-columns-spanned="1" table:number-matrix-rows-spanned="1" table:style-name="ce17">
            <text:p>33</text:p>
          </table:table-cell>
          <table:table-cell office:value-type="float" office:value="81" table:formula="of:=SUMPRODUCT(--([.H4:.H117]&gt;[.I4:.I117]))" table:number-matrix-columns-spanned="1" table:number-matrix-rows-spanned="1" table:style-name="ce17">
            <text:p>81</text:p>
          </table:table-cell>
          <table:table-cell office:value-type="float" office:value="33" table:formula="of:=SUMPRODUCT(--([.I4:.I117]&gt;[.H4:.H117]))" table:number-matrix-columns-spanned="1" table:number-matrix-rows-spanned="1" table:style-name="ce17">
            <text:p>33</text:p>
          </table:table-cell>
          <table:table-cell table:style-name="ce16"/>
          <table:table-cell office:value-type="float" office:value="100" table:formula="of:=SUMPRODUCT(--([.K4:.K117]&gt;[.L4:.L117]))" table:number-matrix-columns-spanned="1" table:number-matrix-rows-spanned="1" table:style-name="ce17">
            <text:p>100</text:p>
          </table:table-cell>
          <table:table-cell office:value-type="float" office:value="14" table:formula="of:=SUMPRODUCT(--([.L4:.L117]&gt;[.K4:.K117]))" table:number-matrix-columns-spanned="1" table:number-matrix-rows-spanned="1" table:style-name="ce17">
            <text:p>14</text:p>
          </table:table-cell>
          <table:table-cell office:value-type="float" office:value="100" table:formula="of:=SUMPRODUCT(--([.M4:.M117]&gt;[.N4:.N117]))" table:number-matrix-columns-spanned="1" table:number-matrix-rows-spanned="1" table:style-name="ce17">
            <text:p>100</text:p>
          </table:table-cell>
          <table:table-cell office:value-type="float" office:value="14" table:formula="of:=SUMPRODUCT(--([.N4:.N117]&gt;[.M4:.M117]))" table:number-matrix-columns-spanned="1" table:number-matrix-rows-spanned="1" table:style-name="ce17">
            <text:p>14</text:p>
          </table:table-cell>
          <table:table-cell office:value-type="float" office:value="100" table:formula="of:=SUMPRODUCT(--([.O4:.O117]&gt;[.P4:.P117]))" table:number-matrix-columns-spanned="1" table:number-matrix-rows-spanned="1" table:style-name="ce17">
            <text:p>100</text:p>
          </table:table-cell>
          <table:table-cell office:value-type="float" office:value="14" table:formula="of:=SUMPRODUCT(--([.P4:.P117]&gt;[.O4:.O117]))" table:number-matrix-columns-spanned="1" table:number-matrix-rows-spanned="1" table:style-name="ce17">
            <text:p>14</text:p>
          </table:table-cell>
          <table:table-cell office:value-type="float" office:value="100" table:formula="of:=SUMPRODUCT(--([.Q4:.Q117]&gt;[.R4:.R117]))" table:number-matrix-columns-spanned="1" table:number-matrix-rows-spanned="1" table:style-name="ce17">
            <text:p>100</text:p>
          </table:table-cell>
          <table:table-cell office:value-type="float" office:value="14" table:formula="of:=SUMPRODUCT(--([.R4:.R117]&gt;[.Q4:.Q117]))" table:number-matrix-columns-spanned="1" table:number-matrix-rows-spanned="1" table:style-name="ce17">
            <text:p>14</text:p>
          </table:table-cell>
          <table:table-cell table:style-name="ce16"/>
          <table:table-cell office:value-type="float" office:value="111" table:formula="of:=SUMPRODUCT(--([.T4:.T117]&gt;[.U4:.U117]))" table:number-matrix-columns-spanned="1" table:number-matrix-rows-spanned="1" table:style-name="ce17">
            <text:p>111</text:p>
          </table:table-cell>
          <table:table-cell office:value-type="float" office:value="3" table:formula="of:=SUMPRODUCT(--([.U4:.U117]&gt;[.T4:.T117]))" table:number-matrix-columns-spanned="1" table:number-matrix-rows-spanned="1" table:style-name="ce17">
            <text:p>3</text:p>
          </table:table-cell>
          <table:table-cell office:value-type="float" office:value="113" table:formula="of:=SUMPRODUCT(--([.V4:.V117]&gt;[.W4:.W117]))" table:number-matrix-columns-spanned="1" table:number-matrix-rows-spanned="1" table:style-name="ce17">
            <text:p>113</text:p>
          </table:table-cell>
          <table:table-cell office:value-type="float" office:value="1" table:formula="of:=SUMPRODUCT(--([.W4:.W117]&gt;[.V4:.V117]))" table:number-matrix-columns-spanned="1" table:number-matrix-rows-spanned="1" table:style-name="ce17">
            <text:p>1</text:p>
          </table:table-cell>
          <table:table-cell office:value-type="float" office:value="112" table:formula="of:=SUMPRODUCT(--([.X4:.X117]&gt;[.Y4:.Y117]))" table:number-matrix-columns-spanned="1" table:number-matrix-rows-spanned="1" table:style-name="ce17">
            <text:p>112</text:p>
          </table:table-cell>
          <table:table-cell office:value-type="float" office:value="2" table:formula="of:=SUMPRODUCT(--([.Y4:.Y117]&gt;[.X4:.X117]))" table:number-matrix-columns-spanned="1" table:number-matrix-rows-spanned="1" table:style-name="ce17">
            <text:p>2</text:p>
          </table:table-cell>
          <table:table-cell office:value-type="float" office:value="113" table:formula="of:=SUMPRODUCT(--([.Z4:.Z117]&gt;[.AA4:.AA117]))" table:number-matrix-columns-spanned="1" table:number-matrix-rows-spanned="1" table:style-name="ce17">
            <text:p>113</text:p>
          </table:table-cell>
          <table:table-cell office:value-type="float" office:value="1" table:formula="of:=SUMPRODUCT(--([.AA4:.AA117]&gt;[.Z4:.Z117]))" table:number-matrix-columns-spanned="1" table:number-matrix-rows-spanned="1" table:style-name="ce17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0.071052631578937" table:formula="of:=AVERAGE([.B4:.B117])" table:style-name="ce16">
            <text:p>80.07</text:p>
          </table:table-cell>
          <table:table-cell office:value-type="float" office:value="79.215701754386004" table:formula="of:=AVERAGE([.C4:.C117])" table:style-name="ce16">
            <text:p>79.22</text:p>
          </table:table-cell>
          <table:table-cell office:value-type="float" office:value="80.071052631578937" table:formula="of:=AVERAGE([.D4:.D117])" table:style-name="ce16">
            <text:p>80.07</text:p>
          </table:table-cell>
          <table:table-cell office:value-type="float" office:value="79.215701754386004" table:formula="of:=AVERAGE([.E4:.E117])" table:style-name="ce16">
            <text:p>79.22</text:p>
          </table:table-cell>
          <table:table-cell office:value-type="float" office:value="80.071052631578937" table:formula="of:=AVERAGE([.F4:.F117])" table:style-name="ce16">
            <text:p>80.07</text:p>
          </table:table-cell>
          <table:table-cell office:value-type="float" office:value="79.215701754386004" table:formula="of:=AVERAGE([.G4:.G117])" table:style-name="ce16">
            <text:p>79.22</text:p>
          </table:table-cell>
          <table:table-cell office:value-type="float" office:value="80.071052631578937" table:formula="of:=AVERAGE([.H4:.H117])" table:style-name="ce16">
            <text:p>80.07</text:p>
          </table:table-cell>
          <table:table-cell office:value-type="float" office:value="79.215701754386004" table:formula="of:=AVERAGE([.I4:.I117])" table:style-name="ce16">
            <text:p>79.22</text:p>
          </table:table-cell>
          <table:table-cell table:style-name="ce16"/>
          <table:table-cell office:value-type="float" office:value="75.211578947368409" table:formula="of:=AVERAGE([.K4:.K117])" table:style-name="ce16">
            <text:p>75.21</text:p>
          </table:table-cell>
          <table:table-cell office:value-type="float" office:value="73.735438596491178" table:formula="of:=AVERAGE([.L4:.L117])" table:style-name="ce16">
            <text:p>73.74</text:p>
          </table:table-cell>
          <table:table-cell office:value-type="float" office:value="75.211578947368409" table:formula="of:=AVERAGE([.M4:.M117])" table:style-name="ce16">
            <text:p>75.21</text:p>
          </table:table-cell>
          <table:table-cell office:value-type="float" office:value="73.735438596491178" table:formula="of:=AVERAGE([.N4:.N117])" table:style-name="ce16">
            <text:p>73.74</text:p>
          </table:table-cell>
          <table:table-cell office:value-type="float" office:value="75.211578947368409" table:formula="of:=AVERAGE([.O4:.O117])" table:style-name="ce16">
            <text:p>75.21</text:p>
          </table:table-cell>
          <table:table-cell office:value-type="float" office:value="73.735438596491178" table:formula="of:=AVERAGE([.P4:.P117])" table:style-name="ce16">
            <text:p>73.74</text:p>
          </table:table-cell>
          <table:table-cell office:value-type="float" office:value="75.211578947368409" table:formula="of:=AVERAGE([.Q4:.Q117])" table:style-name="ce16">
            <text:p>75.21</text:p>
          </table:table-cell>
          <table:table-cell office:value-type="float" office:value="73.735438596491178" table:formula="of:=AVERAGE([.R4:.R117])" table:style-name="ce16">
            <text:p>73.74</text:p>
          </table:table-cell>
          <table:table-cell table:style-name="ce16"/>
          <table:table-cell office:value-type="float" office:value="73.85219298245616" table:formula="of:=AVERAGE([.T4:.T117])" table:style-name="ce16">
            <text:p>73.85</text:p>
          </table:table-cell>
          <table:table-cell office:value-type="float" office:value="70.001842105263123" table:formula="of:=AVERAGE([.U4:.U117])" table:style-name="ce16">
            <text:p>70.00</text:p>
          </table:table-cell>
          <table:table-cell office:value-type="float" office:value="73.807192982456158" table:formula="of:=AVERAGE([.V4:.V117])" table:style-name="ce16">
            <text:p>73.81</text:p>
          </table:table-cell>
          <table:table-cell office:value-type="float" office:value="69.740614035087717" table:formula="of:=AVERAGE([.W4:.W117])" table:style-name="ce16">
            <text:p>69.74</text:p>
          </table:table-cell>
          <table:table-cell office:value-type="float" office:value="73.828070175438597" table:formula="of:=AVERAGE([.X4:.X117])" table:style-name="ce16">
            <text:p>73.83</text:p>
          </table:table-cell>
          <table:table-cell office:value-type="float" office:value="69.855175438596504" table:formula="of:=AVERAGE([.Y4:.Y117])" table:style-name="ce16">
            <text:p>69.86</text:p>
          </table:table-cell>
          <table:table-cell office:value-type="float" office:value="73.807192982456158" table:formula="of:=AVERAGE([.Z4:.Z117])" table:style-name="ce16">
            <text:p>73.81</text:p>
          </table:table-cell>
          <table:table-cell office:value-type="float" office:value="69.740614035087717" table:formula="of:=AVERAGE([.AA4:.AA117])" table:style-name="ce16">
            <text:p>69.74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number-columns-spanned="4" table:number-rows-spanned="1" table:style-name="ce20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85535087719293301" table:formula="of:=AVERAGE([.B4:.B117])-AVERAGE([.C4:.C117])" table:style-name="ce19">
            <text:p>0.86</text:p>
          </table:table-cell>
          <table:table-cell office:value-type="float" office:value="-0.85535087719293301" table:formula="of:=AVERAGE([.C4:.C117])-AVERAGE([.B4:.B117])" table:style-name="ce19">
            <text:p>-0.86</text:p>
          </table:table-cell>
          <table:table-cell office:value-type="float" office:value="0.85535087719293301" table:formula="of:=AVERAGE([.D4:.D117])-AVERAGE([.E4:.E117])" table:style-name="ce19">
            <text:p>0.86</text:p>
          </table:table-cell>
          <table:table-cell office:value-type="float" office:value="-0.85535087719293301" table:formula="of:=AVERAGE([.E4:.E117])-AVERAGE([.D4:.D117])" table:style-name="ce19">
            <text:p>-0.86</text:p>
          </table:table-cell>
          <table:table-cell office:value-type="float" office:value="0.85535087719293301" table:formula="of:=AVERAGE([.F4:.F117])-AVERAGE([.G4:.G117])" table:style-name="ce19">
            <text:p>0.86</text:p>
          </table:table-cell>
          <table:table-cell office:value-type="float" office:value="-0.85535087719293301" table:formula="of:=AVERAGE([.G4:.G117])-AVERAGE([.F4:.F117])" table:style-name="ce19">
            <text:p>-0.86</text:p>
          </table:table-cell>
          <table:table-cell office:value-type="float" office:value="0.85535087719293301" table:formula="of:=AVERAGE([.H4:.H117])-AVERAGE([.I4:.I117])" table:style-name="ce19">
            <text:p>0.86</text:p>
          </table:table-cell>
          <table:table-cell office:value-type="float" office:value="-0.85535087719293301" table:formula="of:=AVERAGE([.I4:.I117])-AVERAGE([.H4:.H117])" table:style-name="ce19">
            <text:p>-0.86</text:p>
          </table:table-cell>
          <table:table-cell table:style-name="ce1"/>
          <table:table-cell office:value-type="float" office:value="1.4761403508772304" table:formula="of:=AVERAGE([.K4:.K117])-AVERAGE([.L4:.L117])" table:style-name="ce19">
            <text:p>1.48</text:p>
          </table:table-cell>
          <table:table-cell office:value-type="float" office:value="-1.4761403508772304" table:formula="of:=AVERAGE([.L4:.L117])-AVERAGE([.K4:.K117])" table:style-name="ce19">
            <text:p>-1.48</text:p>
          </table:table-cell>
          <table:table-cell office:value-type="float" office:value="1.4761403508772304" table:formula="of:=AVERAGE([.M4:.M117])-AVERAGE([.N4:.N117])" table:style-name="ce19">
            <text:p>1.48</text:p>
          </table:table-cell>
          <table:table-cell office:value-type="float" office:value="-1.4761403508772304" table:formula="of:=AVERAGE([.N4:.N117])-AVERAGE([.M4:.M117])" table:style-name="ce19">
            <text:p>-1.48</text:p>
          </table:table-cell>
          <table:table-cell office:value-type="float" office:value="1.4761403508772304" table:formula="of:=AVERAGE([.O4:.O117])-AVERAGE([.P4:.P117])" table:style-name="ce19">
            <text:p>1.48</text:p>
          </table:table-cell>
          <table:table-cell office:value-type="float" office:value="-1.4761403508772304" table:formula="of:=AVERAGE([.P4:.P117])-AVERAGE([.O4:.O117])" table:style-name="ce19">
            <text:p>-1.48</text:p>
          </table:table-cell>
          <table:table-cell office:value-type="float" office:value="1.4761403508772304" table:formula="of:=AVERAGE([.Q4:.Q117])-AVERAGE([.R4:.R117])" table:style-name="ce19">
            <text:p>1.48</text:p>
          </table:table-cell>
          <table:table-cell office:value-type="float" office:value="-1.4761403508772304" table:formula="of:=AVERAGE([.R4:.R117])-AVERAGE([.Q4:.Q117])" table:style-name="ce19">
            <text:p>-1.48</text:p>
          </table:table-cell>
          <table:table-cell table:style-name="ce1"/>
          <table:table-cell office:value-type="float" office:value="3.850350877193037" table:formula="of:=AVERAGE([.T4:.T117])-AVERAGE([.U4:.U117])" table:style-name="ce19">
            <text:p>3.85</text:p>
          </table:table-cell>
          <table:table-cell office:value-type="float" office:value="-3.850350877193037" table:formula="of:=AVERAGE([.U4:.U117])-AVERAGE([.T4:.T117])" table:style-name="ce19">
            <text:p>-3.85</text:p>
          </table:table-cell>
          <table:table-cell office:value-type="float" office:value="4.0665789473684413" table:formula="of:=AVERAGE([.V4:.V117])-AVERAGE([.W4:.W117])" table:style-name="ce19">
            <text:p>4.07</text:p>
          </table:table-cell>
          <table:table-cell office:value-type="float" office:value="-4.0665789473684413" table:formula="of:=AVERAGE([.W4:.W117])-AVERAGE([.V4:.V117])" table:style-name="ce19">
            <text:p>-4.07</text:p>
          </table:table-cell>
          <table:table-cell office:value-type="float" office:value="3.9728947368420933" table:formula="of:=AVERAGE([.X4:.X117])-AVERAGE([.Y4:.Y117])" table:style-name="ce19">
            <text:p>3.97</text:p>
          </table:table-cell>
          <table:table-cell office:value-type="float" office:value="-3.9728947368420933" table:formula="of:=AVERAGE([.Y4:.Y117])-AVERAGE([.X4:.X117])" table:style-name="ce19">
            <text:p>-3.97</text:p>
          </table:table-cell>
          <table:table-cell office:value-type="float" office:value="4.0665789473684413" table:formula="of:=AVERAGE([.Z4:.Z117])-AVERAGE([.AA4:.AA117])" table:style-name="ce19">
            <text:p>4.07</text:p>
          </table:table-cell>
          <table:table-cell office:value-type="float" office:value="-4.0665789473684413" table:formula="of:=AVERAGE([.AA4:.AA117])-AVERAGE([.Z4:.Z117])" table:style-name="ce19">
            <text:p>-4.07</text:p>
          </table:table-cell>
          <table:table-cell table:number-columns-repeated="16357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1048450" table:style-name="ro4">
          <table:table-cell table:number-columns-repeated="16384"/>
        </table:table-row>
      </table:table>
      <table:table table:name="Transition_Results" table:style-name="ta1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6"/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5.37" table:style-name="ce16">
            <text:p>75.37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6"/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6"/>
          <table:table-cell office:value-type="float" office:value="60.31" table:style-name="ce16">
            <text:p>60.31</text:p>
          </table:table-cell>
          <table:table-cell office:value-type="float" office:value="53.41" table:style-name="ce16">
            <text:p>53.41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6"/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0.88" table:style-name="ce16">
            <text:p>70.88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table:style-name="ce16"/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table:style-name="ce16"/>
          <table:table-cell office:value-type="float" office:value="11.45" table:style-name="ce16">
            <text:p>11.45</text:p>
          </table:table-cell>
          <table:table-cell office:value-type="float" office:value="2.79" table:style-name="ce16">
            <text:p>2.79</text:p>
          </table:table-cell>
          <table:table-cell office:value-type="float" office:value="12.79" table:style-name="ce16">
            <text:p>12.79</text:p>
          </table:table-cell>
          <table:table-cell office:value-type="float" office:value="3.37" table:style-name="ce16">
            <text:p>3.37</text:p>
          </table:table-cell>
          <table:table-cell office:value-type="float" office:value="12.08" table:style-name="ce16">
            <text:p>12.08</text:p>
          </table:table-cell>
          <table:table-cell office:value-type="float" office:value="3.05" table:style-name="ce16">
            <text:p>3.05</text:p>
          </table:table-cell>
          <table:table-cell office:value-type="float" office:value="12.79" table:style-name="ce16">
            <text:p>12.79</text:p>
          </table:table-cell>
          <table:table-cell office:value-type="float" office:value="3.37" table:style-name="ce16">
            <text:p>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9.17" table:style-name="ce16">
            <text:p>79.17</text:p>
          </table:table-cell>
          <table:table-cell office:value-type="float" office:value="75.260000000000005" table:style-name="ce16">
            <text:p>75.26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6"/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5.52" table:style-name="ce16">
            <text:p>65.52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6"/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6"/>
          <table:table-cell office:value-type="float" office:value="73.77" table:style-name="ce16">
            <text:p>73.77</text:p>
          </table:table-cell>
          <table:table-cell office:value-type="float" office:value="72.06" table:style-name="ce16">
            <text:p>72.06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6"/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7.12" table:style-name="ce16">
            <text:p>77.12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6"/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6"/>
          <table:table-cell office:value-type="float" office:value="87.05" table:style-name="ce16">
            <text:p>87.05</text:p>
          </table:table-cell>
          <table:table-cell office:value-type="float" office:value="83.19" table:style-name="ce16">
            <text:p>83.19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6"/>
          <table:table-cell office:value-type="float" office:value="87.17" table:style-name="ce16">
            <text:p>87.17</text:p>
          </table:table-cell>
          <table:table-cell office:value-type="float" office:value="83.85" table:style-name="ce16">
            <text:p>83.85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6"/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6"/>
          <table:table-cell office:value-type="float" office:value="70.209999999999994" table:style-name="ce16">
            <text:p>70.21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6"/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6"/>
          <table:table-cell office:value-type="float" office:value="70.19" table:style-name="ce16">
            <text:p>70.19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6"/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6"/>
          <table:table-cell office:value-type="float" office:value="77.94" table:style-name="ce16">
            <text:p>77.94</text:p>
          </table:table-cell>
          <table:table-cell office:value-type="float" office:value="75.64" table:style-name="ce16">
            <text:p>75.6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6"/>
          <table:table-cell office:value-type="float" office:value="82.55" table:style-name="ce16">
            <text:p>82.5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6"/>
          <table:table-cell office:value-type="float" office:value="81.17" table:style-name="ce16">
            <text:p>81.17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6"/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6"/>
          <table:table-cell office:value-type="float" office:value="86.43" table:style-name="ce16">
            <text:p>86.43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77.44" table:style-name="ce16">
            <text:p>77.44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6"/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84.2" table:style-name="ce16">
            <text:p>84.20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6"/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6"/>
          <table:table-cell office:value-type="float" office:value="78.290000000000006" table:style-name="ce16">
            <text:p>78.29</text:p>
          </table:table-cell>
          <table:table-cell office:value-type="float" office:value="73.209999999999994" table:style-name="ce16">
            <text:p>73.21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6"/>
          <table:table-cell office:value-type="float" office:value="79.66" table:style-name="ce16">
            <text:p>79.66</text:p>
          </table:table-cell>
          <table:table-cell office:value-type="float" office:value="75.709999999999994" table:style-name="ce16">
            <text:p>75.71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6"/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6"/>
          <table:table-cell office:value-type="float" office:value="80.28" table:style-name="ce16">
            <text:p>80.28</text:p>
          </table:table-cell>
          <table:table-cell office:value-type="float" office:value="75.209999999999994" table:style-name="ce16">
            <text:p>75.21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6"/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6"/>
          <table:table-cell office:value-type="float" office:value="10.55" table:style-name="ce16">
            <text:p>10.55</text:p>
          </table:table-cell>
          <table:table-cell office:value-type="float" office:value="0.13" table:style-name="ce16">
            <text:p>0.13</text:p>
          </table:table-cell>
          <table:table-cell office:value-type="float" office:value="12.43" table:style-name="ce16">
            <text:p>12.43</text:p>
          </table:table-cell>
          <table:table-cell office:value-type="float" office:value="0.17" table:style-name="ce16">
            <text:p>0.17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office:value-type="float" office:value="12.43" table:style-name="ce16">
            <text:p>12.43</text:p>
          </table:table-cell>
          <table:table-cell office:value-type="float" office:value="0.17" table:style-name="ce1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6"/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6"/>
          <table:table-cell office:value-type="float" office:value="83.64" table:style-name="ce16">
            <text:p>83.64</text:p>
          </table:table-cell>
          <table:table-cell office:value-type="float" office:value="80.11" table:style-name="ce16">
            <text:p>80.11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6"/>
          <table:table-cell office:value-type="float" office:value="80.95" table:style-name="ce16">
            <text:p>80.95</text:p>
          </table:table-cell>
          <table:table-cell office:value-type="float" office:value="76.39" table:style-name="ce16">
            <text:p>76.39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6"/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6"/>
          <table:table-cell office:value-type="float" office:value="11.8" table:style-name="ce16">
            <text:p>11.80</text:p>
          </table:table-cell>
          <table:table-cell office:value-type="float" office:value="0.13" table:style-name="ce16">
            <text:p>0.13</text:p>
          </table:table-cell>
          <table:table-cell office:value-type="float" office:value="14.07" table:style-name="ce16">
            <text:p>14.07</text:p>
          </table:table-cell>
          <table:table-cell office:value-type="float" office:value="0.17" table:style-name="ce16">
            <text:p>0.17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office:value-type="float" office:value="14.07" table:style-name="ce16">
            <text:p>14.07</text:p>
          </table:table-cell>
          <table:table-cell office:value-type="float" office:value="0.17" table:style-name="ce16">
            <text:p>0.1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6"/>
          <table:table-cell office:value-type="float" office:value="79.41" table:style-name="ce16">
            <text:p>79.41</text:p>
          </table:table-cell>
          <table:table-cell office:value-type="float" office:value="74.41" table:style-name="ce16">
            <text:p>74.4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6"/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77.349999999999994" table:style-name="ce16">
            <text:p>77.35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6"/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6"/>
          <table:table-cell office:value-type="float" office:value="79.95" table:style-name="ce16">
            <text:p>79.95</text:p>
          </table:table-cell>
          <table:table-cell office:value-type="float" office:value="77.489999999999995" table:style-name="ce16">
            <text:p>77.4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6"/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6"/>
          <table:table-cell office:value-type="float" office:value="62.58" table:style-name="ce16">
            <text:p>62.58</text:p>
          </table:table-cell>
          <table:table-cell office:value-type="float" office:value="58.62" table:style-name="ce16">
            <text:p>58.62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6"/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6"/>
          <table:table-cell office:value-type="float" office:value="73.22" table:style-name="ce16">
            <text:p>73.22</text:p>
          </table:table-cell>
          <table:table-cell office:value-type="float" office:value="67.180000000000007" table:style-name="ce16">
            <text:p>67.18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6"/>
          <table:table-cell office:value-type="float" office:value="78.680000000000007" table:style-name="ce16">
            <text:p>78.68</text:p>
          </table:table-cell>
          <table:table-cell office:value-type="float" office:value="75.39" table:style-name="ce16">
            <text:p>75.39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6"/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6"/>
          <table:table-cell office:value-type="float" office:value="79.28" table:style-name="ce16">
            <text:p>79.28</text:p>
          </table:table-cell>
          <table:table-cell office:value-type="float" office:value="78.260000000000005" table:style-name="ce16">
            <text:p>78.26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table:style-name="ce16"/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table:style-name="ce16"/>
          <table:table-cell office:value-type="float" office:value="6.67" table:style-name="ce16">
            <text:p>6.67</text:p>
          </table:table-cell>
          <table:table-cell office:value-type="float" office:value="3.33" table:style-name="ce16">
            <text:p>3.33</text:p>
          </table:table-cell>
          <table:table-cell office:value-type="float" office:value="8.43" table:style-name="ce16">
            <text:p>8.43</text:p>
          </table:table-cell>
          <table:table-cell office:value-type="float" office:value="2.09" table:style-name="ce16">
            <text:p>2.09</text:p>
          </table:table-cell>
          <table:table-cell office:value-type="float" office:value="7.45" table:style-name="ce16">
            <text:p>7.45</text:p>
          </table:table-cell>
          <table:table-cell office:value-type="float" office:value="2.57" table:style-name="ce16">
            <text:p>2.57</text:p>
          </table:table-cell>
          <table:table-cell office:value-type="float" office:value="8.43" table:style-name="ce16">
            <text:p>8.43</text:p>
          </table:table-cell>
          <table:table-cell office:value-type="float" office:value="2.09" table:style-name="ce16">
            <text:p>2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6"/>
          <table:table-cell office:value-type="float" office:value="87.41" table:style-name="ce16">
            <text:p>87.41</text:p>
          </table:table-cell>
          <table:table-cell office:value-type="float" office:value="83.33" table:style-name="ce16">
            <text:p>83.33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6"/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6"/>
          <table:table-cell office:value-type="float" office:value="83.15" table:style-name="ce16">
            <text:p>83.15</text:p>
          </table:table-cell>
          <table:table-cell office:value-type="float" office:value="77.98" table:style-name="ce16">
            <text:p>77.98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6"/>
          <table:table-cell office:value-type="float" office:value="85.97" table:style-name="ce16">
            <text:p>85.97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6"/>
          <table:table-cell office:value-type="float" office:value="72.78" table:style-name="ce16">
            <text:p>72.78</text:p>
          </table:table-cell>
          <table:table-cell office:value-type="float" office:value="64.069999999999993" table:style-name="ce16">
            <text:p>64.07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6"/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6"/>
          <table:table-cell office:value-type="float" office:value="69" table:style-name="ce16">
            <text:p>69.00</text:p>
          </table:table-cell>
          <table:table-cell office:value-type="float" office:value="63.24" table:style-name="ce16">
            <text:p>63.24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6"/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6"/>
          <table:table-cell office:value-type="float" office:value="78.569999999999993" table:style-name="ce16">
            <text:p>78.57</text:p>
          </table:table-cell>
          <table:table-cell office:value-type="float" office:value="73.27" table:style-name="ce16">
            <text:p>73.27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6"/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6"/>
          <table:table-cell office:value-type="float" office:value="72.040000000000006" table:style-name="ce16">
            <text:p>72.04</text:p>
          </table:table-cell>
          <table:table-cell office:value-type="float" office:value="67.400000000000006" table:style-name="ce16">
            <text:p>67.40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6"/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6"/>
          <table:table-cell office:value-type="float" office:value="82.66" table:style-name="ce16">
            <text:p>82.66</text:p>
          </table:table-cell>
          <table:table-cell office:value-type="float" office:value="79.75" table:style-name="ce16">
            <text:p>79.75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6"/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6"/>
          <table:table-cell office:value-type="float" office:value="80.62" table:style-name="ce16">
            <text:p>80.62</text:p>
          </table:table-cell>
          <table:table-cell office:value-type="float" office:value="74.069999999999993" table:style-name="ce16">
            <text:p>74.07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6"/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6"/>
          <table:table-cell office:value-type="float" office:value="86.02" table:style-name="ce16">
            <text:p>86.02</text:p>
          </table:table-cell>
          <table:table-cell office:value-type="float" office:value="84.96" table:style-name="ce16">
            <text:p>84.96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table:style-name="ce16"/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table:style-name="ce16"/>
          <table:table-cell office:value-type="float" office:value="2.11" table:style-name="ce16">
            <text:p>2.11</text:p>
          </table:table-cell>
          <table:table-cell office:value-type="float" office:value="0.85" table:style-name="ce16">
            <text:p>0.85</text:p>
          </table:table-cell>
          <table:table-cell office:value-type="float" office:value="2.19" table:style-name="ce16">
            <text:p>2.19</text:p>
          </table:table-cell>
          <table:table-cell office:value-type="float" office:value="0.64" table:style-name="ce16">
            <text:p>0.64</text:p>
          </table:table-cell>
          <table:table-cell office:value-type="float" office:value="2.15" table:style-name="ce16">
            <text:p>2.15</text:p>
          </table:table-cell>
          <table:table-cell office:value-type="float" office:value="0.73" table:style-name="ce16">
            <text:p>0.73</text:p>
          </table:table-cell>
          <table:table-cell office:value-type="float" office:value="2.19" table:style-name="ce16">
            <text:p>2.19</text:p>
          </table:table-cell>
          <table:table-cell office:value-type="float" office:value="0.64" table:style-name="ce16">
            <text:p>0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6"/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6"/>
          <table:table-cell office:value-type="float" office:value="65.33" table:style-name="ce16">
            <text:p>65.33</text:p>
          </table:table-cell>
          <table:table-cell office:value-type="float" office:value="65.92" table:style-name="ce16">
            <text:p>65.92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6"/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6"/>
          <table:table-cell office:value-type="float" office:value="78.58" table:style-name="ce16">
            <text:p>78.58</text:p>
          </table:table-cell>
          <table:table-cell office:value-type="float" office:value="74.16" table:style-name="ce16">
            <text:p>74.16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6"/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6"/>
          <table:table-cell office:value-type="float" office:value="87.91" table:style-name="ce16">
            <text:p>87.91</text:p>
          </table:table-cell>
          <table:table-cell office:value-type="float" office:value="87.65" table:style-name="ce16">
            <text:p>87.65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6"/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6"/>
          <table:table-cell office:value-type="float" office:value="73.42" table:style-name="ce16">
            <text:p>73.42</text:p>
          </table:table-cell>
          <table:table-cell office:value-type="float" office:value="70.650000000000006" table:style-name="ce16">
            <text:p>70.65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6"/>
          <table:table-cell office:value-type="float" office:value="75.459999999999994" table:style-name="ce16">
            <text:p>75.46</text:p>
          </table:table-cell>
          <table:table-cell office:value-type="float" office:value="73.27" table:style-name="ce16">
            <text:p>73.27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6"/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6"/>
          <table:table-cell office:value-type="float" office:value="74.63" table:style-name="ce16">
            <text:p>74.63</text:p>
          </table:table-cell>
          <table:table-cell office:value-type="float" office:value="71.28" table:style-name="ce16">
            <text:p>71.28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6"/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6"/>
          <table:table-cell office:value-type="float" office:value="87.84" table:style-name="ce16">
            <text:p>87.84</text:p>
          </table:table-cell>
          <table:table-cell office:value-type="float" office:value="83.65" table:style-name="ce16">
            <text:p>83.65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6"/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6"/>
          <table:table-cell office:value-type="float" office:value="84.65" table:style-name="ce16">
            <text:p>84.65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6"/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6"/>
          <table:table-cell office:value-type="float" office:value="75.3" table:style-name="ce16">
            <text:p>75.30</text:p>
          </table:table-cell>
          <table:table-cell office:value-type="float" office:value="71.849999999999994" table:style-name="ce16">
            <text:p>71.85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6"/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6"/>
          <table:table-cell office:value-type="float" office:value="68.77" table:style-name="ce16">
            <text:p>68.77</text:p>
          </table:table-cell>
          <table:table-cell office:value-type="float" office:value="61.6" table:style-name="ce16">
            <text:p>61.6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6"/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82.74" table:style-name="ce16">
            <text:p>82.74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table:style-name="ce16"/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table:style-name="ce16"/>
          <table:table-cell office:value-type="float" office:value="16.75" table:style-name="ce16">
            <text:p>16.75</text:p>
          </table:table-cell>
          <table:table-cell office:value-type="float" office:value="0.59" table:style-name="ce16">
            <text:p>0.59</text:p>
          </table:table-cell>
          <table:table-cell office:value-type="float" office:value="4.63" table:style-name="ce16">
            <text:p>4.63</text:p>
          </table:table-cell>
          <table:table-cell office:value-type="float" office:value="0.89" table:style-name="ce16">
            <text:p>0.89</text:p>
          </table:table-cell>
          <table:table-cell office:value-type="float" office:value="7.25" table:style-name="ce16">
            <text:p>7.25</text:p>
          </table:table-cell>
          <table:table-cell office:value-type="float" office:value="0.71" table:style-name="ce16">
            <text:p>0.71</text:p>
          </table:table-cell>
          <table:table-cell office:value-type="float" office:value="4.63" table:style-name="ce16">
            <text:p>4.63</text:p>
          </table:table-cell>
          <table:table-cell office:value-type="float" office:value="0.89" table:style-name="ce16">
            <text:p>0.8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6"/>
          <table:table-cell office:value-type="float" office:value="88.6" table:style-name="ce16">
            <text:p>88.60</text:p>
          </table:table-cell>
          <table:table-cell office:value-type="float" office:value="87.51" table:style-name="ce16">
            <text:p>87.51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6"/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6"/>
          <table:table-cell office:value-type="float" office:value="75.319999999999993" table:style-name="ce16">
            <text:p>75.32</text:p>
          </table:table-cell>
          <table:table-cell office:value-type="float" office:value="76.7" table:style-name="ce16">
            <text:p>76.70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6"/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6"/>
          <table:table-cell office:value-type="float" office:value="80.88" table:style-name="ce16">
            <text:p>80.88</text:p>
          </table:table-cell>
          <table:table-cell office:value-type="float" office:value="79.87" table:style-name="ce16">
            <text:p>79.87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6"/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6"/>
          <table:table-cell office:value-type="float" office:value="85.7" table:style-name="ce16">
            <text:p>85.70</text:p>
          </table:table-cell>
          <table:table-cell office:value-type="float" office:value="82.56" table:style-name="ce16">
            <text:p>82.56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6"/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6"/>
          <table:table-cell office:value-type="float" office:value="90.94" table:style-name="ce16">
            <text:p>90.94</text:p>
          </table:table-cell>
          <table:table-cell office:value-type="float" office:value="91.58" table:style-name="ce16">
            <text:p>91.58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6"/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6"/>
          <table:table-cell office:value-type="float" office:value="44.3" table:style-name="ce16">
            <text:p>44.30</text:p>
          </table:table-cell>
          <table:table-cell office:value-type="float" office:value="33.68" table:style-name="ce16">
            <text:p>33.68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6"/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6"/>
          <table:table-cell office:value-type="float" office:value="69.89" table:style-name="ce16">
            <text:p>69.89</text:p>
          </table:table-cell>
          <table:table-cell office:value-type="float" office:value="66.34" table:style-name="ce16">
            <text:p>66.34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6"/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6"/>
          <table:table-cell office:value-type="float" office:value="42.88" table:style-name="ce16">
            <text:p>42.88</text:p>
          </table:table-cell>
          <table:table-cell office:value-type="float" office:value="35.090000000000003" table:style-name="ce16">
            <text:p>35.09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6"/>
          <table:table-cell office:value-type="float" office:value="79.22" table:style-name="ce16">
            <text:p>79.22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6"/>
          <table:table-cell office:value-type="float" office:value="61.15" table:style-name="ce16">
            <text:p>61.15</text:p>
          </table:table-cell>
          <table:table-cell office:value-type="float" office:value="58.84" table:style-name="ce16">
            <text:p>58.8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6"/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6"/>
          <table:table-cell office:value-type="float" office:value="31.99" table:style-name="ce16">
            <text:p>31.99</text:p>
          </table:table-cell>
          <table:table-cell office:value-type="float" office:value="16.5" table:style-name="ce16">
            <text:p>16.50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6"/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6"/>
          <table:table-cell office:value-type="float" office:value="70.91" table:style-name="ce16">
            <text:p>70.91</text:p>
          </table:table-cell>
          <table:table-cell office:value-type="float" office:value="64.52" table:style-name="ce16">
            <text:p>64.52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6"/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6"/>
          <table:table-cell office:value-type="float" office:value="49.43" table:style-name="ce16">
            <text:p>49.43</text:p>
          </table:table-cell>
          <table:table-cell office:value-type="float" office:value="46.75" table:style-name="ce16">
            <text:p>46.75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6"/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6"/>
          <table:table-cell office:value-type="float" office:value="65.239999999999995" table:style-name="ce16">
            <text:p>65.24</text:p>
          </table:table-cell>
          <table:table-cell office:value-type="float" office:value="58.93" table:style-name="ce16">
            <text:p>58.93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6"/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6"/>
          <table:table-cell office:value-type="float" office:value="87.15" table:style-name="ce16">
            <text:p>87.15</text:p>
          </table:table-cell>
          <table:table-cell office:value-type="float" office:value="83.59" table:style-name="ce16">
            <text:p>83.59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6"/>
          <table:table-cell office:value-type="float" office:value="86.14" table:style-name="ce16">
            <text:p>86.14</text:p>
          </table:table-cell>
          <table:table-cell office:value-type="float" office:value="82.51" table:style-name="ce16">
            <text:p>82.51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6"/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6"/>
          <table:table-cell office:value-type="float" office:value="70.83" table:style-name="ce16">
            <text:p>70.83</text:p>
          </table:table-cell>
          <table:table-cell office:value-type="float" office:value="64.38" table:style-name="ce16">
            <text:p>64.38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6"/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6"/>
          <table:table-cell office:value-type="float" office:value="78.930000000000007" table:style-name="ce16">
            <text:p>78.93</text:p>
          </table:table-cell>
          <table:table-cell office:value-type="float" office:value="73.930000000000007" table:style-name="ce16">
            <text:p>73.93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6"/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6"/>
          <table:table-cell office:value-type="float" office:value="70.48" table:style-name="ce16">
            <text:p>70.48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6"/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78.27" table:style-name="ce16">
            <text:p>78.27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6"/>
          <table:table-cell office:value-type="float" office:value="87.45" table:style-name="ce16">
            <text:p>87.45</text:p>
          </table:table-cell>
          <table:table-cell office:value-type="float" office:value="85.66" table:style-name="ce16">
            <text:p>85.66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6"/>
          <table:table-cell office:value-type="float" office:value="81.650000000000006" table:style-name="ce16">
            <text:p>81.65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6"/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09" table:style-name="ce16">
            <text:p>88.09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6"/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6"/>
          <table:table-cell office:value-type="float" office:value="82.48" table:style-name="ce16">
            <text:p>82.48</text:p>
          </table:table-cell>
          <table:table-cell office:value-type="float" office:value="83.32" table:style-name="ce16">
            <text:p>83.3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4.41" table:style-name="ce16">
            <text:p>84.41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6"/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6"/>
          <table:table-cell office:value-type="float" office:value="88.19" table:style-name="ce16">
            <text:p>88.19</text:p>
          </table:table-cell>
          <table:table-cell office:value-type="float" office:value="84.12" table:style-name="ce16">
            <text:p>84.12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6"/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6"/>
          <table:table-cell office:value-type="float" office:value="82.61" table:style-name="ce16">
            <text:p>82.61</text:p>
          </table:table-cell>
          <table:table-cell office:value-type="float" office:value="78.75" table:style-name="ce16">
            <text:p>78.75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6"/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36" table:style-name="ce16">
            <text:p>81.36</text:p>
          </table:table-cell>
          <table:table-cell office:value-type="float" office:value="79.06" table:style-name="ce16">
            <text:p>79.06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6"/>
          <table:table-cell office:value-type="float" office:value="86.58" table:style-name="ce16">
            <text:p>86.58</text:p>
          </table:table-cell>
          <table:table-cell office:value-type="float" office:value="84.62" table:style-name="ce16">
            <text:p>84.62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6"/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6"/>
          <table:table-cell office:value-type="float" office:value="80.849999999999994" table:style-name="ce16">
            <text:p>80.85</text:p>
          </table:table-cell>
          <table:table-cell office:value-type="float" office:value="76.64" table:style-name="ce16">
            <text:p>76.64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6"/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6"/>
          <table:table-cell office:value-type="float" office:value="87.78" table:style-name="ce16">
            <text:p>87.78</text:p>
          </table:table-cell>
          <table:table-cell office:value-type="float" office:value="86.28" table:style-name="ce16">
            <text:p>86.28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6"/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3.28" table:style-name="ce16">
            <text:p>73.28</text:p>
          </table:table-cell>
          <table:table-cell office:value-type="float" office:value="69.34" table:style-name="ce16">
            <text:p>69.34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6"/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6"/>
          <table:table-cell office:value-type="float" office:value="50.25" table:style-name="ce16">
            <text:p>50.25</text:p>
          </table:table-cell>
          <table:table-cell office:value-type="float" office:value="49.89" table:style-name="ce16">
            <text:p>49.89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6"/>
          <table:table-cell office:value-type="float" office:value="78.41" table:style-name="ce16">
            <text:p>78.41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6"/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6"/>
          <table:table-cell office:value-type="float" office:value="85.31" table:style-name="ce16">
            <text:p>85.31</text:p>
          </table:table-cell>
          <table:table-cell office:value-type="float" office:value="81.66" table:style-name="ce16">
            <text:p>81.66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6"/>
          <table:table-cell office:value-type="float" office:value="77.92" table:style-name="ce16">
            <text:p>77.9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6"/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6"/>
          <table:table-cell office:value-type="float" office:value="85.48" table:style-name="ce16">
            <text:p>85.48</text:p>
          </table:table-cell>
          <table:table-cell office:value-type="float" office:value="81.94" table:style-name="ce16">
            <text:p>81.94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6"/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6"/>
          <table:table-cell office:value-type="float" office:value="61.87" table:style-name="ce16">
            <text:p>61.87</text:p>
          </table:table-cell>
          <table:table-cell office:value-type="float" office:value="53.9" table:style-name="ce16">
            <text:p>53.90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6"/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6"/>
          <table:table-cell office:value-type="float" office:value="86.52" table:style-name="ce16">
            <text:p>86.52</text:p>
          </table:table-cell>
          <table:table-cell office:value-type="float" office:value="83.3" table:style-name="ce16">
            <text:p>83.30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6"/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6"/>
          <table:table-cell office:value-type="float" office:value="84.1" table:style-name="ce16">
            <text:p>84.10</text:p>
          </table:table-cell>
          <table:table-cell office:value-type="float" office:value="79.53" table:style-name="ce16">
            <text:p>79.53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6"/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80.48" table:style-name="ce16">
            <text:p>80.48</text:p>
          </table:table-cell>
          <table:table-cell office:value-type="float" office:value="75.67" table:style-name="ce16">
            <text:p>75.67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6"/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6"/>
          <table:table-cell office:value-type="float" office:value="82" table:style-name="ce16">
            <text:p>82.0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6"/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6"/>
          <table:table-cell office:value-type="float" office:value="17.87" table:style-name="ce16">
            <text:p>17.87</text:p>
          </table:table-cell>
          <table:table-cell office:value-type="float" office:value="15.64" table:style-name="ce16">
            <text:p>15.64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6"/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6"/>
          <table:table-cell office:value-type="float" office:value="51.49" table:style-name="ce16">
            <text:p>51.49</text:p>
          </table:table-cell>
          <table:table-cell office:value-type="float" office:value="48.32" table:style-name="ce16">
            <text:p>48.32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6"/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6"/>
          <table:table-cell office:value-type="float" office:value="71.77" table:style-name="ce16">
            <text:p>71.77</text:p>
          </table:table-cell>
          <table:table-cell office:value-type="float" office:value="73.61" table:style-name="ce16">
            <text:p>73.61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6"/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6"/>
          <table:table-cell office:value-type="float" office:value="62.83" table:style-name="ce16">
            <text:p>62.83</text:p>
          </table:table-cell>
          <table:table-cell office:value-type="float" office:value="61.29" table:style-name="ce16">
            <text:p>61.29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6"/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6"/>
          <table:table-cell office:value-type="float" office:value="72.28" table:style-name="ce16">
            <text:p>72.28</text:p>
          </table:table-cell>
          <table:table-cell office:value-type="float" office:value="72.069999999999993" table:style-name="ce16">
            <text:p>72.07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6"/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6"/>
          <table:table-cell office:value-type="float" office:value="52.34" table:style-name="ce16">
            <text:p>52.34</text:p>
          </table:table-cell>
          <table:table-cell office:value-type="float" office:value="51.41" table:style-name="ce16">
            <text:p>51.41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6"/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6"/>
          <table:table-cell office:value-type="float" office:value="64.03" table:style-name="ce16">
            <text:p>64.03</text:p>
          </table:table-cell>
          <table:table-cell office:value-type="float" office:value="62.98" table:style-name="ce16">
            <text:p>62.98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6"/>
          <table:table-cell office:value-type="float" office:value="73.2" table:style-name="ce16">
            <text:p>73.20</text:p>
          </table:table-cell>
          <table:table-cell office:value-type="float" office:value="69.86" table:style-name="ce16">
            <text:p>69.86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6"/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6"/>
          <table:table-cell office:value-type="float" office:value="87.89" table:style-name="ce16">
            <text:p>87.89</text:p>
          </table:table-cell>
          <table:table-cell office:value-type="float" office:value="86.64" table:style-name="ce16">
            <text:p>86.64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6"/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6"/>
          <table:table-cell office:value-type="float" office:value="76.900000000000006" table:style-name="ce16">
            <text:p>76.90</text:p>
          </table:table-cell>
          <table:table-cell office:value-type="float" office:value="73.75" table:style-name="ce16">
            <text:p>73.7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5.16" table:style-name="ce16">
            <text:p>75.16</text:p>
          </table:table-cell>
          <table:table-cell office:value-type="float" office:value="72.319999999999993" table:style-name="ce16">
            <text:p>72.32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6"/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6"/>
          <table:table-cell office:value-type="float" office:value="55.25" table:style-name="ce16">
            <text:p>55.25</text:p>
          </table:table-cell>
          <table:table-cell office:value-type="float" office:value="52.07" table:style-name="ce16">
            <text:p>52.07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6"/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6"/>
          <table:table-cell office:value-type="float" office:value="55.47" table:style-name="ce16">
            <text:p>55.47</text:p>
          </table:table-cell>
          <table:table-cell office:value-type="float" office:value="52.15" table:style-name="ce16">
            <text:p>52.15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6"/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6"/>
          <table:table-cell office:value-type="float" office:value="54.76" table:style-name="ce16">
            <text:p>54.76</text:p>
          </table:table-cell>
          <table:table-cell office:value-type="float" office:value="51.44" table:style-name="ce16">
            <text:p>51.44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6"/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6"/>
          <table:table-cell office:value-type="float" office:value="73.19" table:style-name="ce16">
            <text:p>73.19</text:p>
          </table:table-cell>
          <table:table-cell office:value-type="float" office:value="67.95" table:style-name="ce16">
            <text:p>67.95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66" table:formula="of:=SUMPRODUCT(--([.B4:.B117]&gt;[.C4:.C117]))" table:number-matrix-columns-spanned="1" table:number-matrix-rows-spanned="1" table:style-name="ce17">
            <text:p>66</text:p>
          </table:table-cell>
          <table:table-cell office:value-type="float" office:value="48" table:formula="of:=SUMPRODUCT(--([.C4:.C117]&gt;[.B4:.B117]))" table:number-matrix-columns-spanned="1" table:number-matrix-rows-spanned="1" table:style-name="ce17">
            <text:p>48</text:p>
          </table:table-cell>
          <table:table-cell office:value-type="float" office:value="66" table:formula="of:=SUMPRODUCT(--([.D4:.D117]&gt;[.E4:.E117]))" table:number-matrix-columns-spanned="1" table:number-matrix-rows-spanned="1" table:style-name="ce17">
            <text:p>66</text:p>
          </table:table-cell>
          <table:table-cell office:value-type="float" office:value="48" table:formula="of:=SUMPRODUCT(--([.E4:.E117]&gt;[.D4:.D117]))" table:number-matrix-columns-spanned="1" table:number-matrix-rows-spanned="1" table:style-name="ce17">
            <text:p>48</text:p>
          </table:table-cell>
          <table:table-cell office:value-type="float" office:value="66" table:formula="of:=SUMPRODUCT(--([.F4:.F117]&gt;[.G4:.G117]))" table:number-matrix-columns-spanned="1" table:number-matrix-rows-spanned="1" table:style-name="ce17">
            <text:p>66</text:p>
          </table:table-cell>
          <table:table-cell office:value-type="float" office:value="48" table:formula="of:=SUMPRODUCT(--([.G4:.G117]&gt;[.F4:.F117]))" table:number-matrix-columns-spanned="1" table:number-matrix-rows-spanned="1" table:style-name="ce17">
            <text:p>48</text:p>
          </table:table-cell>
          <table:table-cell office:value-type="float" office:value="66" table:formula="of:=SUMPRODUCT(--([.H4:.H117]&gt;[.I4:.I117]))" table:number-matrix-columns-spanned="1" table:number-matrix-rows-spanned="1" table:style-name="ce17">
            <text:p>66</text:p>
          </table:table-cell>
          <table:table-cell office:value-type="float" office:value="48" table:formula="of:=SUMPRODUCT(--([.I4:.I117]&gt;[.H4:.H117]))" table:number-matrix-columns-spanned="1" table:number-matrix-rows-spanned="1" table:style-name="ce17">
            <text:p>48</text:p>
          </table:table-cell>
          <table:table-cell table:style-name="ce16"/>
          <table:table-cell office:value-type="float" office:value="82" table:formula="of:=SUMPRODUCT(--([.K4:.K117]&gt;[.L4:.L117]))" table:number-matrix-columns-spanned="1" table:number-matrix-rows-spanned="1" table:style-name="ce17">
            <text:p>82</text:p>
          </table:table-cell>
          <table:table-cell office:value-type="float" office:value="32" table:formula="of:=SUMPRODUCT(--([.L4:.L117]&gt;[.K4:.K117]))" table:number-matrix-columns-spanned="1" table:number-matrix-rows-spanned="1" table:style-name="ce17">
            <text:p>32</text:p>
          </table:table-cell>
          <table:table-cell office:value-type="float" office:value="82" table:formula="of:=SUMPRODUCT(--([.M4:.M117]&gt;[.N4:.N117]))" table:number-matrix-columns-spanned="1" table:number-matrix-rows-spanned="1" table:style-name="ce17">
            <text:p>82</text:p>
          </table:table-cell>
          <table:table-cell office:value-type="float" office:value="32" table:formula="of:=SUMPRODUCT(--([.N4:.N117]&gt;[.M4:.M117]))" table:number-matrix-columns-spanned="1" table:number-matrix-rows-spanned="1" table:style-name="ce17">
            <text:p>32</text:p>
          </table:table-cell>
          <table:table-cell office:value-type="float" office:value="82" table:formula="of:=SUMPRODUCT(--([.O4:.O117]&gt;[.P4:.P117]))" table:number-matrix-columns-spanned="1" table:number-matrix-rows-spanned="1" table:style-name="ce17">
            <text:p>82</text:p>
          </table:table-cell>
          <table:table-cell office:value-type="float" office:value="32" table:formula="of:=SUMPRODUCT(--([.P4:.P117]&gt;[.O4:.O117]))" table:number-matrix-columns-spanned="1" table:number-matrix-rows-spanned="1" table:style-name="ce17">
            <text:p>32</text:p>
          </table:table-cell>
          <table:table-cell office:value-type="float" office:value="82" table:formula="of:=SUMPRODUCT(--([.Q4:.Q117]&gt;[.R4:.R117]))" table:number-matrix-columns-spanned="1" table:number-matrix-rows-spanned="1" table:style-name="ce17">
            <text:p>82</text:p>
          </table:table-cell>
          <table:table-cell office:value-type="float" office:value="32" table:formula="of:=SUMPRODUCT(--([.R4:.R117]&gt;[.Q4:.Q117]))" table:number-matrix-columns-spanned="1" table:number-matrix-rows-spanned="1" table:style-name="ce17">
            <text:p>32</text:p>
          </table:table-cell>
          <table:table-cell table:style-name="ce16"/>
          <table:table-cell office:value-type="float" office:value="105" table:formula="of:=SUMPRODUCT(--([.T4:.T117]&gt;[.U4:.U117]))" table:number-matrix-columns-spanned="1" table:number-matrix-rows-spanned="1" table:style-name="ce17">
            <text:p>105</text:p>
          </table:table-cell>
          <table:table-cell office:value-type="float" office:value="8" table:formula="of:=SUMPRODUCT(--([.U4:.U117]&gt;[.T4:.T117]))" table:number-matrix-columns-spanned="1" table:number-matrix-rows-spanned="1" table:style-name="ce17">
            <text:p>8</text:p>
          </table:table-cell>
          <table:table-cell office:value-type="float" office:value="106" table:formula="of:=SUMPRODUCT(--([.V4:.V117]&gt;[.W4:.W117]))" table:number-matrix-columns-spanned="1" table:number-matrix-rows-spanned="1" table:style-name="ce17">
            <text:p>106</text:p>
          </table:table-cell>
          <table:table-cell office:value-type="float" office:value="8" table:formula="of:=SUMPRODUCT(--([.W4:.W117]&gt;[.V4:.V117]))" table:number-matrix-columns-spanned="1" table:number-matrix-rows-spanned="1" table:style-name="ce17">
            <text:p>8</text:p>
          </table:table-cell>
          <table:table-cell office:value-type="float" office:value="106" table:formula="of:=SUMPRODUCT(--([.X4:.X117]&gt;[.Y4:.Y117]))" table:number-matrix-columns-spanned="1" table:number-matrix-rows-spanned="1" table:style-name="ce17">
            <text:p>106</text:p>
          </table:table-cell>
          <table:table-cell office:value-type="float" office:value="8" table:formula="of:=SUMPRODUCT(--([.Y4:.Y117]&gt;[.X4:.X117]))" table:number-matrix-columns-spanned="1" table:number-matrix-rows-spanned="1" table:style-name="ce17">
            <text:p>8</text:p>
          </table:table-cell>
          <table:table-cell office:value-type="float" office:value="106" table:formula="of:=SUMPRODUCT(--([.Z4:.Z117]&gt;[.AA4:.AA117]))" table:number-matrix-columns-spanned="1" table:number-matrix-rows-spanned="1" table:style-name="ce17">
            <text:p>106</text:p>
          </table:table-cell>
          <table:table-cell office:value-type="float" office:value="8" table:formula="of:=SUMPRODUCT(--([.AA4:.AA117]&gt;[.Z4:.Z117]))" table:number-matrix-columns-spanned="1" table:number-matrix-rows-spanned="1" table:style-name="ce17">
            <text:p>8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78.774999999999991" table:formula="of:=AVERAGE([.B4:.B117])" table:style-name="ce16">
            <text:p>78.78</text:p>
          </table:table-cell>
          <table:table-cell office:value-type="float" office:value="77.983157894736848" table:formula="of:=AVERAGE([.C4:.C117])" table:style-name="ce16">
            <text:p>77.98</text:p>
          </table:table-cell>
          <table:table-cell office:value-type="float" office:value="78.774999999999991" table:formula="of:=AVERAGE([.D4:.D117])" table:style-name="ce16">
            <text:p>78.78</text:p>
          </table:table-cell>
          <table:table-cell office:value-type="float" office:value="77.983157894736848" table:formula="of:=AVERAGE([.E4:.E117])" table:style-name="ce16">
            <text:p>77.98</text:p>
          </table:table-cell>
          <table:table-cell office:value-type="float" office:value="78.774999999999991" table:formula="of:=AVERAGE([.F4:.F117])" table:style-name="ce16">
            <text:p>78.78</text:p>
          </table:table-cell>
          <table:table-cell office:value-type="float" office:value="77.983157894736848" table:formula="of:=AVERAGE([.G4:.G117])" table:style-name="ce16">
            <text:p>77.98</text:p>
          </table:table-cell>
          <table:table-cell office:value-type="float" office:value="78.774999999999991" table:formula="of:=AVERAGE([.H4:.H117])" table:style-name="ce16">
            <text:p>78.78</text:p>
          </table:table-cell>
          <table:table-cell office:value-type="float" office:value="77.983157894736848" table:formula="of:=AVERAGE([.I4:.I117])" table:style-name="ce16">
            <text:p>77.98</text:p>
          </table:table-cell>
          <table:table-cell table:style-name="ce16"/>
          <table:table-cell office:value-type="float" office:value="73.142894736842109" table:formula="of:=AVERAGE([.K4:.K117])" table:style-name="ce16">
            <text:p>73.14</text:p>
          </table:table-cell>
          <table:table-cell office:value-type="float" office:value="72.012017543859642" table:formula="of:=AVERAGE([.L4:.L117])" table:style-name="ce16">
            <text:p>72.01</text:p>
          </table:table-cell>
          <table:table-cell office:value-type="float" office:value="73.142894736842109" table:formula="of:=AVERAGE([.M4:.M117])" table:style-name="ce16">
            <text:p>73.14</text:p>
          </table:table-cell>
          <table:table-cell office:value-type="float" office:value="72.012017543859642" table:formula="of:=AVERAGE([.N4:.N117])" table:style-name="ce16">
            <text:p>72.01</text:p>
          </table:table-cell>
          <table:table-cell office:value-type="float" office:value="73.142894736842109" table:formula="of:=AVERAGE([.O4:.O117])" table:style-name="ce16">
            <text:p>73.14</text:p>
          </table:table-cell>
          <table:table-cell office:value-type="float" office:value="72.012017543859642" table:formula="of:=AVERAGE([.P4:.P117])" table:style-name="ce16">
            <text:p>72.01</text:p>
          </table:table-cell>
          <table:table-cell office:value-type="float" office:value="73.142894736842109" table:formula="of:=AVERAGE([.Q4:.Q117])" table:style-name="ce16">
            <text:p>73.14</text:p>
          </table:table-cell>
          <table:table-cell office:value-type="float" office:value="72.012017543859642" table:formula="of:=AVERAGE([.R4:.R117])" table:style-name="ce16">
            <text:p>72.01</text:p>
          </table:table-cell>
          <table:table-cell table:style-name="ce16"/>
          <table:table-cell office:value-type="float" office:value="71.683245614035059" table:formula="of:=AVERAGE([.T4:.T117])" table:style-name="ce16">
            <text:p>71.68</text:p>
          </table:table-cell>
          <table:table-cell office:value-type="float" office:value="67.988333333333344" table:formula="of:=AVERAGE([.U4:.U117])" table:style-name="ce16">
            <text:p>67.99</text:p>
          </table:table-cell>
          <table:table-cell office:value-type="float" office:value="71.548771929824568" table:formula="of:=AVERAGE([.V4:.V117])" table:style-name="ce16">
            <text:p>71.55</text:p>
          </table:table-cell>
          <table:table-cell office:value-type="float" office:value="67.769035087719288" table:formula="of:=AVERAGE([.W4:.W117])" table:style-name="ce16">
            <text:p>67.77</text:p>
          </table:table-cell>
          <table:table-cell office:value-type="float" office:value="71.583245614035093" table:formula="of:=AVERAGE([.X4:.X117])" table:style-name="ce16">
            <text:p>71.58</text:p>
          </table:table-cell>
          <table:table-cell office:value-type="float" office:value="67.875614035087722" table:formula="of:=AVERAGE([.Y4:.Y117])" table:style-name="ce16">
            <text:p>67.88</text:p>
          </table:table-cell>
          <table:table-cell office:value-type="float" office:value="71.548771929824568" table:formula="of:=AVERAGE([.Z4:.Z117])" table:style-name="ce16">
            <text:p>71.55</text:p>
          </table:table-cell>
          <table:table-cell office:value-type="float" office:value="67.769035087719288" table:formula="of:=AVERAGE([.AA4:.AA117])" table:style-name="ce16">
            <text:p>67.77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5">
          <table:table-cell office:value-type="string" table:number-columns-spanned="4" table:number-rows-spanned="1" table:style-name="ce20">
            <text:p>(x1/y1) - (x2/y2), x = Sum of Scores, y = Number of Languages</text:p>
          </table:table-cell>
          <table:covered-table-cell table:number-columns-repeated="3"/>
          <table:table-cell table:number-columns-repeated="23" table:style-name="ce16"/>
          <table:table-cell table:number-columns-repeated="16357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9184210526314303" table:formula="of:=AVERAGE([.B4:.B117])-AVERAGE([.C4:.C117])" table:style-name="ce19">
            <text:p>0.79</text:p>
          </table:table-cell>
          <table:table-cell office:value-type="float" office:value="-0.79184210526314303" table:formula="of:=AVERAGE([.C4:.C117])-AVERAGE([.B4:.B117])" table:style-name="ce19">
            <text:p>-0.79</text:p>
          </table:table-cell>
          <table:table-cell office:value-type="float" office:value="0.79184210526314303" table:formula="of:=AVERAGE([.D4:.D117])-AVERAGE([.E4:.E117])" table:style-name="ce19">
            <text:p>0.79</text:p>
          </table:table-cell>
          <table:table-cell office:value-type="float" office:value="-0.79184210526314303" table:formula="of:=AVERAGE([.E4:.E117])-AVERAGE([.D4:.D117])" table:style-name="ce19">
            <text:p>-0.79</text:p>
          </table:table-cell>
          <table:table-cell office:value-type="float" office:value="0.79184210526314303" table:formula="of:=AVERAGE([.F4:.F117])-AVERAGE([.G4:.G117])" table:style-name="ce19">
            <text:p>0.79</text:p>
          </table:table-cell>
          <table:table-cell office:value-type="float" office:value="-0.79184210526314303" table:formula="of:=AVERAGE([.G4:.G117])-AVERAGE([.F4:.F117])" table:style-name="ce19">
            <text:p>-0.79</text:p>
          </table:table-cell>
          <table:table-cell office:value-type="float" office:value="0.79184210526314303" table:formula="of:=AVERAGE([.H4:.H117])-AVERAGE([.I4:.I117])" table:style-name="ce19">
            <text:p>0.79</text:p>
          </table:table-cell>
          <table:table-cell office:value-type="float" office:value="-0.79184210526314303" table:formula="of:=AVERAGE([.I4:.I117])-AVERAGE([.H4:.H117])" table:style-name="ce19">
            <text:p>-0.79</text:p>
          </table:table-cell>
          <table:table-cell table:style-name="ce21"/>
          <table:table-cell office:value-type="float" office:value="1.1308771929824672" table:formula="of:=AVERAGE([.K4:.K117])-AVERAGE([.L4:.L117])" table:style-name="ce19">
            <text:p>1.13</text:p>
          </table:table-cell>
          <table:table-cell office:value-type="float" office:value="-1.1308771929824672" table:formula="of:=AVERAGE([.L4:.L117])-AVERAGE([.K4:.K117])" table:style-name="ce19">
            <text:p>-1.13</text:p>
          </table:table-cell>
          <table:table-cell office:value-type="float" office:value="1.1308771929824672" table:formula="of:=AVERAGE([.M4:.M117])-AVERAGE([.N4:.N117])" table:style-name="ce19">
            <text:p>1.13</text:p>
          </table:table-cell>
          <table:table-cell office:value-type="float" office:value="-1.1308771929824672" table:formula="of:=AVERAGE([.N4:.N117])-AVERAGE([.M4:.M117])" table:style-name="ce19">
            <text:p>-1.13</text:p>
          </table:table-cell>
          <table:table-cell office:value-type="float" office:value="1.1308771929824672" table:formula="of:=AVERAGE([.O4:.O117])-AVERAGE([.P4:.P117])" table:style-name="ce19">
            <text:p>1.13</text:p>
          </table:table-cell>
          <table:table-cell office:value-type="float" office:value="-1.1308771929824672" table:formula="of:=AVERAGE([.P4:.P117])-AVERAGE([.O4:.O117])" table:style-name="ce19">
            <text:p>-1.13</text:p>
          </table:table-cell>
          <table:table-cell office:value-type="float" office:value="1.1308771929824672" table:formula="of:=AVERAGE([.Q4:.Q117])-AVERAGE([.R4:.R117])" table:style-name="ce19">
            <text:p>1.13</text:p>
          </table:table-cell>
          <table:table-cell office:value-type="float" office:value="-1.1308771929824672" table:formula="of:=AVERAGE([.R4:.R117])-AVERAGE([.Q4:.Q117])" table:style-name="ce19">
            <text:p>-1.13</text:p>
          </table:table-cell>
          <table:table-cell table:style-name="ce21"/>
          <table:table-cell office:value-type="float" office:value="3.6949122807017147" table:formula="of:=AVERAGE([.T4:.T117])-AVERAGE([.U4:.U117])" table:style-name="ce19">
            <text:p>3.69</text:p>
          </table:table-cell>
          <table:table-cell office:value-type="float" office:value="-3.6949122807017147" table:formula="of:=AVERAGE([.U4:.U117])-AVERAGE([.T4:.T117])" table:style-name="ce19">
            <text:p>-3.69</text:p>
          </table:table-cell>
          <table:table-cell office:value-type="float" office:value="3.7797368421052795" table:formula="of:=AVERAGE([.V4:.V117])-AVERAGE([.W4:.W117])" table:style-name="ce19">
            <text:p>3.78</text:p>
          </table:table-cell>
          <table:table-cell office:value-type="float" office:value="-3.7797368421052795" table:formula="of:=AVERAGE([.W4:.W117])-AVERAGE([.V4:.V117])" table:style-name="ce19">
            <text:p>-3.78</text:p>
          </table:table-cell>
          <table:table-cell office:value-type="float" office:value="3.7076315789473711" table:formula="of:=AVERAGE([.X4:.X117])-AVERAGE([.Y4:.Y117])" table:style-name="ce19">
            <text:p>3.71</text:p>
          </table:table-cell>
          <table:table-cell office:value-type="float" office:value="-3.7076315789473711" table:formula="of:=AVERAGE([.Y4:.Y117])-AVERAGE([.X4:.X117])" table:style-name="ce19">
            <text:p>-3.71</text:p>
          </table:table-cell>
          <table:table-cell office:value-type="float" office:value="3.7797368421052795" table:formula="of:=AVERAGE([.Z4:.Z117])-AVERAGE([.AA4:.AA117])" table:style-name="ce19">
            <text:p>3.78</text:p>
          </table:table-cell>
          <table:table-cell office:value-type="float" office:value="-3.7797368421052795" table:formula="of:=AVERAGE([.AA4:.AA117])-AVERAGE([.Z4:.Z117])" table:style-name="ce19">
            <text:p>-3.78</text:p>
          </table:table-cell>
          <table:table-cell table:number-columns-repeated="16357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1048450" table:style-name="ro4">
          <table:table-cell table:number-columns-repeated="16384"/>
        </table:table-row>
      </table:table>
      <table:table table:name="Graph_vs_Transition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"/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"/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"/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abic-NYUAD</text:p>
          </table:table-cell>
          <table:table-cell office:value-type="float" office:value="13.83" table:style-name="ce16">
            <text:p>13.83</text:p>
          </table:table-cell>
          <table:table-cell office:value-type="float" office:value="16.190000000000001" table:style-name="ce16">
            <text:p>16.19</text:p>
          </table:table-cell>
          <table:table-cell office:value-type="float" office:value="51.98" table:style-name="ce16">
            <text:p>51.98</text:p>
          </table:table-cell>
          <table:table-cell office:value-type="float" office:value="29.89" table:style-name="ce16">
            <text:p>29.89</text:p>
          </table:table-cell>
          <table:table-cell table:style-name="ce1"/>
          <table:table-cell office:value-type="float" office:value="6.9" table:style-name="ce16">
            <text:p>6.90</text:p>
          </table:table-cell>
          <table:table-cell office:value-type="float" office:value="4.21" table:style-name="ce16">
            <text:p>4.21</text:p>
          </table:table-cell>
          <table:table-cell office:value-type="float" office:value="11.58" table:style-name="ce16">
            <text:p>11.58</text:p>
          </table:table-cell>
          <table:table-cell office:value-type="float" office:value="3.52" table:style-name="ce16">
            <text:p>3.52</text:p>
          </table:table-cell>
          <table:table-cell table:style-name="ce1"/>
          <table:table-cell office:value-type="float" office:value="5.29" table:style-name="ce16">
            <text:p>5.29</text:p>
          </table:table-cell>
          <table:table-cell office:value-type="float" office:value="2.6" table:style-name="ce16">
            <text:p>2.60</text:p>
          </table:table-cell>
          <table:table-cell office:value-type="float" office:value="12.08" table:style-name="ce16">
            <text:p>12.08</text:p>
          </table:table-cell>
          <table:table-cell office:value-type="float" office:value="3.05" table:style-name="ce16">
            <text:p>3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"/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"/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"/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"/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"/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"/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"/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"/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"/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table:style-name="ce1"/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table:style-name="ce1"/>
          <table:table-cell office:value-type="float" office:value="2.95" table:style-name="ce16">
            <text:p>2.95</text:p>
          </table:table-cell>
          <table:table-cell office:value-type="float" office:value="2.98" table:style-name="ce16">
            <text:p>2.98</text:p>
          </table:table-cell>
          <table:table-cell office:value-type="float" office:value="7.45" table:style-name="ce16">
            <text:p>7.45</text:p>
          </table:table-cell>
          <table:table-cell office:value-type="float" office:value="2.57" table:style-name="ce16">
            <text:p>2.5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"/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"/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table:style-name="ce1"/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table:style-name="ce1"/>
          <table:table-cell office:value-type="float" office:value="4.0999999999999996" table:style-name="ce16">
            <text:p>4.10</text:p>
          </table:table-cell>
          <table:table-cell office:value-type="float" office:value="2.0299999999999998" table:style-name="ce16">
            <text:p>2.03</text:p>
          </table:table-cell>
          <table:table-cell office:value-type="float" office:value="2.15" table:style-name="ce16">
            <text:p>2.15</text:p>
          </table:table-cell>
          <table:table-cell office:value-type="float" office:value="0.73" table:style-name="ce16">
            <text:p>0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"/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"/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"/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apanese-BCCWJ</text:p>
          </table:table-cell>
          <table:table-cell office:value-type="float" office:value="24.49" table:style-name="ce16">
            <text:p>24.49</text:p>
          </table:table-cell>
          <table:table-cell office:value-type="float" office:value="13.99" table:style-name="ce16">
            <text:p>13.99</text:p>
          </table:table-cell>
          <table:table-cell office:value-type="float" office:value="17.41" table:style-name="ce16">
            <text:p>17.41</text:p>
          </table:table-cell>
          <table:table-cell office:value-type="float" office:value="32.130000000000003" table:style-name="ce16">
            <text:p>32.13</text:p>
          </table:table-cell>
          <table:table-cell table:style-name="ce1"/>
          <table:table-cell office:value-type="float" office:value="12.38" table:style-name="ce16">
            <text:p>12.38</text:p>
          </table:table-cell>
          <table:table-cell office:value-type="float" office:value="7.24" table:style-name="ce16">
            <text:p>7.24</text:p>
          </table:table-cell>
          <table:table-cell office:value-type="float" office:value="10.78" table:style-name="ce16">
            <text:p>10.78</text:p>
          </table:table-cell>
          <table:table-cell office:value-type="float" office:value="2.93" table:style-name="ce16">
            <text:p>2.93</text:p>
          </table:table-cell>
          <table:table-cell table:style-name="ce1"/>
          <table:table-cell office:value-type="float" office:value="10.69" table:style-name="ce16">
            <text:p>10.69</text:p>
          </table:table-cell>
          <table:table-cell office:value-type="float" office:value="3.67" table:style-name="ce16">
            <text:p>3.67</text:p>
          </table:table-cell>
          <table:table-cell office:value-type="float" office:value="7.25" table:style-name="ce16">
            <text:p>7.25</text:p>
          </table:table-cell>
          <table:table-cell office:value-type="float" office:value="0.71" table:style-name="ce16">
            <text:p>0.7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"/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"/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"/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"/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"/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"/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"/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"/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"/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"/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"/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"/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"/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"/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"/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"/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"/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"/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"/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"/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"/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"/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"/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"/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"/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81" table:formula="of:=SUMPRODUCT(--([.B5:.B118]&gt;[.C5:.C118]))" table:number-matrix-columns-spanned="1" table:number-matrix-rows-spanned="1" table:style-name="ce17">
            <text:p>81</text:p>
          </table:table-cell>
          <table:table-cell office:value-type="float" office:value="33" table:formula="of:=SUMPRODUCT(--([.C5:.C118]&gt;[.B5:.B118]))" table:number-matrix-columns-spanned="1" table:number-matrix-rows-spanned="1" table:style-name="ce17">
            <text:p>33</text:p>
          </table:table-cell>
          <table:table-cell office:value-type="float" office:value="66" table:formula="of:=SUMPRODUCT(--([.D5:.D118]&gt;[.E5:.E118]))" table:number-matrix-columns-spanned="1" table:number-matrix-rows-spanned="1" table:style-name="ce17">
            <text:p>66</text:p>
          </table:table-cell>
          <table:table-cell office:value-type="float" office:value="48" table:formula="of:=SUMPRODUCT(--([.E5:.E118]&gt;[.D5:.D118]))" table:number-matrix-columns-spanned="1" table:number-matrix-rows-spanned="1" table:style-name="ce17">
            <text:p>48</text:p>
          </table:table-cell>
          <table:table-cell table:style-name="ce1"/>
          <table:table-cell office:value-type="float" office:value="100" table:formula="of:=SUMPRODUCT(--([.G5:.G118]&gt;[.H5:.H118]))" table:number-matrix-columns-spanned="1" table:number-matrix-rows-spanned="1" table:style-name="ce17">
            <text:p>100</text:p>
          </table:table-cell>
          <table:table-cell office:value-type="float" office:value="14" table:formula="of:=SUMPRODUCT(--([.H5:.H118]&gt;[.G5:.G118]))" table:number-matrix-columns-spanned="1" table:number-matrix-rows-spanned="1" table:style-name="ce17">
            <text:p>14</text:p>
          </table:table-cell>
          <table:table-cell office:value-type="float" office:value="82" table:formula="of:=SUMPRODUCT(--([.I5:.I118]&gt;[.J5:.J118]))" table:number-matrix-columns-spanned="1" table:number-matrix-rows-spanned="1" table:style-name="ce17">
            <text:p>82</text:p>
          </table:table-cell>
          <table:table-cell office:value-type="float" office:value="32" table:formula="of:=SUMPRODUCT(--([.J5:.J118]&gt;[.I5:.I118]))" table:number-matrix-columns-spanned="1" table:number-matrix-rows-spanned="1" table:style-name="ce17">
            <text:p>32</text:p>
          </table:table-cell>
          <table:table-cell table:style-name="ce1"/>
          <table:table-cell office:value-type="float" office:value="112" table:formula="of:=SUMPRODUCT(--([.L5:.L118]&gt;[.M5:.M118]))" table:number-matrix-columns-spanned="1" table:number-matrix-rows-spanned="1" table:style-name="ce17">
            <text:p>112</text:p>
          </table:table-cell>
          <table:table-cell office:value-type="float" office:value="2" table:formula="of:=SUMPRODUCT(--([.M5:.M118]&gt;[.L5:.L118]))" table:number-matrix-columns-spanned="1" table:number-matrix-rows-spanned="1" table:style-name="ce17">
            <text:p>2</text:p>
          </table:table-cell>
          <table:table-cell office:value-type="float" office:value="106" table:formula="of:=SUMPRODUCT(--([.N5:.N118]&gt;[.O5:.O118]))" table:number-matrix-columns-spanned="1" table:number-matrix-rows-spanned="1" table:style-name="ce17">
            <text:p>106</text:p>
          </table:table-cell>
          <table:table-cell office:value-type="float" office:value="8" table:formula="of:=SUMPRODUCT(--([.O5:.O118]&gt;[.N5:.N118]))" table:number-matrix-columns-spanned="1" table:number-matrix-rows-spanned="1" table:style-name="ce17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0.071052631578937" table:formula="of:=AVERAGE([.B5:.B118])" table:style-name="ce16">
            <text:p>80.07</text:p>
          </table:table-cell>
          <table:table-cell office:value-type="float" office:value="79.215701754386004" table:formula="of:=AVERAGE([.C5:.C118])" table:style-name="ce16">
            <text:p>79.22</text:p>
          </table:table-cell>
          <table:table-cell office:value-type="float" office:value="78.774999999999991" table:formula="of:=AVERAGE([.D5:.D118])" table:style-name="ce16">
            <text:p>78.78</text:p>
          </table:table-cell>
          <table:table-cell office:value-type="float" office:value="77.983157894736848" table:formula="of:=AVERAGE([.E5:.E118])" table:style-name="ce16">
            <text:p>77.98</text:p>
          </table:table-cell>
          <table:table-cell table:style-name="ce1"/>
          <table:table-cell office:value-type="float" office:value="75.211578947368409" table:formula="of:=AVERAGE([.G5:.G118])" table:style-name="ce16">
            <text:p>75.21</text:p>
          </table:table-cell>
          <table:table-cell office:value-type="float" office:value="73.735438596491178" table:formula="of:=AVERAGE([.H5:.H118])" table:style-name="ce16">
            <text:p>73.74</text:p>
          </table:table-cell>
          <table:table-cell office:value-type="float" office:value="73.142894736842109" table:formula="of:=AVERAGE([.I5:.I118])" table:style-name="ce16">
            <text:p>73.14</text:p>
          </table:table-cell>
          <table:table-cell office:value-type="float" office:value="72.012017543859642" table:formula="of:=AVERAGE([.J5:.J118])" table:style-name="ce16">
            <text:p>72.01</text:p>
          </table:table-cell>
          <table:table-cell table:style-name="ce1"/>
          <table:table-cell office:value-type="float" office:value="73.828070175438597" table:formula="of:=AVERAGE([.L5:.L118])" table:style-name="ce16">
            <text:p>73.83</text:p>
          </table:table-cell>
          <table:table-cell office:value-type="float" office:value="69.855175438596504" table:formula="of:=AVERAGE([.M5:.M118])" table:style-name="ce16">
            <text:p>69.86</text:p>
          </table:table-cell>
          <table:table-cell office:value-type="float" office:value="71.583245614035093" table:formula="of:=AVERAGE([.N5:.N118])" table:style-name="ce16">
            <text:p>71.58</text:p>
          </table:table-cell>
          <table:table-cell office:value-type="float" office:value="67.875614035087722" table:formula="of:=AVERAGE([.O5:.O118])" table:style-name="ce16">
            <text:p>67.8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85535087719293301" table:formula="of:=AVERAGE([.B5:.B118])-AVERAGE([.C5:.C118])" table:style-name="ce19">
            <text:p>0.86</text:p>
          </table:table-cell>
          <table:table-cell office:value-type="float" office:value="-0.85535087719293301" table:formula="of:=AVERAGE([.C5:.C118])-AVERAGE([.B5:.B118])" table:style-name="ce19">
            <text:p>-0.86</text:p>
          </table:table-cell>
          <table:table-cell office:value-type="float" office:value="0.79184210526314303" table:formula="of:=AVERAGE([.D5:.D118])-AVERAGE([.E5:.E118])" table:style-name="ce19">
            <text:p>0.79</text:p>
          </table:table-cell>
          <table:table-cell office:value-type="float" office:value="-0.79184210526314303" table:formula="of:=AVERAGE([.E5:.E118])-AVERAGE([.D5:.D118])" table:style-name="ce19">
            <text:p>-0.79</text:p>
          </table:table-cell>
          <table:table-cell table:style-name="ce1"/>
          <table:table-cell office:value-type="float" office:value="1.4761403508772304" table:formula="of:=AVERAGE([.G5:.G118])-AVERAGE([.H5:.H118])" table:style-name="ce19">
            <text:p>1.48</text:p>
          </table:table-cell>
          <table:table-cell office:value-type="float" office:value="-1.4761403508772304" table:formula="of:=AVERAGE([.H5:.H118])-AVERAGE([.G5:.G118])" table:style-name="ce19">
            <text:p>-1.48</text:p>
          </table:table-cell>
          <table:table-cell office:value-type="float" office:value="1.1308771929824672" table:formula="of:=AVERAGE([.I5:.I118])-AVERAGE([.J5:.J118])" table:style-name="ce19">
            <text:p>1.13</text:p>
          </table:table-cell>
          <table:table-cell office:value-type="float" office:value="-1.1308771929824672" table:formula="of:=AVERAGE([.J5:.J118])-AVERAGE([.I5:.I118])" table:style-name="ce19">
            <text:p>-1.13</text:p>
          </table:table-cell>
          <table:table-cell table:style-name="ce1"/>
          <table:table-cell office:value-type="float" office:value="3.9728947368420933" table:formula="of:=AVERAGE([.L5:.L118])-AVERAGE([.M5:.M118])" table:style-name="ce19">
            <text:p>3.97</text:p>
          </table:table-cell>
          <table:table-cell office:value-type="float" office:value="-3.9728947368420933" table:formula="of:=AVERAGE([.M5:.M118])-AVERAGE([.L5:.L118])" table:style-name="ce19">
            <text:p>-3.97</text:p>
          </table:table-cell>
          <table:table-cell office:value-type="float" office:value="3.7076315789473711" table:formula="of:=AVERAGE([.N5:.N118])-AVERAGE([.O5:.O118])" table:style-name="ce19">
            <text:p>3.71</text:p>
          </table:table-cell>
          <table:table-cell office:value-type="float" office:value="-3.7076315789473711" table:formula="of:=AVERAGE([.O5:.O118])-AVERAGE([.N5:.N118])" table:style-name="ce19">
            <text:p>-3.7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6.3508771929789987E-2" table:formula="of:=[.B124]-[.D124]" table:style-name="ce16">
            <text:p>0.06</text:p>
          </table:table-cell>
          <table:table-cell office:value-type="float" office:value="-6.3508771929789987E-2" table:formula="of:=[.C124]-[.E124]" table:style-name="ce16">
            <text:p>-0.06</text:p>
          </table:table-cell>
          <table:table-cell office:value-type="float" office:value="-6.3508771929789987E-2" table:formula="of:=[.D124]-[.B124]" table:style-name="ce16">
            <text:p>-0.06</text:p>
          </table:table-cell>
          <table:table-cell office:value-type="float" office:value="6.3508771929789987E-2" table:formula="of:=[.E124]-[.C124]" table:style-name="ce16">
            <text:p>0.06</text:p>
          </table:table-cell>
          <table:table-cell table:style-name="ce1"/>
          <table:table-cell office:value-type="float" office:value="0.34526315789476314" table:formula="of:=[.G124]-[.I124]" table:style-name="ce16">
            <text:p>0.35</text:p>
          </table:table-cell>
          <table:table-cell office:value-type="float" office:value="-0.34526315789476314" table:formula="of:=[.H124]-[.J124]" table:style-name="ce16">
            <text:p>-0.35</text:p>
          </table:table-cell>
          <table:table-cell office:value-type="float" office:value="-0.34526315789476314" table:formula="of:=[.I124]-[.G124]" table:style-name="ce16">
            <text:p>-0.35</text:p>
          </table:table-cell>
          <table:table-cell office:value-type="float" office:value="0.34526315789476314" table:formula="of:=[.J124]-[.H124]" table:style-name="ce16">
            <text:p>0.35</text:p>
          </table:table-cell>
          <table:table-cell table:style-name="ce1"/>
          <table:table-cell office:value-type="float" office:value="0.26526315789472221" table:formula="of:=[.L124]-[.N124]" table:style-name="ce16">
            <text:p>0.27</text:p>
          </table:table-cell>
          <table:table-cell office:value-type="float" office:value="-0.26526315789472221" table:formula="of:=[.M124]-[.O124]" table:style-name="ce16">
            <text:p>-0.27</text:p>
          </table:table-cell>
          <table:table-cell office:value-type="float" office:value="-0.26526315789472221" table:formula="of:=[.N124]-[.L124]" table:style-name="ce16">
            <text:p>-0.27</text:p>
          </table:table-cell>
          <table:table-cell office:value-type="float" office:value="0.26526315789472221" table:formula="of:=[.O124]-[.M124]" table:style-name="ce16">
            <text:p>0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2.2628813675561886E-5" table:formula="of:=TTEST([.B5:.B118];[.C5:.C118];2;1)" table:number-columns-spanned="2" table:number-rows-spanned="1" table:style-name="ce24">
            <text:p>0.00</text:p>
          </table:table-cell>
          <table:covered-table-cell/>
          <table:table-cell office:value-type="float" office:value="7.4139386371162255E-2" table:formula="of:=TTEST([.D5:.D118];[.E5:.E118];2;1)" table:number-columns-spanned="2" table:number-rows-spanned="1" table:style-name="ce24">
            <text:p>0.07</text:p>
          </table:table-cell>
          <table:covered-table-cell/>
          <table:table-cell table:style-name="ce1"/>
          <table:table-cell office:value-type="float" office:value="1.2462268587489655E-18" table:formula="of:=TTEST([.G5:.G118];[.H5:.H118];2;1)" table:number-columns-spanned="2" table:number-rows-spanned="1" table:style-name="ce24">
            <text:p>0.00</text:p>
          </table:table-cell>
          <table:covered-table-cell/>
          <table:table-cell office:value-type="float" office:value="1.7272287084741305E-5" table:formula="of:=TTEST([.I5:.I118];[.J5:.J118];2;1)" table:number-columns-spanned="2" table:number-rows-spanned="1" table:style-name="ce24">
            <text:p>0.00</text:p>
          </table:table-cell>
          <table:covered-table-cell/>
          <table:table-cell table:style-name="ce1"/>
          <table:table-cell office:value-type="float" office:value="7.9626470421172891E-40" table:formula="of:=TTEST([.L5:.L118];[.M5:.M118];2;1)" table:number-columns-spanned="2" table:number-rows-spanned="1" table:style-name="ce24">
            <text:p>0.00</text:p>
          </table:table-cell>
          <table:covered-table-cell/>
          <table:table-cell office:value-type="float" office:value="4.0384807086000829E-26" table:formula="of:=TTEST([.N5:.N118];[.O5:.O118];2;1)" table:number-columns-spanned="2" table:number-rows-spanned="1" table:style-name="ce24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9"/>
          <table:table-cell table:style-name="ce1"/>
          <table:table-cell table:number-columns-repeated="4" table:style-name="ce19"/>
          <table:table-cell table:style-name="ce1"/>
          <table:table-cell table:number-columns-repeated="4" table:style-name="ce19"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number-columns-spanned="12" table:number-rows-spanned="1" table:style-name="ce25">
            <text:p>Arabic-NYUAD, English-ESL, English-GUMReddit, French-FTB, Hindi_English-HIENCS, Japanese-BCCWJ, Lithuanian-HSE and Swedish_Sign_Language-SSLC removed due to low performance.</text:p>
          </table:table-cell>
          <table:covered-table-cell table:number-columns-repeated="11"/>
          <table:table-cell table:number-columns-repeated="1637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"/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"/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"/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"/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"/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"/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"/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"/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"/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"/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"/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"/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"/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"/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"/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"/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"/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"/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"/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"/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"/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"/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"/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"/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"/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"/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"/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"/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"/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"/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"/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"/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"/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"/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"/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"/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"/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"/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75" table:formula="of:=SUMPRODUCT(--([.B134:.B239]&gt;[.C134:.C239]))" table:number-matrix-columns-spanned="1" table:number-matrix-rows-spanned="1" table:style-name="ce17">
            <text:p>75</text:p>
          </table:table-cell>
          <table:table-cell office:value-type="float" office:value="31" table:formula="of:=SUMPRODUCT(--([.C134:.C239]&gt;[.B134:.B239]))" table:number-matrix-columns-spanned="1" table:number-matrix-rows-spanned="1" table:style-name="ce17">
            <text:p>31</text:p>
          </table:table-cell>
          <table:table-cell office:value-type="float" office:value="59" table:formula="of:=SUMPRODUCT(--([.D134:.D239]&gt;[.E134:.E239]))" table:number-matrix-columns-spanned="1" table:number-matrix-rows-spanned="1" table:style-name="ce17">
            <text:p>59</text:p>
          </table:table-cell>
          <table:table-cell office:value-type="float" office:value="47" table:formula="of:=SUMPRODUCT(--([.E134:.E239]&gt;[.D134:.D239]))" table:number-matrix-columns-spanned="1" table:number-matrix-rows-spanned="1" table:style-name="ce17">
            <text:p>47</text:p>
          </table:table-cell>
          <table:table-cell table:style-name="ce1"/>
          <table:table-cell office:value-type="float" office:value="92" table:formula="of:=SUMPRODUCT(--([.G134:.G239]&gt;[.H134:.H239]))" table:number-matrix-columns-spanned="1" table:number-matrix-rows-spanned="1" table:style-name="ce17">
            <text:p>92</text:p>
          </table:table-cell>
          <table:table-cell office:value-type="float" office:value="14" table:formula="of:=SUMPRODUCT(--([.H134:.H239]&gt;[.G134:.G239]))" table:number-matrix-columns-spanned="1" table:number-matrix-rows-spanned="1" table:style-name="ce17">
            <text:p>14</text:p>
          </table:table-cell>
          <table:table-cell office:value-type="float" office:value="75" table:formula="of:=SUMPRODUCT(--([.I134:.I239]&gt;[.J134:.J239]))" table:number-matrix-columns-spanned="1" table:number-matrix-rows-spanned="1" table:style-name="ce17">
            <text:p>75</text:p>
          </table:table-cell>
          <table:table-cell office:value-type="float" office:value="31" table:formula="of:=SUMPRODUCT(--([.J134:.J239]&gt;[.I134:.I239]))" table:number-matrix-columns-spanned="1" table:number-matrix-rows-spanned="1" table:style-name="ce17">
            <text:p>31</text:p>
          </table:table-cell>
          <table:table-cell table:style-name="ce1"/>
          <table:table-cell office:value-type="float" office:value="105" table:formula="of:=SUMPRODUCT(--([.L134:.L239]&gt;[.M134:.M239]))" table:number-matrix-columns-spanned="1" table:number-matrix-rows-spanned="1" table:style-name="ce17">
            <text:p>105</text:p>
          </table:table-cell>
          <table:table-cell office:value-type="float" office:value="1" table:formula="of:=SUMPRODUCT(--([.M134:.M239]&gt;[.L134:.L239]))" table:number-matrix-columns-spanned="1" table:number-matrix-rows-spanned="1" table:style-name="ce17">
            <text:p>1</text:p>
          </table:table-cell>
          <table:table-cell office:value-type="float" office:value="98" table:formula="of:=SUMPRODUCT(--([.N134:.N239]&gt;[.O134:.O239]))" table:number-matrix-columns-spanned="1" table:number-matrix-rows-spanned="1" table:style-name="ce17">
            <text:p>98</text:p>
          </table:table-cell>
          <table:table-cell office:value-type="float" office:value="8" table:formula="of:=SUMPRODUCT(--([.O134:.O239]&gt;[.N134:.N239]))" table:number-matrix-columns-spanned="1" table:number-matrix-rows-spanned="1" table:style-name="ce17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4.503396226415063" table:formula="of:=AVERAGE([.B134:.B239])" table:style-name="ce16">
            <text:p>84.50</text:p>
          </table:table-cell>
          <table:table-cell office:value-type="float" office:value="83.866037735849105" table:formula="of:=AVERAGE([.C134:.C239])" table:style-name="ce16">
            <text:p>83.87</text:p>
          </table:table-cell>
          <table:table-cell office:value-type="float" office:value="82.307641509433935" table:formula="of:=AVERAGE([.D134:.D239])" table:style-name="ce16">
            <text:p>82.31</text:p>
          </table:table-cell>
          <table:table-cell office:value-type="float" office:value="82.293396226415098" table:formula="of:=AVERAGE([.E134:.E239])" table:style-name="ce16">
            <text:p>82.29</text:p>
          </table:table-cell>
          <table:table-cell table:style-name="ce1"/>
          <table:table-cell office:value-type="float" office:value="79.875471698113216" table:formula="of:=AVERAGE([.G134:.G239])" table:style-name="ce16">
            <text:p>79.88</text:p>
          </table:table-cell>
          <table:table-cell office:value-type="float" office:value="78.530377358490526" table:formula="of:=AVERAGE([.H134:.H239])" table:style-name="ce16">
            <text:p>78.53</text:p>
          </table:table-cell>
          <table:table-cell office:value-type="float" office:value="77.628396226415106" table:formula="of:=AVERAGE([.I134:.I239])" table:style-name="ce16">
            <text:p>77.63</text:p>
          </table:table-cell>
          <table:table-cell office:value-type="float" office:value="76.958207547169792" table:formula="of:=AVERAGE([.J134:.J239])" table:style-name="ce16">
            <text:p>76.96</text:p>
          </table:table-cell>
          <table:table-cell table:style-name="ce1"/>
          <table:table-cell office:value-type="float" office:value="78.462264150943398" table:formula="of:=AVERAGE([.L134:.L239])" table:style-name="ce16">
            <text:p>78.46</text:p>
          </table:table-cell>
          <table:table-cell office:value-type="float" office:value="74.426698113207564" table:formula="of:=AVERAGE([.M134:.M239])" table:style-name="ce16">
            <text:p>74.43</text:p>
          </table:table-cell>
          <table:table-cell office:value-type="float" office:value="76.010660377358505" table:formula="of:=AVERAGE([.N134:.N239])" table:style-name="ce16">
            <text:p>76.01</text:p>
          </table:table-cell>
          <table:table-cell office:value-type="float" office:value="72.620283018867923" table:formula="of:=AVERAGE([.O134:.O239])" table:style-name="ce16">
            <text:p>72.62</text:p>
          </table:table-cell>
          <table:table-cell table:number-columns-repeated="16369"/>
        </table:table-row>
        <table:table-row table:style-name="ro1">
          <table:table-cell table:style-name="ce18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63735849056595839" table:formula="of:=AVERAGE([.B134:.B239])-AVERAGE([.C134:.C239])" table:style-name="ce19">
            <text:p>0.64</text:p>
          </table:table-cell>
          <table:table-cell office:value-type="float" office:value="-0.63735849056595839" table:formula="of:=AVERAGE([.C134:.C239])-AVERAGE([.B134:.B239])" table:style-name="ce19">
            <text:p>-0.64</text:p>
          </table:table-cell>
          <table:table-cell office:value-type="float" office:value="1.424528301883754E-2" table:formula="of:=AVERAGE([.D134:.D239])-AVERAGE([.E134:.E239])" table:style-name="ce19">
            <text:p>0.01</text:p>
          </table:table-cell>
          <table:table-cell office:value-type="float" office:value="-1.424528301883754E-2" table:formula="of:=AVERAGE([.E134:.E239])-AVERAGE([.D134:.D239])" table:style-name="ce19">
            <text:p>-0.01</text:p>
          </table:table-cell>
          <table:table-cell table:style-name="ce1"/>
          <table:table-cell office:value-type="float" office:value="1.3450943396226904" table:formula="of:=AVERAGE([.G134:.G239])-AVERAGE([.H134:.H239])" table:style-name="ce19">
            <text:p>1.35</text:p>
          </table:table-cell>
          <table:table-cell office:value-type="float" office:value="-1.3450943396226904" table:formula="of:=AVERAGE([.H134:.H239])-AVERAGE([.G134:.G239])" table:style-name="ce19">
            <text:p>-1.35</text:p>
          </table:table-cell>
          <table:table-cell office:value-type="float" office:value="0.67018867924531378" table:formula="of:=AVERAGE([.I134:.I239])-AVERAGE([.J134:.J239])" table:style-name="ce19">
            <text:p>0.67</text:p>
          </table:table-cell>
          <table:table-cell office:value-type="float" office:value="-0.67018867924531378" table:formula="of:=AVERAGE([.J134:.J239])-AVERAGE([.I134:.I239])" table:style-name="ce19">
            <text:p>-0.67</text:p>
          </table:table-cell>
          <table:table-cell table:style-name="ce1"/>
          <table:table-cell office:value-type="float" office:value="4.0355660377358333" table:formula="of:=AVERAGE([.L134:.L239])-AVERAGE([.M134:.M239])" table:style-name="ce19">
            <text:p>4.04</text:p>
          </table:table-cell>
          <table:table-cell office:value-type="float" office:value="-4.0355660377358333" table:formula="of:=AVERAGE([.M134:.M239])-AVERAGE([.L134:.L239])" table:style-name="ce19">
            <text:p>-4.04</text:p>
          </table:table-cell>
          <table:table-cell office:value-type="float" office:value="3.3903773584905821" table:formula="of:=AVERAGE([.N134:.N239])-AVERAGE([.O134:.O239])" table:style-name="ce19">
            <text:p>3.39</text:p>
          </table:table-cell>
          <table:table-cell office:value-type="float" office:value="-3.3903773584905821" table:formula="of:=AVERAGE([.O134:.O239])-AVERAGE([.N134:.N239])" table:style-name="ce19">
            <text:p>-3.39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62311320754712085" table:formula="of:=[.B245]-[.D245]" table:style-name="ce16">
            <text:p>0.62</text:p>
          </table:table-cell>
          <table:table-cell office:value-type="float" office:value="-0.62311320754712085" table:formula="of:=[.C245]-[.E245]" table:style-name="ce16">
            <text:p>-0.62</text:p>
          </table:table-cell>
          <table:table-cell office:value-type="float" office:value="-0.62311320754712085" table:formula="of:=[.D245]-[.B245]" table:style-name="ce16">
            <text:p>-0.62</text:p>
          </table:table-cell>
          <table:table-cell office:value-type="float" office:value="0.62311320754712085" table:formula="of:=[.E245]-[.C245]" table:style-name="ce16">
            <text:p>0.62</text:p>
          </table:table-cell>
          <table:table-cell table:style-name="ce1"/>
          <table:table-cell office:value-type="float" office:value="0.67490566037737665" table:formula="of:=[.G245]-[.I245]" table:style-name="ce16">
            <text:p>0.67</text:p>
          </table:table-cell>
          <table:table-cell office:value-type="float" office:value="-0.67490566037737665" table:formula="of:=[.H245]-[.J245]" table:style-name="ce16">
            <text:p>-0.67</text:p>
          </table:table-cell>
          <table:table-cell office:value-type="float" office:value="-0.67490566037737665" table:formula="of:=[.I245]-[.G245]" table:style-name="ce16">
            <text:p>-0.67</text:p>
          </table:table-cell>
          <table:table-cell office:value-type="float" office:value="0.67490566037737665" table:formula="of:=[.J245]-[.H245]" table:style-name="ce16">
            <text:p>0.67</text:p>
          </table:table-cell>
          <table:table-cell table:style-name="ce1"/>
          <table:table-cell office:value-type="float" office:value="0.64518867924525125" table:formula="of:=[.L245]-[.N245]" table:style-name="ce16">
            <text:p>0.65</text:p>
          </table:table-cell>
          <table:table-cell office:value-type="float" office:value="-0.64518867924525125" table:formula="of:=[.M245]-[.O245]" table:style-name="ce16">
            <text:p>-0.65</text:p>
          </table:table-cell>
          <table:table-cell office:value-type="float" office:value="-0.64518867924525125" table:formula="of:=[.N245]-[.L245]" table:style-name="ce16">
            <text:p>-0.65</text:p>
          </table:table-cell>
          <table:table-cell office:value-type="float" office:value="0.64518867924525125" table:formula="of:=[.O245]-[.M245]" table:style-name="ce16">
            <text:p>0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7.3439791179658334E-6" table:formula="of:=TTEST([.B134:.B239];[.C134:.C239];2;1)" table:number-columns-spanned="2" table:number-rows-spanned="1" table:style-name="ce24">
            <text:p>0.00</text:p>
          </table:table-cell>
          <table:covered-table-cell/>
          <table:table-cell office:value-type="float" office:value="0.94329918857675954" table:formula="of:=TTEST([.D134:.D239];[.E134:.E239];2;1)" table:number-columns-spanned="2" table:number-rows-spanned="1" table:style-name="ce24">
            <text:p>0.94</text:p>
          </table:table-cell>
          <table:covered-table-cell/>
          <table:table-cell table:style-name="ce1"/>
          <table:table-cell office:value-type="float" office:value="6.8875481828399037E-17" table:formula="of:=TTEST([.G134:.G239];[.H134:.H239];2;1)" table:number-columns-spanned="2" table:number-rows-spanned="1" table:style-name="ce24">
            <text:p>0.00</text:p>
          </table:table-cell>
          <table:covered-table-cell/>
          <table:table-cell office:value-type="float" office:value="2.2953875997090668E-4" table:formula="of:=TTEST([.I134:.I239];[.J134:.J239];2;1)" table:number-columns-spanned="2" table:number-rows-spanned="1" table:style-name="ce24">
            <text:p>0.00</text:p>
          </table:table-cell>
          <table:covered-table-cell/>
          <table:table-cell table:style-name="ce1"/>
          <table:table-cell office:value-type="float" office:value="2.7207290178438459E-38" table:formula="of:=TTEST([.L134:.L239];[.M134:.M239];2;1)" table:number-columns-spanned="2" table:number-rows-spanned="1" table:style-name="ce24">
            <text:p>0.00</text:p>
          </table:table-cell>
          <table:covered-table-cell/>
          <table:table-cell office:value-type="float" office:value="2.0015539194564137E-27" table:formula="of:=TTEST([.N134:.N239];[.O134:.O239];2;1)" table:number-columns-spanned="2" table:number-rows-spanned="1" table:style-name="ce24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number-rows-repeated="1048327" table:style-name="ro4">
          <table:table-cell table:number-columns-repeated="16384"/>
        </table:table-row>
      </table:table>
      <table:table table:name="Chinese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" table:formula="of:=SUMPRODUCT(--([.B5:.B7]&gt;[.C5:.C7]))" table:number-matrix-columns-spanned="1" table:number-matrix-rows-spanned="1" table:style-name="ce17">
            <text:p>1</text:p>
          </table:table-cell>
          <table:table-cell office:value-type="float" office:value="2" table:formula="of:=SUMPRODUCT(--([.C5:.C7]&gt;[.B5:.B7]))" table:number-matrix-columns-spanned="1" table:number-matrix-rows-spanned="1" table:style-name="ce17">
            <text:p>2</text:p>
          </table:table-cell>
          <table:table-cell office:value-type="float" office:value="1" table:formula="of:=SUMPRODUCT(--([.D5:.D7]&gt;[.E5:.E7]))" table:number-matrix-columns-spanned="1" table:number-matrix-rows-spanned="1" table:style-name="ce17">
            <text:p>1</text:p>
          </table:table-cell>
          <table:table-cell office:value-type="float" office:value="2" table:formula="of:=SUMPRODUCT(--([.E5:.E7]&gt;[.D5:.D7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2" table:formula="of:=SUMPRODUCT(--([.G5:.G7]&gt;[.H5:.H7]))" table:number-matrix-columns-spanned="1" table:number-matrix-rows-spanned="1" table:style-name="ce17">
            <text:p>2</text:p>
          </table:table-cell>
          <table:table-cell office:value-type="float" office:value="1" table:formula="of:=SUMPRODUCT(--([.H5:.H7]&gt;[.G5:.G7]))" table:number-matrix-columns-spanned="1" table:number-matrix-rows-spanned="1" table:style-name="ce17">
            <text:p>1</text:p>
          </table:table-cell>
          <table:table-cell office:value-type="float" office:value="1" table:formula="of:=SUMPRODUCT(--([.I5:.I7]&gt;[.J5:.J7]))" table:number-matrix-columns-spanned="1" table:number-matrix-rows-spanned="1" table:style-name="ce17">
            <text:p>1</text:p>
          </table:table-cell>
          <table:table-cell office:value-type="float" office:value="2" table:formula="of:=SUMPRODUCT(--([.J5:.J7]&gt;[.I5:.I7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3" table:formula="of:=SUMPRODUCT(--([.L5:.L7]&gt;[.M5:.M7]))" table:number-matrix-columns-spanned="1" table:number-matrix-rows-spanned="1" table:style-name="ce17">
            <text:p>3</text:p>
          </table:table-cell>
          <table:table-cell office:value-type="float" office:value="0" table:formula="of:=SUMPRODUCT(--([.M5:.M7]&gt;[.L5:.L7]))" table:number-matrix-columns-spanned="1" table:number-matrix-rows-spanned="1" table:style-name="ce17">
            <text:p>0</text:p>
          </table:table-cell>
          <table:table-cell office:value-type="float" office:value="2" table:formula="of:=SUMPRODUCT(--([.N5:.N7]&gt;[.O5:.O7]))" table:number-matrix-columns-spanned="1" table:number-matrix-rows-spanned="1" table:style-name="ce17">
            <text:p>2</text:p>
          </table:table-cell>
          <table:table-cell office:value-type="float" office:value="1" table:formula="of:=SUMPRODUCT(--([.O5:.O7]&gt;[.N5:.N7]))" table:number-matrix-columns-spanned="1" table:number-matrix-rows-spanned="1" table:style-name="ce17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79.123333333333335" table:formula="of:=AVERAGE([.B5:.B7])" table:style-name="ce16">
            <text:p>79.12</text:p>
          </table:table-cell>
          <table:table-cell office:value-type="float" office:value="80.16" table:formula="of:=AVERAGE([.C5:.C7])" table:style-name="ce16">
            <text:p>80.16</text:p>
          </table:table-cell>
          <table:table-cell office:value-type="float" office:value="76.63333333333334" table:formula="of:=AVERAGE([.D5:.D7])" table:style-name="ce16">
            <text:p>76.63</text:p>
          </table:table-cell>
          <table:table-cell office:value-type="float" office:value="78.39" table:formula="of:=AVERAGE([.E5:.E7])" table:style-name="ce16">
            <text:p>78.39</text:p>
          </table:table-cell>
          <table:table-cell table:style-name="ce1"/>
          <table:table-cell office:value-type="float" office:value="75.7" table:formula="of:=AVERAGE([.G5:.G7])" table:style-name="ce16">
            <text:p>75.70</text:p>
          </table:table-cell>
          <table:table-cell office:value-type="float" office:value="75.13333333333334" table:formula="of:=AVERAGE([.H5:.H7])" table:style-name="ce16">
            <text:p>75.13</text:p>
          </table:table-cell>
          <table:table-cell office:value-type="float" office:value="73.046666666666667" table:formula="of:=AVERAGE([.I5:.I7])" table:style-name="ce16">
            <text:p>73.05</text:p>
          </table:table-cell>
          <table:table-cell office:value-type="float" office:value="73.459999999999994" table:formula="of:=AVERAGE([.J5:.J7])" table:style-name="ce16">
            <text:p>73.46</text:p>
          </table:table-cell>
          <table:table-cell table:style-name="ce1"/>
          <table:table-cell office:value-type="float" office:value="75.493333333333339" table:formula="of:=AVERAGE([.L5:.L7])" table:style-name="ce16">
            <text:p>75.49</text:p>
          </table:table-cell>
          <table:table-cell office:value-type="float" office:value="73.676666666666677" table:formula="of:=AVERAGE([.M5:.M7])" table:style-name="ce16">
            <text:p>73.68</text:p>
          </table:table-cell>
          <table:table-cell office:value-type="float" office:value="72.806666666666658" table:formula="of:=AVERAGE([.N5:.N7])" table:style-name="ce16">
            <text:p>72.81</text:p>
          </table:table-cell>
          <table:table-cell office:value-type="float" office:value="72.273333333333326" table:formula="of:=AVERAGE([.O5:.O7])" table:style-name="ce16">
            <text:p>72.2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-1.0366666666666617" table:formula="of:=AVERAGE([.B5:.B7])-AVERAGE([.C5:.C7])" table:style-name="ce16">
            <text:p>-1.04</text:p>
          </table:table-cell>
          <table:table-cell office:value-type="float" office:value="1.0366666666666617" table:formula="of:=AVERAGE([.C5:.C7])-AVERAGE([.B5:.B7])" table:style-name="ce16">
            <text:p>1.04</text:p>
          </table:table-cell>
          <table:table-cell office:value-type="float" office:value="-1.7566666666666606" table:formula="of:=AVERAGE([.D5:.D7])-AVERAGE([.E5:.E7])" table:style-name="ce16">
            <text:p>-1.76</text:p>
          </table:table-cell>
          <table:table-cell office:value-type="float" office:value="1.7566666666666606" table:formula="of:=AVERAGE([.E5:.E7])-AVERAGE([.D5:.D7])" table:style-name="ce16">
            <text:p>1.76</text:p>
          </table:table-cell>
          <table:table-cell table:style-name="ce7"/>
          <table:table-cell office:value-type="float" office:value="0.56666666666666288" table:formula="of:=AVERAGE([.G5:.G7])-AVERAGE([.H5:.H7])" table:style-name="ce16">
            <text:p>0.57</text:p>
          </table:table-cell>
          <table:table-cell office:value-type="float" office:value="-0.56666666666666288" table:formula="of:=AVERAGE([.H5:.H7])-AVERAGE([.G5:.G7])" table:style-name="ce16">
            <text:p>-0.57</text:p>
          </table:table-cell>
          <table:table-cell office:value-type="float" office:value="-0.41333333333332689" table:formula="of:=AVERAGE([.I5:.I7])-AVERAGE([.J5:.J7])" table:style-name="ce16">
            <text:p>-0.41</text:p>
          </table:table-cell>
          <table:table-cell office:value-type="float" office:value="0.41333333333332689" table:formula="of:=AVERAGE([.J5:.J7])-AVERAGE([.I5:.I7])" table:style-name="ce16">
            <text:p>0.41</text:p>
          </table:table-cell>
          <table:table-cell table:style-name="ce7"/>
          <table:table-cell office:value-type="float" office:value="1.8166666666666629" table:formula="of:=AVERAGE([.L5:.L7])-AVERAGE([.M5:.M7])" table:style-name="ce16">
            <text:p>1.82</text:p>
          </table:table-cell>
          <table:table-cell office:value-type="float" office:value="-1.8166666666666629" table:formula="of:=AVERAGE([.M5:.M7])-AVERAGE([.L5:.L7])" table:style-name="ce16">
            <text:p>-1.82</text:p>
          </table:table-cell>
          <table:table-cell office:value-type="float" office:value="0.53333333333333144" table:formula="of:=AVERAGE([.N5:.N7])-AVERAGE([.O5:.O7])" table:style-name="ce16">
            <text:p>0.53</text:p>
          </table:table-cell>
          <table:table-cell office:value-type="float" office:value="-0.53333333333333144" table:formula="of:=AVERAGE([.O5:.O7])-AVERAGE([.N5:.N7])" table:style-name="ce16">
            <text:p>-0.53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71999999999999886" table:formula="of:=[.B13]-[.D13]" table:style-name="ce16">
            <text:p>0.72</text:p>
          </table:table-cell>
          <table:table-cell office:value-type="float" office:value="-0.71999999999999886" table:formula="of:=[.C13]-[.E13]" table:style-name="ce16">
            <text:p>-0.72</text:p>
          </table:table-cell>
          <table:table-cell office:value-type="float" office:value="-0.71999999999999886" table:formula="of:=[.D13]-[.B13]" table:style-name="ce16">
            <text:p>-0.72</text:p>
          </table:table-cell>
          <table:table-cell office:value-type="float" office:value="0.71999999999999886" table:formula="of:=[.E13]-[.C13]" table:style-name="ce16">
            <text:p>0.72</text:p>
          </table:table-cell>
          <table:table-cell table:style-name="ce1"/>
          <table:table-cell office:value-type="float" office:value="0.97999999999998977" table:formula="of:=[.G13]-[.I13]" table:style-name="ce16">
            <text:p>0.98</text:p>
          </table:table-cell>
          <table:table-cell office:value-type="float" office:value="-0.97999999999998977" table:formula="of:=[.H13]-[.J13]" table:style-name="ce16">
            <text:p>-0.98</text:p>
          </table:table-cell>
          <table:table-cell office:value-type="float" office:value="-0.97999999999998977" table:formula="of:=[.I13]-[.G13]" table:style-name="ce16">
            <text:p>-0.98</text:p>
          </table:table-cell>
          <table:table-cell office:value-type="float" office:value="0.97999999999998977" table:formula="of:=[.J13]-[.H13]" table:style-name="ce16">
            <text:p>0.98</text:p>
          </table:table-cell>
          <table:table-cell table:style-name="ce1"/>
          <table:table-cell office:value-type="float" office:value="1.2833333333333314" table:formula="of:=[.L13]-[.N13]" table:style-name="ce16">
            <text:p>1.28</text:p>
          </table:table-cell>
          <table:table-cell office:value-type="float" office:value="-1.2833333333333314" table:formula="of:=[.M13]-[.O13]" table:style-name="ce16">
            <text:p>-1.28</text:p>
          </table:table-cell>
          <table:table-cell office:value-type="float" office:value="-1.2833333333333314" table:formula="of:=[.N13]-[.L13]" table:style-name="ce16">
            <text:p>-1.28</text:p>
          </table:table-cell>
          <table:table-cell office:value-type="float" office:value="1.2833333333333314" table:formula="of:=[.O13]-[.M13]" table:style-name="ce16">
            <text:p>1.2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46349558315932848" table:formula="of:=TTEST([.B5:.B7];[.C5:.C7];2;1)" table:number-columns-spanned="2" table:number-rows-spanned="1" table:style-name="ce24">
            <text:p>0.46</text:p>
          </table:table-cell>
          <table:covered-table-cell/>
          <table:table-cell office:value-type="float" office:value="0.36348896786058649" table:formula="of:=TTEST([.D5:.D7];[.E5:.E7];2;1)" table:number-columns-spanned="2" table:number-rows-spanned="1" table:style-name="ce24">
            <text:p>0.36</text:p>
          </table:table-cell>
          <table:covered-table-cell/>
          <table:table-cell table:style-name="ce1"/>
          <table:table-cell office:value-type="float" office:value="0.51611117329482425" table:formula="of:=TTEST([.G5:.G7];[.H5:.H7];2;1)" table:number-columns-spanned="2" table:number-rows-spanned="1" table:style-name="ce24">
            <text:p>0.52</text:p>
          </table:table-cell>
          <table:covered-table-cell/>
          <table:table-cell office:value-type="float" office:value="0.76066948789438915" table:formula="of:=TTEST([.I5:.I7];[.J5:.J7];2;1)" table:number-columns-spanned="2" table:number-rows-spanned="1" table:style-name="ce24">
            <text:p>0.76</text:p>
          </table:table-cell>
          <table:covered-table-cell/>
          <table:table-cell table:style-name="ce1"/>
          <table:table-cell office:value-type="float" office:value="4.8378567462777446E-2" table:formula="of:=TTEST([.L5:.L7];[.M5:.M7];2;1)" table:number-columns-spanned="2" table:number-rows-spanned="1" table:style-name="ce24">
            <text:p>0.05</text:p>
          </table:table-cell>
          <table:covered-table-cell/>
          <table:table-cell office:value-type="float" office:value="0.65595932252606381" table:formula="of:=TTEST([.N5:.N7];[.O5:.O7];2;1)" table:number-columns-spanned="2" table:number-rows-spanned="1" table:style-name="ce24">
            <text:p>0.66</text:p>
          </table:table-cell>
          <table:covered-table-cell/>
          <table:table-cell table:number-columns-repeated="16369"/>
        </table:table-row>
        <table:table-row table:number-rows-repeated="1048560" table:style-name="ro4">
          <table:table-cell table:number-columns-repeated="16384"/>
        </table:table-row>
      </table:table>
      <table:table table:name="Span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19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2" table:formula="of:=SUMPRODUCT(--([.B5:.B6]&gt;[.C5:.C6]))" table:number-matrix-columns-spanned="1" table:number-matrix-rows-spanned="1" table:style-name="ce17">
            <text:p>2</text:p>
          </table:table-cell>
          <table:table-cell office:value-type="float" office:value="0" table:formula="of:=SUMPRODUCT(--([.C5:.C6]&gt;[.B5:.B6]))" table:number-matrix-columns-spanned="1" table:number-matrix-rows-spanned="1" table:style-name="ce17">
            <text:p>0</text:p>
          </table:table-cell>
          <table:table-cell office:value-type="float" office:value="2" table:formula="of:=SUMPRODUCT(--([.D5:.D6]&gt;[.E5:.E6]))" table:number-matrix-columns-spanned="1" table:number-matrix-rows-spanned="1" table:style-name="ce17">
            <text:p>2</text:p>
          </table:table-cell>
          <table:table-cell office:value-type="float" office:value="0" table:formula="of:=SUMPRODUCT(--([.E5:.E6]&gt;[.D5:.D6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2" table:formula="of:=SUMPRODUCT(--([.G5:.G6]&gt;[.H5:.H6]))" table:number-matrix-columns-spanned="1" table:number-matrix-rows-spanned="1" table:style-name="ce17">
            <text:p>2</text:p>
          </table:table-cell>
          <table:table-cell office:value-type="float" office:value="0" table:formula="of:=SUMPRODUCT(--([.H5:.H6]&gt;[.G5:.G6]))" table:number-matrix-columns-spanned="1" table:number-matrix-rows-spanned="1" table:style-name="ce17">
            <text:p>0</text:p>
          </table:table-cell>
          <table:table-cell office:value-type="float" office:value="2" table:formula="of:=SUMPRODUCT(--([.I5:.I6]&gt;[.J5:.J6]))" table:number-matrix-columns-spanned="1" table:number-matrix-rows-spanned="1" table:style-name="ce17">
            <text:p>2</text:p>
          </table:table-cell>
          <table:table-cell office:value-type="float" office:value="0" table:formula="of:=SUMPRODUCT(--([.J5:.J6]&gt;[.I5:.I6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2" table:formula="of:=SUMPRODUCT(--([.L5:.L6]&gt;[.M5:.M6]))" table:number-matrix-columns-spanned="1" table:number-matrix-rows-spanned="1" table:style-name="ce17">
            <text:p>2</text:p>
          </table:table-cell>
          <table:table-cell office:value-type="float" office:value="0" table:formula="of:=SUMPRODUCT(--([.M5:.M6]&gt;[.L5:.L6]))" table:number-matrix-columns-spanned="1" table:number-matrix-rows-spanned="1" table:style-name="ce17">
            <text:p>0</text:p>
          </table:table-cell>
          <table:table-cell office:value-type="float" office:value="2" table:formula="of:=SUMPRODUCT(--([.N5:.N6]&gt;[.O5:.O6]))" table:number-matrix-columns-spanned="1" table:number-matrix-rows-spanned="1" table:style-name="ce17">
            <text:p>2</text:p>
          </table:table-cell>
          <table:table-cell office:value-type="float" office:value="0" table:formula="of:=SUMPRODUCT(--([.O5:.O6]&gt;[.N5:.N6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90.375" table:formula="of:=AVERAGE([.B5:.B6])" table:style-name="ce16">
            <text:p>90.38</text:p>
          </table:table-cell>
          <table:table-cell office:value-type="float" office:value="89.63" table:formula="of:=AVERAGE([.C5:.C6])" table:style-name="ce16">
            <text:p>89.63</text:p>
          </table:table-cell>
          <table:table-cell office:value-type="float" office:value="89.555000000000007" table:formula="of:=AVERAGE([.D5:.D6])" table:style-name="ce16">
            <text:p>89.56</text:p>
          </table:table-cell>
          <table:table-cell office:value-type="float" office:value="89.295000000000002" table:formula="of:=AVERAGE([.E5:.E6])" table:style-name="ce16">
            <text:p>89.30</text:p>
          </table:table-cell>
          <table:table-cell table:style-name="ce1"/>
          <table:table-cell office:value-type="float" office:value="87.745000000000005" table:formula="of:=AVERAGE([.G5:.G6])" table:style-name="ce16">
            <text:p>87.75</text:p>
          </table:table-cell>
          <table:table-cell office:value-type="float" office:value="86.64" table:formula="of:=AVERAGE([.H5:.H6])" table:style-name="ce16">
            <text:p>86.64</text:p>
          </table:table-cell>
          <table:table-cell office:value-type="float" office:value="86.85" table:formula="of:=AVERAGE([.I5:.I6])" table:style-name="ce16">
            <text:p>86.85</text:p>
          </table:table-cell>
          <table:table-cell office:value-type="float" office:value="86.174999999999997" table:formula="of:=AVERAGE([.J5:.J6])" table:style-name="ce16">
            <text:p>86.18</text:p>
          </table:table-cell>
          <table:table-cell table:style-name="ce1"/>
          <table:table-cell office:value-type="float" office:value="86.155000000000001" table:formula="of:=AVERAGE([.L5:.L6])" table:style-name="ce16">
            <text:p>86.16</text:p>
          </table:table-cell>
          <table:table-cell office:value-type="float" office:value="81.944999999999993" table:formula="of:=AVERAGE([.M5:.M6])" table:style-name="ce16">
            <text:p>81.95</text:p>
          </table:table-cell>
          <table:table-cell office:value-type="float" office:value="85.284999999999997" table:formula="of:=AVERAGE([.N5:.N6])" table:style-name="ce16">
            <text:p>85.29</text:p>
          </table:table-cell>
          <table:table-cell office:value-type="float" office:value="81.17" table:formula="of:=AVERAGE([.O5:.O6])" table:style-name="ce16">
            <text:p>81.1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4500000000000455" table:formula="of:=AVERAGE([.B5:.B6])-AVERAGE([.C5:.C6])" table:style-name="ce16">
            <text:p>0.75</text:p>
          </table:table-cell>
          <table:table-cell office:value-type="float" office:value="-0.74500000000000455" table:formula="of:=AVERAGE([.C5:.C6])-AVERAGE([.B5:.B6])" table:style-name="ce16">
            <text:p>-0.75</text:p>
          </table:table-cell>
          <table:table-cell office:value-type="float" office:value="0.26000000000000512" table:formula="of:=AVERAGE([.D5:.D6])-AVERAGE([.E5:.E6])" table:style-name="ce16">
            <text:p>0.26</text:p>
          </table:table-cell>
          <table:table-cell office:value-type="float" office:value="-0.26000000000000512" table:formula="of:=AVERAGE([.E5:.E6])-AVERAGE([.D5:.D6])" table:style-name="ce16">
            <text:p>-0.26</text:p>
          </table:table-cell>
          <table:table-cell table:style-name="ce7"/>
          <table:table-cell office:value-type="float" office:value="1.105000000000004" table:formula="of:=AVERAGE([.G5:.G6])-AVERAGE([.H5:.H6])" table:style-name="ce16">
            <text:p>1.11</text:p>
          </table:table-cell>
          <table:table-cell office:value-type="float" office:value="-1.105000000000004" table:formula="of:=AVERAGE([.H5:.H6])-AVERAGE([.G5:.G6])" table:style-name="ce16">
            <text:p>-1.11</text:p>
          </table:table-cell>
          <table:table-cell office:value-type="float" office:value="0.67499999999999716" table:formula="of:=AVERAGE([.I5:.I6])-AVERAGE([.J5:.J6])" table:style-name="ce16">
            <text:p>0.67</text:p>
          </table:table-cell>
          <table:table-cell office:value-type="float" office:value="-0.67499999999999716" table:formula="of:=AVERAGE([.J5:.J6])-AVERAGE([.I5:.I6])" table:style-name="ce16">
            <text:p>-0.67</text:p>
          </table:table-cell>
          <table:table-cell table:style-name="ce7"/>
          <table:table-cell office:value-type="float" office:value="4.210000000000008" table:formula="of:=AVERAGE([.L5:.L6])-AVERAGE([.M5:.M6])" table:style-name="ce16">
            <text:p>4.21</text:p>
          </table:table-cell>
          <table:table-cell office:value-type="float" office:value="-4.210000000000008" table:formula="of:=AVERAGE([.M5:.M6])-AVERAGE([.L5:.L6])" table:style-name="ce16">
            <text:p>-4.21</text:p>
          </table:table-cell>
          <table:table-cell office:value-type="float" office:value="4.1149999999999949" table:formula="of:=AVERAGE([.N5:.N6])-AVERAGE([.O5:.O6])" table:style-name="ce16">
            <text:p>4.11</text:p>
          </table:table-cell>
          <table:table-cell office:value-type="float" office:value="-4.1149999999999949" table:formula="of:=AVERAGE([.O5:.O6])-AVERAGE([.N5:.N6])" table:style-name="ce16">
            <text:p>-4.1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48499999999999943" table:formula="of:=[.B12]-[.D12]" table:style-name="ce16">
            <text:p>0.48</text:p>
          </table:table-cell>
          <table:table-cell office:value-type="float" office:value="-0.48499999999999943" table:formula="of:=[.C12]-[.E12]" table:style-name="ce16">
            <text:p>-0.48</text:p>
          </table:table-cell>
          <table:table-cell office:value-type="float" office:value="-0.48499999999999943" table:formula="of:=[.D12]-[.B12]" table:style-name="ce16">
            <text:p>-0.48</text:p>
          </table:table-cell>
          <table:table-cell office:value-type="float" office:value="0.48499999999999943" table:formula="of:=[.E12]-[.C12]" table:style-name="ce16">
            <text:p>0.48</text:p>
          </table:table-cell>
          <table:table-cell table:style-name="ce1"/>
          <table:table-cell office:value-type="float" office:value="0.43000000000000682" table:formula="of:=[.G12]-[.I12]" table:style-name="ce16">
            <text:p>0.43</text:p>
          </table:table-cell>
          <table:table-cell office:value-type="float" office:value="-0.43000000000000682" table:formula="of:=[.H12]-[.J12]" table:style-name="ce16">
            <text:p>-0.43</text:p>
          </table:table-cell>
          <table:table-cell office:value-type="float" office:value="-0.43000000000000682" table:formula="of:=[.I12]-[.G12]" table:style-name="ce16">
            <text:p>-0.43</text:p>
          </table:table-cell>
          <table:table-cell office:value-type="float" office:value="0.43000000000000682" table:formula="of:=[.J12]-[.H12]" table:style-name="ce16">
            <text:p>0.43</text:p>
          </table:table-cell>
          <table:table-cell table:style-name="ce1"/>
          <table:table-cell office:value-type="float" office:value="9.5000000000013074E-2" table:formula="of:=[.L12]-[.N12]" table:style-name="ce16">
            <text:p>0.10</text:p>
          </table:table-cell>
          <table:table-cell office:value-type="float" office:value="-9.5000000000013074E-2" table:formula="of:=[.M12]-[.O12]" table:style-name="ce16">
            <text:p>-0.10</text:p>
          </table:table-cell>
          <table:table-cell office:value-type="float" office:value="-9.5000000000013074E-2" table:formula="of:=[.N12]-[.L12]" table:style-name="ce16">
            <text:p>-0.10</text:p>
          </table:table-cell>
          <table:table-cell office:value-type="float" office:value="9.5000000000013074E-2" table:formula="of:=[.O12]-[.M12]" table:style-name="ce16">
            <text:p>0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41845992959737854" table:formula="of:=TTEST([.B5:.B6];[.C5:.C6];2;1)" table:number-columns-spanned="2" table:number-rows-spanned="1" table:style-name="ce24">
            <text:p>0.42</text:p>
          </table:table-cell>
          <table:covered-table-cell/>
          <table:table-cell office:value-type="float" office:value="0.36865012954879312" table:formula="of:=TTEST([.D5:.D6];[.E5:.E6];2;1)" table:number-columns-spanned="2" table:number-rows-spanned="1" table:style-name="ce24">
            <text:p>0.37</text:p>
          </table:table-cell>
          <table:covered-table-cell/>
          <table:table-cell table:style-name="ce1"/>
          <table:table-cell office:value-type="float" office:value="0.422822581991524" table:formula="of:=TTEST([.G5:.G6];[.H5:.H6];2;1)" table:number-columns-spanned="2" table:number-rows-spanned="1" table:style-name="ce24">
            <text:p>0.42</text:p>
          </table:table-cell>
          <table:covered-table-cell/>
          <table:table-cell office:value-type="float" office:value="0.34404173924526332" table:formula="of:=TTEST([.I5:.I6];[.J5:.J6];2;1)" table:number-columns-spanned="2" table:number-rows-spanned="1" table:style-name="ce24">
            <text:p>0.34</text:p>
          </table:table-cell>
          <table:covered-table-cell/>
          <table:table-cell table:style-name="ce1"/>
          <table:table-cell office:value-type="float" office:value="0.17116350776289224" table:formula="of:=TTEST([.L5:.L6];[.M5:.M6];2;1)" table:number-columns-spanned="2" table:number-rows-spanned="1" table:style-name="ce24">
            <text:p>0.17</text:p>
          </table:table-cell>
          <table:covered-table-cell/>
          <table:table-cell office:value-type="float" office:value="0.12149532708953285" table:formula="of:=TTEST([.N5:.N6];[.O5:.O6];2;1)" table:number-columns-spanned="2" table:number-rows-spanned="1" table:style-name="ce24">
            <text:p>0.12</text:p>
          </table:table-cell>
          <table:covered-table-cell/>
          <table:table-cell table:number-columns-repeated="16369"/>
        </table:table-row>
        <table:table-row table:number-rows-repeated="1048561" table:style-name="ro4">
          <table:table-cell table:number-columns-repeated="16384"/>
        </table:table-row>
      </table:table>
      <table:table table:name="Engl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"/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"/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6" table:formula="of:=SUMPRODUCT(--([.B5:.B10]&gt;[.C5:.C10]))" table:number-matrix-columns-spanned="1" table:number-matrix-rows-spanned="1" table:style-name="ce17">
            <text:p>6</text:p>
          </table:table-cell>
          <table:table-cell office:value-type="float" office:value="0" table:formula="of:=SUMPRODUCT(--([.C5:.C10]&gt;[.B5:.B10]))" table:number-matrix-columns-spanned="1" table:number-matrix-rows-spanned="1" table:style-name="ce17">
            <text:p>0</text:p>
          </table:table-cell>
          <table:table-cell office:value-type="float" office:value="6" table:formula="of:=SUMPRODUCT(--([.D5:.D10]&gt;[.E5:.E10]))" table:number-matrix-columns-spanned="1" table:number-matrix-rows-spanned="1" table:style-name="ce17">
            <text:p>6</text:p>
          </table:table-cell>
          <table:table-cell office:value-type="float" office:value="0" table:formula="of:=SUMPRODUCT(--([.E5:.E10]&gt;[.D5:.D10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6" table:formula="of:=SUMPRODUCT(--([.G5:.G10]&gt;[.H5:.H10]))" table:number-matrix-columns-spanned="1" table:number-matrix-rows-spanned="1" table:style-name="ce17">
            <text:p>6</text:p>
          </table:table-cell>
          <table:table-cell office:value-type="float" office:value="0" table:formula="of:=SUMPRODUCT(--([.H5:.H10]&gt;[.G5:.G10]))" table:number-matrix-columns-spanned="1" table:number-matrix-rows-spanned="1" table:style-name="ce17">
            <text:p>0</text:p>
          </table:table-cell>
          <table:table-cell office:value-type="float" office:value="6" table:formula="of:=SUMPRODUCT(--([.I5:.I10]&gt;[.J5:.J10]))" table:number-matrix-columns-spanned="1" table:number-matrix-rows-spanned="1" table:style-name="ce17">
            <text:p>6</text:p>
          </table:table-cell>
          <table:table-cell office:value-type="float" office:value="0" table:formula="of:=SUMPRODUCT(--([.J5:.J10]&gt;[.I5:.I10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6" table:formula="of:=SUMPRODUCT(--([.L5:.L10]&gt;[.M5:.M10]))" table:number-matrix-columns-spanned="1" table:number-matrix-rows-spanned="1" table:style-name="ce17">
            <text:p>6</text:p>
          </table:table-cell>
          <table:table-cell office:value-type="float" office:value="0" table:formula="of:=SUMPRODUCT(--([.M5:.M10]&gt;[.L5:.L10]))" table:number-matrix-columns-spanned="1" table:number-matrix-rows-spanned="1" table:style-name="ce17">
            <text:p>0</text:p>
          </table:table-cell>
          <table:table-cell office:value-type="float" office:value="6" table:formula="of:=SUMPRODUCT(--([.N5:.N10]&gt;[.O5:.O10]))" table:number-matrix-columns-spanned="1" table:number-matrix-rows-spanned="1" table:style-name="ce17">
            <text:p>6</text:p>
          </table:table-cell>
          <table:table-cell office:value-type="float" office:value="0" table:formula="of:=SUMPRODUCT(--([.O5:.O10]&gt;[.N5:.N10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61.146666666666668" table:formula="of:=AVERAGE([.B5:.B10])" table:style-name="ce16">
            <text:p>61.15</text:p>
          </table:table-cell>
          <table:table-cell office:value-type="float" office:value="59.251666666666665" table:formula="of:=AVERAGE([.C5:.C10])" table:style-name="ce16">
            <text:p>59.25</text:p>
          </table:table-cell>
          <table:table-cell office:value-type="float" office:value="65.506666666666675" table:formula="of:=AVERAGE([.D5:.D10])" table:style-name="ce16">
            <text:p>65.51</text:p>
          </table:table-cell>
          <table:table-cell office:value-type="float" office:value="58.283333333333339" table:formula="of:=AVERAGE([.E5:.E10])" table:style-name="ce16">
            <text:p>58.28</text:p>
          </table:table-cell>
          <table:table-cell table:style-name="ce1"/>
          <table:table-cell office:value-type="float" office:value="57.835000000000001" table:formula="of:=AVERAGE([.G5:.G10])" table:style-name="ce16">
            <text:p>57.84</text:p>
          </table:table-cell>
          <table:table-cell office:value-type="float" office:value="55.411666666666662" table:formula="of:=AVERAGE([.H5:.H10])" table:style-name="ce16">
            <text:p>55.41</text:p>
          </table:table-cell>
          <table:table-cell office:value-type="float" office:value="59.094999999999999" table:formula="of:=AVERAGE([.I5:.I10])" table:style-name="ce16">
            <text:p>59.10</text:p>
          </table:table-cell>
          <table:table-cell office:value-type="float" office:value="54.451666666666661" table:formula="of:=AVERAGE([.J5:.J10])" table:style-name="ce16">
            <text:p>54.45</text:p>
          </table:table-cell>
          <table:table-cell table:style-name="ce1"/>
          <table:table-cell office:value-type="float" office:value="57.20333333333334" table:formula="of:=AVERAGE([.L5:.L10])" table:style-name="ce16">
            <text:p>57.20</text:p>
          </table:table-cell>
          <table:table-cell office:value-type="float" office:value="52.578333333333326" table:formula="of:=AVERAGE([.M5:.M10])" table:style-name="ce16">
            <text:p>52.58</text:p>
          </table:table-cell>
          <table:table-cell office:value-type="float" office:value="58.673333333333325" table:formula="of:=AVERAGE([.N5:.N10])" table:style-name="ce16">
            <text:p>58.67</text:p>
          </table:table-cell>
          <table:table-cell office:value-type="float" office:value="51.344999999999999" table:formula="of:=AVERAGE([.O5:.O10])" table:style-name="ce16">
            <text:p>51.3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8950000000000031" table:formula="of:=AVERAGE([.B5:.B10])-AVERAGE([.C5:.C10])" table:style-name="ce16">
            <text:p>1.90</text:p>
          </table:table-cell>
          <table:table-cell office:value-type="float" office:value="-1.8950000000000031" table:formula="of:=AVERAGE([.C5:.C10])-AVERAGE([.B5:.B10])" table:style-name="ce16">
            <text:p>-1.90</text:p>
          </table:table-cell>
          <table:table-cell office:value-type="float" office:value="7.2233333333333363" table:formula="of:=AVERAGE([.D5:.D10])-AVERAGE([.E5:.E10])" table:style-name="ce16">
            <text:p>7.22</text:p>
          </table:table-cell>
          <table:table-cell office:value-type="float" office:value="-7.2233333333333363" table:formula="of:=AVERAGE([.E5:.E10])-AVERAGE([.D5:.D10])" table:style-name="ce16">
            <text:p>-7.22</text:p>
          </table:table-cell>
          <table:table-cell table:style-name="ce7"/>
          <table:table-cell office:value-type="float" office:value="2.4233333333333391" table:formula="of:=AVERAGE([.G5:.G10])-AVERAGE([.H5:.H10])" table:style-name="ce16">
            <text:p>2.42</text:p>
          </table:table-cell>
          <table:table-cell office:value-type="float" office:value="-2.4233333333333391" table:formula="of:=AVERAGE([.H5:.H10])-AVERAGE([.G5:.G10])" table:style-name="ce16">
            <text:p>-2.42</text:p>
          </table:table-cell>
          <table:table-cell office:value-type="float" office:value="4.643333333333338" table:formula="of:=AVERAGE([.I5:.I10])-AVERAGE([.J5:.J10])" table:style-name="ce16">
            <text:p>4.64</text:p>
          </table:table-cell>
          <table:table-cell office:value-type="float" office:value="-4.643333333333338" table:formula="of:=AVERAGE([.J5:.J10])-AVERAGE([.I5:.I10])" table:style-name="ce16">
            <text:p>-4.64</text:p>
          </table:table-cell>
          <table:table-cell table:style-name="ce7"/>
          <table:table-cell office:value-type="float" office:value="4.6250000000000142" table:formula="of:=AVERAGE([.L5:.L10])-AVERAGE([.M5:.M10])" table:style-name="ce16">
            <text:p>4.63</text:p>
          </table:table-cell>
          <table:table-cell office:value-type="float" office:value="-4.6250000000000142" table:formula="of:=AVERAGE([.M5:.M10])-AVERAGE([.L5:.L10])" table:style-name="ce16">
            <text:p>-4.63</text:p>
          </table:table-cell>
          <table:table-cell office:value-type="float" office:value="7.328333333333326" table:formula="of:=AVERAGE([.N5:.N10])-AVERAGE([.O5:.O10])" table:style-name="ce16">
            <text:p>7.33</text:p>
          </table:table-cell>
          <table:table-cell office:value-type="float" office:value="-7.328333333333326" table:formula="of:=AVERAGE([.O5:.O10])-AVERAGE([.N5:.N10])" table:style-name="ce16">
            <text:p>-7.33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-5.3283333333333331" table:formula="of:=[.B16]-[.D16]" table:style-name="ce16">
            <text:p>-5.33</text:p>
          </table:table-cell>
          <table:table-cell office:value-type="float" office:value="5.3283333333333331" table:formula="of:=[.C16]-[.E16]" table:style-name="ce16">
            <text:p>5.33</text:p>
          </table:table-cell>
          <table:table-cell office:value-type="float" office:value="5.3283333333333331" table:formula="of:=[.D16]-[.B16]" table:style-name="ce16">
            <text:p>5.33</text:p>
          </table:table-cell>
          <table:table-cell office:value-type="float" office:value="-5.3283333333333331" table:formula="of:=[.E16]-[.C16]" table:style-name="ce16">
            <text:p>-5.33</text:p>
          </table:table-cell>
          <table:table-cell table:style-name="ce1"/>
          <table:table-cell office:value-type="float" office:value="-2.2199999999999989" table:formula="of:=[.G16]-[.I16]" table:style-name="ce16">
            <text:p>-2.22</text:p>
          </table:table-cell>
          <table:table-cell office:value-type="float" office:value="2.2199999999999989" table:formula="of:=[.H16]-[.J16]" table:style-name="ce16">
            <text:p>2.22</text:p>
          </table:table-cell>
          <table:table-cell office:value-type="float" office:value="2.2199999999999989" table:formula="of:=[.I16]-[.G16]" table:style-name="ce16">
            <text:p>2.22</text:p>
          </table:table-cell>
          <table:table-cell office:value-type="float" office:value="-2.2199999999999989" table:formula="of:=[.J16]-[.H16]" table:style-name="ce16">
            <text:p>-2.22</text:p>
          </table:table-cell>
          <table:table-cell table:style-name="ce1"/>
          <table:table-cell office:value-type="float" office:value="-2.7033333333333118" table:formula="of:=[.L16]-[.N16]" table:style-name="ce16">
            <text:p>-2.70</text:p>
          </table:table-cell>
          <table:table-cell office:value-type="float" office:value="2.7033333333333118" table:formula="of:=[.M16]-[.O16]" table:style-name="ce16">
            <text:p>2.70</text:p>
          </table:table-cell>
          <table:table-cell office:value-type="float" office:value="2.7033333333333118" table:formula="of:=[.N16]-[.L16]" table:style-name="ce16">
            <text:p>2.70</text:p>
          </table:table-cell>
          <table:table-cell office:value-type="float" office:value="-2.7033333333333118" table:formula="of:=[.O16]-[.M16]" table:style-name="ce16">
            <text:p>-2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11634701180051642" table:formula="of:=TTEST([.B5:.B10];[.C5:.C10];2;1)" table:number-columns-spanned="2" table:number-rows-spanned="1" table:style-name="ce24">
            <text:p>0.12</text:p>
          </table:table-cell>
          <table:covered-table-cell/>
          <table:table-cell office:value-type="float" office:value="0.14750522022978332" table:formula="of:=TTEST([.D5:.D10];[.E5:.E10];2;1)" table:number-columns-spanned="2" table:number-rows-spanned="1" table:style-name="ce24">
            <text:p>0.15</text:p>
          </table:table-cell>
          <table:covered-table-cell/>
          <table:table-cell table:style-name="ce1"/>
          <table:table-cell office:value-type="float" office:value="2.3730337065290843E-2" table:formula="of:=TTEST([.G5:.G10];[.H5:.H10];2;1)" table:number-columns-spanned="2" table:number-rows-spanned="1" table:style-name="ce24">
            <text:p>0.02</text:p>
          </table:table-cell>
          <table:covered-table-cell/>
          <table:table-cell office:value-type="float" office:value="7.0869980861340373E-2" table:formula="of:=TTEST([.I5:.I10];[.J5:.J10];2;1)" table:number-columns-spanned="2" table:number-rows-spanned="1" table:style-name="ce24">
            <text:p>0.07</text:p>
          </table:table-cell>
          <table:covered-table-cell/>
          <table:table-cell table:style-name="ce1"/>
          <table:table-cell office:value-type="float" office:value="2.4051047554969813E-3" table:formula="of:=TTEST([.L5:.L10];[.M5:.M10];2;1)" table:number-columns-spanned="2" table:number-rows-spanned="1" table:style-name="ce24">
            <text:p>0.00</text:p>
          </table:table-cell>
          <table:covered-table-cell/>
          <table:table-cell office:value-type="float" office:value="5.0469467633374662E-3" table:formula="of:=TTEST([.N5:.N10];[.O5:.O10];2;1)" table:number-columns-spanned="2" table:number-rows-spanned="1" table:style-name="ce24">
            <text:p>0.01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number-columns-spanned="4" table:number-rows-spanned="1" table:style-name="ce25">
            <text:p>English-GUMReddit and English-ESL removed due to low performance.</text:p>
          </table:table-cell>
          <table:covered-table-cell table:number-columns-repeated="3"/>
          <table:table-cell table:style-name="ce26"/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4" table:formula="of:=SUMPRODUCT(--([.B26:.B29]&gt;[.C26:.C29]))" table:number-matrix-columns-spanned="1" table:number-matrix-rows-spanned="1" table:style-name="ce17">
            <text:p>4</text:p>
          </table:table-cell>
          <table:table-cell office:value-type="float" office:value="0" table:formula="of:=SUMPRODUCT(--([.C26:.C29]&gt;[.B26:.B29]))" table:number-matrix-columns-spanned="1" table:number-matrix-rows-spanned="1" table:style-name="ce17">
            <text:p>0</text:p>
          </table:table-cell>
          <table:table-cell office:value-type="float" office:value="4" table:formula="of:=SUMPRODUCT(--([.D26:.D29]&gt;[.E26:.E29]))" table:number-matrix-columns-spanned="1" table:number-matrix-rows-spanned="1" table:style-name="ce17">
            <text:p>4</text:p>
          </table:table-cell>
          <table:table-cell office:value-type="float" office:value="0" table:formula="of:=SUMPRODUCT(--([.E26:.E29]&gt;[.D26:.D29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4" table:formula="of:=SUMPRODUCT(--([.G26:.G29]&gt;[.H26:.H29]))" table:number-matrix-columns-spanned="1" table:number-matrix-rows-spanned="1" table:style-name="ce17">
            <text:p>4</text:p>
          </table:table-cell>
          <table:table-cell office:value-type="float" office:value="0" table:formula="of:=SUMPRODUCT(--([.H26:.H29]&gt;[.G26:.G29]))" table:number-matrix-columns-spanned="1" table:number-matrix-rows-spanned="1" table:style-name="ce17">
            <text:p>0</text:p>
          </table:table-cell>
          <table:table-cell office:value-type="float" office:value="4" table:formula="of:=SUMPRODUCT(--([.I26:.I29]&gt;[.J26:.J29]))" table:number-matrix-columns-spanned="1" table:number-matrix-rows-spanned="1" table:style-name="ce17">
            <text:p>4</text:p>
          </table:table-cell>
          <table:table-cell office:value-type="float" office:value="0" table:formula="of:=SUMPRODUCT(--([.J26:.J29]&gt;[.I26:.I29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4" table:formula="of:=SUMPRODUCT(--([.L26:.L29]&gt;[.M26:.M29]))" table:number-matrix-columns-spanned="1" table:number-matrix-rows-spanned="1" table:style-name="ce17">
            <text:p>4</text:p>
          </table:table-cell>
          <table:table-cell office:value-type="float" office:value="0" table:formula="of:=SUMPRODUCT(--([.M26:.M29]&gt;[.L26:.L29]))" table:number-matrix-columns-spanned="1" table:number-matrix-rows-spanned="1" table:style-name="ce17">
            <text:p>0</text:p>
          </table:table-cell>
          <table:table-cell office:value-type="float" office:value="4" table:formula="of:=SUMPRODUCT(--([.N26:.N29]&gt;[.O26:.O29]))" table:number-matrix-columns-spanned="1" table:number-matrix-rows-spanned="1" table:style-name="ce17">
            <text:p>4</text:p>
          </table:table-cell>
          <table:table-cell office:value-type="float" office:value="0" table:formula="of:=SUMPRODUCT(--([.O26:.O29]&gt;[.N26:.N29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634999999999991" table:formula="of:=AVERAGE([.B26:.B29])" table:style-name="ce16">
            <text:p>86.64</text:p>
          </table:table-cell>
          <table:table-cell office:value-type="float" office:value="85.894999999999996" table:formula="of:=AVERAGE([.C26:.C29])" table:style-name="ce16">
            <text:p>85.90</text:p>
          </table:table-cell>
          <table:table-cell office:value-type="float" office:value="85.875" table:formula="of:=AVERAGE([.D26:.D29])" table:style-name="ce16">
            <text:p>85.88</text:p>
          </table:table-cell>
          <table:table-cell office:value-type="float" office:value="85.287499999999994" table:formula="of:=AVERAGE([.E26:.E29])" table:style-name="ce16">
            <text:p>85.29</text:p>
          </table:table-cell>
          <table:table-cell table:style-name="ce1"/>
          <table:table-cell office:value-type="float" office:value="83.86" table:formula="of:=AVERAGE([.G26:.G29])" table:style-name="ce16">
            <text:p>83.86</text:p>
          </table:table-cell>
          <table:table-cell office:value-type="float" office:value="82.147499999999994" table:formula="of:=AVERAGE([.H26:.H29])" table:style-name="ce16">
            <text:p>82.15</text:p>
          </table:table-cell>
          <table:table-cell office:value-type="float" office:value="82.919999999999987" table:formula="of:=AVERAGE([.I26:.I29])" table:style-name="ce16">
            <text:p>82.92</text:p>
          </table:table-cell>
          <table:table-cell office:value-type="float" office:value="81.465000000000003" table:formula="of:=AVERAGE([.J26:.J29])" table:style-name="ce16">
            <text:p>81.47</text:p>
          </table:table-cell>
          <table:table-cell table:style-name="ce1"/>
          <table:table-cell office:value-type="float" office:value="83.027500000000003" table:formula="of:=AVERAGE([.L26:.L29])" table:style-name="ce16">
            <text:p>83.03</text:p>
          </table:table-cell>
          <table:table-cell office:value-type="float" office:value="77.902500000000003" table:formula="of:=AVERAGE([.M26:.M29])" table:style-name="ce16">
            <text:p>77.90</text:p>
          </table:table-cell>
          <table:table-cell office:value-type="float" office:value="81.947500000000005" table:formula="of:=AVERAGE([.N26:.N29])" table:style-name="ce16">
            <text:p>81.95</text:p>
          </table:table-cell>
          <table:table-cell office:value-type="float" office:value="76.942499999999995" table:formula="of:=AVERAGE([.O26:.O29])" table:style-name="ce16">
            <text:p>76.9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3" table:style-name="ce16"/>
          <table:table-cell table:number-columns-repeated="16380" table:style-name="ce1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999999999999488" table:formula="of:=AVERAGE([.B26:.B29])-AVERAGE([.C26:.C29])" table:style-name="ce16">
            <text:p>0.74</text:p>
          </table:table-cell>
          <table:table-cell office:value-type="float" office:value="-0.73999999999999488" table:formula="of:=AVERAGE([.C26:.C29])-AVERAGE([.B26:.B29])" table:style-name="ce16">
            <text:p>-0.74</text:p>
          </table:table-cell>
          <table:table-cell office:value-type="float" office:value="0.58750000000000568" table:formula="of:=AVERAGE([.D26:.D29])-AVERAGE([.E26:.E29])" table:style-name="ce16">
            <text:p>0.59</text:p>
          </table:table-cell>
          <table:table-cell office:value-type="float" office:value="-0.58750000000000568" table:formula="of:=AVERAGE([.E26:.E29])-AVERAGE([.D26:.D29])" table:style-name="ce16">
            <text:p>-0.59</text:p>
          </table:table-cell>
          <table:table-cell table:style-name="ce7"/>
          <table:table-cell office:value-type="float" office:value="1.7125000000000057" table:formula="of:=AVERAGE([.G26:.G29])-AVERAGE([.H26:.H29])" table:style-name="ce16">
            <text:p>1.71</text:p>
          </table:table-cell>
          <table:table-cell office:value-type="float" office:value="-1.7125000000000057" table:formula="of:=AVERAGE([.H26:.H29])-AVERAGE([.G26:.G29])" table:style-name="ce16">
            <text:p>-1.71</text:p>
          </table:table-cell>
          <table:table-cell office:value-type="float" office:value="1.4549999999999841" table:formula="of:=AVERAGE([.I26:.I29])-AVERAGE([.J26:.J29])" table:style-name="ce16">
            <text:p>1.45</text:p>
          </table:table-cell>
          <table:table-cell office:value-type="float" office:value="-1.4549999999999841" table:formula="of:=AVERAGE([.J26:.J29])-AVERAGE([.I26:.I29])" table:style-name="ce16">
            <text:p>-1.45</text:p>
          </table:table-cell>
          <table:table-cell table:style-name="ce7"/>
          <table:table-cell office:value-type="float" office:value="5.125" table:formula="of:=AVERAGE([.L26:.L29])-AVERAGE([.M26:.M29])" table:style-name="ce16">
            <text:p>5.13</text:p>
          </table:table-cell>
          <table:table-cell office:value-type="float" office:value="-5.125" table:formula="of:=AVERAGE([.M26:.M29])-AVERAGE([.L26:.L29])" table:style-name="ce16">
            <text:p>-5.13</text:p>
          </table:table-cell>
          <table:table-cell office:value-type="float" office:value="5.0050000000000097" table:formula="of:=AVERAGE([.N26:.N29])-AVERAGE([.O26:.O29])" table:style-name="ce16">
            <text:p>5.01</text:p>
          </table:table-cell>
          <table:table-cell office:value-type="float" office:value="-5.0050000000000097" table:formula="of:=AVERAGE([.O26:.O29])-AVERAGE([.N26:.N29])" table:style-name="ce16">
            <text:p>-5.0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1524999999999892" table:formula="of:=[.B35]-[.D35]" table:style-name="ce16">
            <text:p>0.15</text:p>
          </table:table-cell>
          <table:table-cell office:value-type="float" office:value="-0.1524999999999892" table:formula="of:=[.C35]-[.E35]" table:style-name="ce16">
            <text:p>-0.15</text:p>
          </table:table-cell>
          <table:table-cell office:value-type="float" office:value="-0.1524999999999892" table:formula="of:=[.D35]-[.B35]" table:style-name="ce16">
            <text:p>-0.15</text:p>
          </table:table-cell>
          <table:table-cell office:value-type="float" office:value="0.1524999999999892" table:formula="of:=[.E35]-[.C35]" table:style-name="ce16">
            <text:p>0.15</text:p>
          </table:table-cell>
          <table:table-cell table:style-name="ce1"/>
          <table:table-cell office:value-type="float" office:value="0.2575000000000216" table:formula="of:=[.G35]-[.I35]" table:style-name="ce16">
            <text:p>0.26</text:p>
          </table:table-cell>
          <table:table-cell office:value-type="float" office:value="-0.2575000000000216" table:formula="of:=[.H35]-[.J35]" table:style-name="ce16">
            <text:p>-0.26</text:p>
          </table:table-cell>
          <table:table-cell office:value-type="float" office:value="-0.2575000000000216" table:formula="of:=[.I35]-[.G35]" table:style-name="ce16">
            <text:p>-0.26</text:p>
          </table:table-cell>
          <table:table-cell office:value-type="float" office:value="0.2575000000000216" table:formula="of:=[.J35]-[.H35]" table:style-name="ce16">
            <text:p>0.26</text:p>
          </table:table-cell>
          <table:table-cell table:style-name="ce1"/>
          <table:table-cell office:value-type="float" office:value="0.11999999999999034" table:formula="of:=[.L35]-[.N35]" table:style-name="ce16">
            <text:p>0.12</text:p>
          </table:table-cell>
          <table:table-cell office:value-type="float" office:value="-0.11999999999999034" table:formula="of:=[.M35]-[.O35]" table:style-name="ce16">
            <text:p>-0.12</text:p>
          </table:table-cell>
          <table:table-cell office:value-type="float" office:value="-0.11999999999999034" table:formula="of:=[.N35]-[.L35]" table:style-name="ce16">
            <text:p>-0.12</text:p>
          </table:table-cell>
          <table:table-cell office:value-type="float" office:value="0.11999999999999034" table:formula="of:=[.O35]-[.M35]" table:style-name="ce16">
            <text:p>0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5.2466884688071293E-2" table:formula="of:=TTEST([.B26:.B29];[.C26:.C29];2;1)" table:number-columns-spanned="2" table:number-rows-spanned="1" table:style-name="ce24">
            <text:p>0.05</text:p>
          </table:table-cell>
          <table:covered-table-cell/>
          <table:table-cell office:value-type="float" office:value="0.10225361702062782" table:formula="of:=TTEST([.D26:.D29];[.E26:.E29];2;1)" table:number-columns-spanned="2" table:number-rows-spanned="1" table:style-name="ce24">
            <text:p>0.10</text:p>
          </table:table-cell>
          <table:covered-table-cell/>
          <table:table-cell table:style-name="ce1"/>
          <table:table-cell office:value-type="float" office:value="1.8215120741972382E-3" table:formula="of:=TTEST([.G26:.G29];[.H26:.H29];2;1)" table:number-columns-spanned="2" table:number-rows-spanned="1" table:style-name="ce24">
            <text:p>0.00</text:p>
          </table:table-cell>
          <table:covered-table-cell/>
          <table:table-cell office:value-type="float" office:value="7.1721148250985601E-3" table:formula="of:=TTEST([.I26:.I29];[.J26:.J29];2;1)" table:number-columns-spanned="2" table:number-rows-spanned="1" table:style-name="ce24">
            <text:p>0.01</text:p>
          </table:table-cell>
          <table:covered-table-cell/>
          <table:table-cell table:style-name="ce1"/>
          <table:table-cell office:value-type="float" office:value="1.3694849180024905E-3" table:formula="of:=TTEST([.L26:.L29];[.M26:.M29];2;1)" table:number-columns-spanned="2" table:number-rows-spanned="1" table:style-name="ce24">
            <text:p>0.00</text:p>
          </table:table-cell>
          <table:covered-table-cell/>
          <table:table-cell office:value-type="float" office:value="4.7578382688480995E-3" table:formula="of:=TTEST([.N26:.N29];[.O26:.O29];2;1)" table:number-columns-spanned="2" table:number-rows-spanned="1" table:style-name="ce24">
            <text:p>0.00</text:p>
          </table:table-cell>
          <table:covered-table-cell/>
          <table:table-cell table:number-columns-repeated="16369"/>
        </table:table-row>
        <table:table-row table:number-rows-repeated="1048538" table:style-name="ro4">
          <table:table-cell table:number-columns-repeated="16384"/>
        </table:table-row>
      </table:table>
      <table:table table:name="Hindi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-1.4000000000000057" table:formula="of:=([.B5])-([.C5])" table:style-name="ce16">
            <text:p>-1.40</text:p>
          </table:table-cell>
          <table:table-cell office:value-type="float" office:value="1.4000000000000057" table:formula="of:=([.C5]-[.B5])" table:style-name="ce16">
            <text:p>1.40</text:p>
          </table:table-cell>
          <table:table-cell office:value-type="float" office:value="-4.039999999999992" table:formula="of:=([.D5])-([.E5])" table:style-name="ce16">
            <text:p>-4.04</text:p>
          </table:table-cell>
          <table:table-cell office:value-type="float" office:value="4.039999999999992" table:formula="of:=([.E5]-[.D5])" table:style-name="ce16">
            <text:p>4.04</text:p>
          </table:table-cell>
          <table:table-cell table:style-name="ce7"/>
          <table:table-cell office:value-type="float" office:value="9.0000000000003411E-2" table:formula="of:=([.G5])-([.H5])" table:style-name="ce16">
            <text:p>0.09</text:p>
          </table:table-cell>
          <table:table-cell office:value-type="float" office:value="-9.0000000000003411E-2" table:formula="of:=([.H5]-[.G5])" table:style-name="ce16">
            <text:p>-0.09</text:p>
          </table:table-cell>
          <table:table-cell office:value-type="float" office:value="-2.6700000000000017" table:formula="of:=([.I5])-([.J5])" table:style-name="ce16">
            <text:p>-2.67</text:p>
          </table:table-cell>
          <table:table-cell office:value-type="float" office:value="2.6700000000000017" table:formula="of:=([.J5]-[.I5])" table:style-name="ce16">
            <text:p>2.67</text:p>
          </table:table-cell>
          <table:table-cell table:style-name="ce7"/>
          <table:table-cell office:value-type="float" office:value="3.8599999999999994" table:formula="of:=([.L5])-([.M5])" table:style-name="ce16">
            <text:p>3.86</text:p>
          </table:table-cell>
          <table:table-cell office:value-type="float" office:value="-3.8599999999999994" table:formula="of:=([.M5]-[.L5])" table:style-name="ce16">
            <text:p>-3.86</text:p>
          </table:table-cell>
          <table:table-cell office:value-type="float" office:value="1.0900000000000034" table:formula="of:=([.N5])-([.O5])" table:style-name="ce16">
            <text:p>1.09</text:p>
          </table:table-cell>
          <table:table-cell office:value-type="float" office:value="-1.0900000000000034" table:formula="of:=([.O5]-[.N5])" table:style-name="ce16">
            <text:p>-1.09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2.6399999999999864" table:formula="of:=[.B8]-[.D8]" table:style-name="ce16">
            <text:p>2.64</text:p>
          </table:table-cell>
          <table:table-cell office:value-type="float" office:value="-2.6399999999999864" table:formula="of:=[.C8]-[.E8]" table:style-name="ce16">
            <text:p>-2.64</text:p>
          </table:table-cell>
          <table:table-cell office:value-type="float" office:value="-2.6399999999999864" table:formula="of:=[.D8]-[.B8]" table:style-name="ce16">
            <text:p>-2.64</text:p>
          </table:table-cell>
          <table:table-cell office:value-type="float" office:value="2.6399999999999864" table:formula="of:=[.E8]-[.C8]" table:style-name="ce16">
            <text:p>2.64</text:p>
          </table:table-cell>
          <table:table-cell table:style-name="ce1"/>
          <table:table-cell office:value-type="float" office:value="2.7600000000000051" table:formula="of:=[.G8]-[.I8]" table:style-name="ce16">
            <text:p>2.76</text:p>
          </table:table-cell>
          <table:table-cell office:value-type="float" office:value="-2.7600000000000051" table:formula="of:=[.H8]-[.J8]" table:style-name="ce16">
            <text:p>-2.76</text:p>
          </table:table-cell>
          <table:table-cell office:value-type="float" office:value="-2.7600000000000051" table:formula="of:=[.I8]-[.G8]" table:style-name="ce16">
            <text:p>-2.76</text:p>
          </table:table-cell>
          <table:table-cell office:value-type="float" office:value="2.7600000000000051" table:formula="of:=[.J8]-[.H8]" table:style-name="ce16">
            <text:p>2.76</text:p>
          </table:table-cell>
          <table:table-cell table:style-name="ce1"/>
          <table:table-cell office:value-type="float" office:value="2.769999999999996" table:formula="of:=[.L8]-[.N8]" table:style-name="ce16">
            <text:p>2.77</text:p>
          </table:table-cell>
          <table:table-cell office:value-type="float" office:value="-2.769999999999996" table:formula="of:=[.M8]-[.O8]" table:style-name="ce16">
            <text:p>-2.77</text:p>
          </table:table-cell>
          <table:table-cell office:value-type="float" office:value="-2.769999999999996" table:formula="of:=[.N8]-[.L8]" table:style-name="ce16">
            <text:p>-2.77</text:p>
          </table:table-cell>
          <table:table-cell office:value-type="float" office:value="2.769999999999996" table:formula="of:=[.O8]-[.M8]" table:style-name="ce16">
            <text:p>2.77</text:p>
          </table:table-cell>
          <table:table-cell table:number-columns-repeated="16369"/>
        </table:table-row>
        <table:table-row table:number-rows-repeated="2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27">
            <text:p>Withhe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Hindi_English-HIENCS</text:p>
          </table:table-cell>
          <table:table-cell office:value-type="float" office:value="8.59" table:style-name="ce16">
            <text:p>8.59</text:p>
          </table:table-cell>
          <table:table-cell office:value-type="float" office:value="7.83" table:style-name="ce16">
            <text:p>7.83</text:p>
          </table:table-cell>
          <table:table-cell office:value-type="float" office:value="13.69" table:style-name="ce16">
            <text:p>13.69</text:p>
          </table:table-cell>
          <table:table-cell office:value-type="float" office:value="12.35" table:style-name="ce16">
            <text:p>12.35</text:p>
          </table:table-cell>
          <table:table-cell table:style-name="ce1"/>
          <table:table-cell office:value-type="float" office:value="3.61" table:style-name="ce16">
            <text:p>3.61</text:p>
          </table:table-cell>
          <table:table-cell office:value-type="float" office:value="1.73" table:style-name="ce16">
            <text:p>1.73</text:p>
          </table:table-cell>
          <table:table-cell office:value-type="float" office:value="2.19" table:style-name="ce16">
            <text:p>2.19</text:p>
          </table:table-cell>
          <table:table-cell office:value-type="float" office:value="2.76" table:style-name="ce16">
            <text:p>2.76</text:p>
          </table:table-cell>
          <table:table-cell table:style-name="ce1"/>
          <table:table-cell office:value-type="float" office:value="4.0999999999999996" table:style-name="ce16">
            <text:p>4.10</text:p>
          </table:table-cell>
          <table:table-cell office:value-type="float" office:value="2.0299999999999998" table:style-name="ce16">
            <text:p>2.03</text:p>
          </table:table-cell>
          <table:table-cell office:value-type="float" office:value="2.15" table:style-name="ce16">
            <text:p>2.15</text:p>
          </table:table-cell>
          <table:table-cell office:value-type="float" office:value="0.73" table:style-name="ce16">
            <text:p>0.73</text:p>
          </table:table-cell>
          <table:table-cell table:number-columns-repeated="16369"/>
        </table:table-row>
        <table:table-row table:number-rows-repeated="1048562" table:style-name="ro4">
          <table:table-cell table:number-columns-repeated="16384"/>
        </table:table-row>
      </table:table>
      <table:table table:name="Romance_Languages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FTB</text:p>
          </table:table-cell>
          <table:table-cell office:value-type="float" office:value="7.26" table:style-name="ce16">
            <text:p>7.26</text:p>
          </table:table-cell>
          <table:table-cell office:value-type="float" office:value="6.75" table:style-name="ce16">
            <text:p>6.75</text:p>
          </table:table-cell>
          <table:table-cell office:value-type="float" office:value="32.549999999999997" table:style-name="ce16">
            <text:p>32.55</text:p>
          </table:table-cell>
          <table:table-cell office:value-type="float" office:value="13.94" table:style-name="ce16">
            <text:p>13.94</text:p>
          </table:table-cell>
          <table:table-cell table:style-name="ce1"/>
          <table:table-cell office:value-type="float" office:value="4.6500000000000004" table:style-name="ce16">
            <text:p>4.65</text:p>
          </table:table-cell>
          <table:table-cell office:value-type="float" office:value="3.46" table:style-name="ce16">
            <text:p>3.46</text:p>
          </table:table-cell>
          <table:table-cell office:value-type="float" office:value="7.55" table:style-name="ce16">
            <text:p>7.55</text:p>
          </table:table-cell>
          <table:table-cell office:value-type="float" office:value="3.45" table:style-name="ce16">
            <text:p>3.45</text:p>
          </table:table-cell>
          <table:table-cell table:style-name="ce1"/>
          <table:table-cell office:value-type="float" office:value="2.95" table:style-name="ce16">
            <text:p>2.95</text:p>
          </table:table-cell>
          <table:table-cell office:value-type="float" office:value="2.98" table:style-name="ce16">
            <text:p>2.98</text:p>
          </table:table-cell>
          <table:table-cell office:value-type="float" office:value="7.45" table:style-name="ce16">
            <text:p>7.45</text:p>
          </table:table-cell>
          <table:table-cell office:value-type="float" office:value="2.57" table:style-name="ce16">
            <text:p>2.5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8" table:formula="of:=SUMPRODUCT(--([.B5:.B30]&gt;[.C5:.C30]))" table:number-matrix-columns-spanned="1" table:number-matrix-rows-spanned="1" table:style-name="ce17">
            <text:p>18</text:p>
          </table:table-cell>
          <table:table-cell office:value-type="float" office:value="8" table:formula="of:=SUMPRODUCT(--([.C5:.C30]&gt;[.B5:.B30]))" table:number-matrix-columns-spanned="1" table:number-matrix-rows-spanned="1" table:style-name="ce17">
            <text:p>8</text:p>
          </table:table-cell>
          <table:table-cell office:value-type="float" office:value="16" table:formula="of:=SUMPRODUCT(--([.D5:.D30]&gt;[.E5:.E30]))" table:number-matrix-columns-spanned="1" table:number-matrix-rows-spanned="1" table:style-name="ce17">
            <text:p>16</text:p>
          </table:table-cell>
          <table:table-cell office:value-type="float" office:value="10" table:formula="of:=SUMPRODUCT(--([.E5:.E30]&gt;[.D5:.D30]))" table:number-matrix-columns-spanned="1" table:number-matrix-rows-spanned="1" table:style-name="ce17">
            <text:p>10</text:p>
          </table:table-cell>
          <table:table-cell table:style-name="ce1"/>
          <table:table-cell office:value-type="float" office:value="24" table:formula="of:=SUMPRODUCT(--([.G5:.G30]&gt;[.H5:.H30]))" table:number-matrix-columns-spanned="1" table:number-matrix-rows-spanned="1" table:style-name="ce17">
            <text:p>24</text:p>
          </table:table-cell>
          <table:table-cell office:value-type="float" office:value="2" table:formula="of:=SUMPRODUCT(--([.H5:.H30]&gt;[.G5:.G30]))" table:number-matrix-columns-spanned="1" table:number-matrix-rows-spanned="1" table:style-name="ce17">
            <text:p>2</text:p>
          </table:table-cell>
          <table:table-cell office:value-type="float" office:value="20" table:formula="of:=SUMPRODUCT(--([.I5:.I30]&gt;[.J5:.J30]))" table:number-matrix-columns-spanned="1" table:number-matrix-rows-spanned="1" table:style-name="ce17">
            <text:p>20</text:p>
          </table:table-cell>
          <table:table-cell office:value-type="float" office:value="6" table:formula="of:=SUMPRODUCT(--([.J5:.J30]&gt;[.I5:.I30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25" table:formula="of:=SUMPRODUCT(--([.L5:.L30]&gt;[.M5:.M30]))" table:number-matrix-columns-spanned="1" table:number-matrix-rows-spanned="1" table:style-name="ce17">
            <text:p>25</text:p>
          </table:table-cell>
          <table:table-cell office:value-type="float" office:value="1" table:formula="of:=SUMPRODUCT(--([.M5:.M30]&gt;[.L5:.L30]))" table:number-matrix-columns-spanned="1" table:number-matrix-rows-spanned="1" table:style-name="ce17">
            <text:p>1</text:p>
          </table:table-cell>
          <table:table-cell office:value-type="float" office:value="25" table:formula="of:=SUMPRODUCT(--([.N5:.N30]&gt;[.O5:.O30]))" table:number-matrix-columns-spanned="1" table:number-matrix-rows-spanned="1" table:style-name="ce17">
            <text:p>25</text:p>
          </table:table-cell>
          <table:table-cell office:value-type="float" office:value="1" table:formula="of:=SUMPRODUCT(--([.O5:.O30]&gt;[.N5:.N30]))" table:number-matrix-columns-spanned="1" table:number-matrix-rows-spanned="1" table:style-name="ce17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3.185000000000002" table:formula="of:=AVERAGE([.B5:.B30])" table:style-name="ce16">
            <text:p>83.19</text:p>
          </table:table-cell>
          <table:table-cell office:value-type="float" office:value="82.548846153846171" table:formula="of:=AVERAGE([.C5:.C30])" table:style-name="ce16">
            <text:p>82.55</text:p>
          </table:table-cell>
          <table:table-cell office:value-type="float" office:value="82.282307692307697" table:formula="of:=AVERAGE([.D5:.D30])" table:style-name="ce16">
            <text:p>82.28</text:p>
          </table:table-cell>
          <table:table-cell office:value-type="float" office:value="81.188846153846143" table:formula="of:=AVERAGE([.E5:.E30])" table:style-name="ce16">
            <text:p>81.19</text:p>
          </table:table-cell>
          <table:table-cell table:style-name="ce1"/>
          <table:table-cell office:value-type="float" office:value="79.477307692307704" table:formula="of:=AVERAGE([.G5:.G30])" table:style-name="ce16">
            <text:p>79.48</text:p>
          </table:table-cell>
          <table:table-cell office:value-type="float" office:value="78.155769230769224" table:formula="of:=AVERAGE([.H5:.H30])" table:style-name="ce16">
            <text:p>78.16</text:p>
          </table:table-cell>
          <table:table-cell office:value-type="float" office:value="77.537692307692296" table:formula="of:=AVERAGE([.I5:.I30])" table:style-name="ce16">
            <text:p>77.54</text:p>
          </table:table-cell>
          <table:table-cell office:value-type="float" office:value="76.45846153846152" table:formula="of:=AVERAGE([.J5:.J30])" table:style-name="ce16">
            <text:p>76.46</text:p>
          </table:table-cell>
          <table:table-cell table:style-name="ce1"/>
          <table:table-cell office:value-type="float" office:value="78.043076923076939" table:formula="of:=AVERAGE([.L5:.L30])" table:style-name="ce16">
            <text:p>78.04</text:p>
          </table:table-cell>
          <table:table-cell office:value-type="float" office:value="73.4619230769231" table:formula="of:=AVERAGE([.M5:.M30])" table:style-name="ce16">
            <text:p>73.46</text:p>
          </table:table-cell>
          <table:table-cell office:value-type="float" office:value="75.965000000000003" table:formula="of:=AVERAGE([.N5:.N30])" table:style-name="ce16">
            <text:p>75.97</text:p>
          </table:table-cell>
          <table:table-cell office:value-type="float" office:value="71.396153846153865" table:formula="of:=AVERAGE([.O5:.O30])" table:style-name="ce16">
            <text:p>71.40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63615384615383164" table:formula="of:=AVERAGE([.B5:.B30])-AVERAGE([.C5:.C30])" table:style-name="ce16">
            <text:p>0.64</text:p>
          </table:table-cell>
          <table:table-cell office:value-type="float" office:value="-0.63615384615383164" table:formula="of:=AVERAGE([.C5:.C30])-AVERAGE([.B5:.B30])" table:style-name="ce16">
            <text:p>-0.64</text:p>
          </table:table-cell>
          <table:table-cell office:value-type="float" office:value="1.093461538461554" table:formula="of:=AVERAGE([.D5:.D30])-AVERAGE([.E5:.E30])" table:style-name="ce16">
            <text:p>1.09</text:p>
          </table:table-cell>
          <table:table-cell office:value-type="float" office:value="-1.093461538461554" table:formula="of:=AVERAGE([.E5:.E30])-AVERAGE([.D5:.D30])" table:style-name="ce16">
            <text:p>-1.09</text:p>
          </table:table-cell>
          <table:table-cell table:style-name="ce7"/>
          <table:table-cell office:value-type="float" office:value="1.3215384615384806" table:formula="of:=AVERAGE([.G5:.G30])-AVERAGE([.H5:.H30])" table:style-name="ce16">
            <text:p>1.32</text:p>
          </table:table-cell>
          <table:table-cell office:value-type="float" office:value="-1.3215384615384806" table:formula="of:=AVERAGE([.H5:.H30])-AVERAGE([.G5:.G30])" table:style-name="ce16">
            <text:p>-1.32</text:p>
          </table:table-cell>
          <table:table-cell office:value-type="float" office:value="1.0792307692307759" table:formula="of:=AVERAGE([.I5:.I30])-AVERAGE([.J5:.J30])" table:style-name="ce16">
            <text:p>1.08</text:p>
          </table:table-cell>
          <table:table-cell office:value-type="float" office:value="-1.0792307692307759" table:formula="of:=AVERAGE([.J5:.J30])-AVERAGE([.I5:.I30])" table:style-name="ce16">
            <text:p>-1.08</text:p>
          </table:table-cell>
          <table:table-cell table:style-name="ce7"/>
          <table:table-cell office:value-type="float" office:value="4.581153846153839" table:formula="of:=AVERAGE([.L5:.L30])-AVERAGE([.M5:.M30])" table:style-name="ce16">
            <text:p>4.58</text:p>
          </table:table-cell>
          <table:table-cell office:value-type="float" office:value="-4.581153846153839" table:formula="of:=AVERAGE([.M5:.M30])-AVERAGE([.L5:.L30])" table:style-name="ce16">
            <text:p>-4.58</text:p>
          </table:table-cell>
          <table:table-cell office:value-type="float" office:value="4.5688461538461382" table:formula="of:=AVERAGE([.N5:.N30])-AVERAGE([.O5:.O30])" table:style-name="ce16">
            <text:p>4.57</text:p>
          </table:table-cell>
          <table:table-cell office:value-type="float" office:value="-4.5688461538461382" table:formula="of:=AVERAGE([.O5:.O30])-AVERAGE([.N5:.N30])" table:style-name="ce16">
            <text:p>-4.57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-0.45730769230772239" table:formula="of:=[.B36]-[.D36]" table:style-name="ce16">
            <text:p>-0.46</text:p>
          </table:table-cell>
          <table:table-cell office:value-type="float" office:value="0.45730769230772239" table:formula="of:=[.C36]-[.E36]" table:style-name="ce16">
            <text:p>0.46</text:p>
          </table:table-cell>
          <table:table-cell office:value-type="float" office:value="0.45730769230772239" table:formula="of:=[.D36]-[.B36]" table:style-name="ce16">
            <text:p>0.46</text:p>
          </table:table-cell>
          <table:table-cell office:value-type="float" office:value="-0.45730769230772239" table:formula="of:=[.E36]-[.C36]" table:style-name="ce16">
            <text:p>-0.46</text:p>
          </table:table-cell>
          <table:table-cell table:style-name="ce1"/>
          <table:table-cell office:value-type="float" office:value="0.24230769230770477" table:formula="of:=[.G36]-[.I36]" table:style-name="ce16">
            <text:p>0.24</text:p>
          </table:table-cell>
          <table:table-cell office:value-type="float" office:value="-0.24230769230770477" table:formula="of:=[.H36]-[.J36]" table:style-name="ce16">
            <text:p>-0.24</text:p>
          </table:table-cell>
          <table:table-cell office:value-type="float" office:value="-0.24230769230770477" table:formula="of:=[.I36]-[.G36]" table:style-name="ce16">
            <text:p>-0.24</text:p>
          </table:table-cell>
          <table:table-cell office:value-type="float" office:value="0.24230769230770477" table:formula="of:=[.J36]-[.H36]" table:style-name="ce16">
            <text:p>0.24</text:p>
          </table:table-cell>
          <table:table-cell table:style-name="ce1"/>
          <table:table-cell office:value-type="float" office:value="1.230769230770079E-2" table:formula="of:=[.L36]-[.N36]" table:style-name="ce16">
            <text:p>0.01</text:p>
          </table:table-cell>
          <table:table-cell office:value-type="float" office:value="-1.230769230770079E-2" table:formula="of:=[.M36]-[.O36]" table:style-name="ce16">
            <text:p>-0.01</text:p>
          </table:table-cell>
          <table:table-cell office:value-type="float" office:value="-1.230769230770079E-2" table:formula="of:=[.N36]-[.L36]" table:style-name="ce16">
            <text:p>-0.01</text:p>
          </table:table-cell>
          <table:table-cell office:value-type="float" office:value="1.230769230770079E-2" table:formula="of:=[.O36]-[.M36]" table:style-name="ce16">
            <text:p>0.0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7.0936736810595325E-3" table:formula="of:=TTEST([.B5:.B30];[.C5:.C30];2;1)" table:number-columns-spanned="2" table:number-rows-spanned="1" table:style-name="ce24">
            <text:p>0.01</text:p>
          </table:table-cell>
          <table:covered-table-cell/>
          <table:table-cell office:value-type="float" office:value="0.17751711742164589" table:formula="of:=TTEST([.D5:.D30];[.E5:.E30];2;1)" table:number-columns-spanned="2" table:number-rows-spanned="1" table:style-name="ce24">
            <text:p>0.18</text:p>
          </table:table-cell>
          <table:covered-table-cell/>
          <table:table-cell table:style-name="ce1"/>
          <table:table-cell office:value-type="float" office:value="2.8804660537850993E-5" table:formula="of:=TTEST([.G5:.G30];[.H5:.H30];2;1)" table:number-columns-spanned="2" table:number-rows-spanned="1" table:style-name="ce24">
            <text:p>0.00</text:p>
          </table:table-cell>
          <table:covered-table-cell/>
          <table:table-cell office:value-type="float" office:value="1.2671121509621045E-2" table:formula="of:=TTEST([.I5:.I30];[.J5:.J30];2;1)" table:number-columns-spanned="2" table:number-rows-spanned="1" table:style-name="ce24">
            <text:p>0.01</text:p>
          </table:table-cell>
          <table:covered-table-cell/>
          <table:table-cell table:style-name="ce1"/>
          <table:table-cell office:value-type="float" office:value="9.5306132913698956E-11" table:formula="of:=TTEST([.L5:.L30];[.M5:.M30];2;1)" table:number-columns-spanned="2" table:number-rows-spanned="1" table:style-name="ce24">
            <text:p>0.00</text:p>
          </table:table-cell>
          <table:covered-table-cell/>
          <table:table-cell office:value-type="float" office:value="8.585379760977459E-10" table:formula="of:=TTEST([.N5:.N30];[.O5:.O30];2;1)" table:number-columns-spanned="2" table:number-rows-spanned="1" table:style-name="ce24">
            <text:p>0.00</text:p>
          </table:table-cell>
          <table:covered-table-cell/>
          <table:table-cell table:number-columns-repeated="16369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style-name="ro1">
          <table:table-cell office:value-type="string" table:style-name="ce27">
            <text:p>Withhe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"/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"/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table:number-columns-repeated="16369"/>
        </table:table-row>
        <table:table-row table:number-rows-repeated="1048532" table:style-name="ro4">
          <table:table-cell table:number-columns-repeated="16384"/>
        </table:table-row>
      </table:table>
      <table:table table:name="Germanic_language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SL</text:p>
          </table:table-cell>
          <table:table-cell office:value-type="float" office:value="12.19" table:style-name="ce16">
            <text:p>12.19</text:p>
          </table:table-cell>
          <table:table-cell office:value-type="float" office:value="5.41" table:style-name="ce16">
            <text:p>5.41</text:p>
          </table:table-cell>
          <table:table-cell office:value-type="float" office:value="25.19" table:style-name="ce16">
            <text:p>25.19</text:p>
          </table:table-cell>
          <table:table-cell office:value-type="float" office:value="3.17" table:style-name="ce16">
            <text:p>3.17</text:p>
          </table:table-cell>
          <table:table-cell table:style-name="ce1"/>
          <table:table-cell office:value-type="float" office:value="8.25" table:style-name="ce16">
            <text:p>8.25</text:p>
          </table:table-cell>
          <table:table-cell office:value-type="float" office:value="2.09" table:style-name="ce16">
            <text:p>2.09</text:p>
          </table:table-cell>
          <table:table-cell office:value-type="float" office:value="10.66" table:style-name="ce16">
            <text:p>10.66</text:p>
          </table:table-cell>
          <table:table-cell office:value-type="float" office:value="0.36" table:style-name="ce16">
            <text:p>0.36</text:p>
          </table:table-cell>
          <table:table-cell table:style-name="ce1"/>
          <table:table-cell office:value-type="float" office:value="8.0399999999999991" table:style-name="ce16">
            <text:p>8.04</text:p>
          </table:table-cell>
          <table:table-cell office:value-type="float" office:value="1.7" table:style-name="ce16">
            <text:p>1.70</text:p>
          </table:table-cell>
          <table:table-cell office:value-type="float" office:value="11.41" table:style-name="ce16">
            <text:p>11.41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Reddit</text:p>
          </table:table-cell>
          <table:table-cell office:value-type="float" office:value="8.15" table:style-name="ce16">
            <text:p>8.15</text:p>
          </table:table-cell>
          <table:table-cell office:value-type="float" office:value="6.52" table:style-name="ce16">
            <text:p>6.52</text:p>
          </table:table-cell>
          <table:table-cell office:value-type="float" office:value="24.35" table:style-name="ce16">
            <text:p>24.35</text:p>
          </table:table-cell>
          <table:table-cell office:value-type="float" office:value="5.38" table:style-name="ce16">
            <text:p>5.38</text:p>
          </table:table-cell>
          <table:table-cell table:style-name="ce1"/>
          <table:table-cell office:value-type="float" office:value="3.32" table:style-name="ce16">
            <text:p>3.32</text:p>
          </table:table-cell>
          <table:table-cell office:value-type="float" office:value="1.79" table:style-name="ce16">
            <text:p>1.79</text:p>
          </table:table-cell>
          <table:table-cell office:value-type="float" office:value="12.23" table:style-name="ce16">
            <text:p>12.23</text:p>
          </table:table-cell>
          <table:table-cell office:value-type="float" office:value="0.49" table:style-name="ce16">
            <text:p>0.49</text:p>
          </table:table-cell>
          <table:table-cell table:style-name="ce1"/>
          <table:table-cell office:value-type="float" office:value="3.07" table:style-name="ce16">
            <text:p>3.07</text:p>
          </table:table-cell>
          <table:table-cell office:value-type="float" office:value="2.16" table:style-name="ce16">
            <text:p>2.16</text:p>
          </table:table-cell>
          <table:table-cell office:value-type="float" office:value="12.84" table:style-name="ce16">
            <text:p>12.84</text:p>
          </table:table-cell>
          <table:table-cell office:value-type="float" office:value="0.15" table:style-name="ce16">
            <text:p>0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"/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8" table:formula="of:=SUMPRODUCT(--([.B5:.B25]&gt;[.C5:.C25]))" table:number-matrix-columns-spanned="1" table:number-matrix-rows-spanned="1" table:style-name="ce17">
            <text:p>18</text:p>
          </table:table-cell>
          <table:table-cell office:value-type="float" office:value="3" table:formula="of:=SUMPRODUCT(--([.C5:.C25]&gt;[.B5:.B25]))" table:number-matrix-columns-spanned="1" table:number-matrix-rows-spanned="1" table:style-name="ce17">
            <text:p>3</text:p>
          </table:table-cell>
          <table:table-cell office:value-type="float" office:value="17" table:formula="of:=SUMPRODUCT(--([.D5:.D25]&gt;[.E5:.E25]))" table:number-matrix-columns-spanned="1" table:number-matrix-rows-spanned="1" table:style-name="ce17">
            <text:p>17</text:p>
          </table:table-cell>
          <table:table-cell office:value-type="float" office:value="4" table:formula="of:=SUMPRODUCT(--([.E5:.E25]&gt;[.D5:.D25]))" table:number-matrix-columns-spanned="1" table:number-matrix-rows-spanned="1" table:style-name="ce17">
            <text:p>4</text:p>
          </table:table-cell>
          <table:table-cell table:style-name="ce1"/>
          <table:table-cell office:value-type="float" office:value="21" table:formula="of:=SUMPRODUCT(--([.G5:.G25]&gt;[.H5:.H25]))" table:number-matrix-columns-spanned="1" table:number-matrix-rows-spanned="1" table:style-name="ce17">
            <text:p>21</text:p>
          </table:table-cell>
          <table:table-cell office:value-type="float" office:value="0" table:formula="of:=SUMPRODUCT(--([.H5:.H25]&gt;[.G5:.G25]))" table:number-matrix-columns-spanned="1" table:number-matrix-rows-spanned="1" table:style-name="ce17">
            <text:p>0</text:p>
          </table:table-cell>
          <table:table-cell office:value-type="float" office:value="19" table:formula="of:=SUMPRODUCT(--([.I5:.I25]&gt;[.J5:.J25]))" table:number-matrix-columns-spanned="1" table:number-matrix-rows-spanned="1" table:style-name="ce17">
            <text:p>19</text:p>
          </table:table-cell>
          <table:table-cell office:value-type="float" office:value="2" table:formula="of:=SUMPRODUCT(--([.J5:.J25]&gt;[.I5:.I25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21" table:formula="of:=SUMPRODUCT(--([.L5:.L25]&gt;[.M5:.M25]))" table:number-matrix-columns-spanned="1" table:number-matrix-rows-spanned="1" table:style-name="ce17">
            <text:p>21</text:p>
          </table:table-cell>
          <table:table-cell office:value-type="float" office:value="0" table:formula="of:=SUMPRODUCT(--([.M5:.M25]&gt;[.L5:.L25]))" table:number-matrix-columns-spanned="1" table:number-matrix-rows-spanned="1" table:style-name="ce17">
            <text:p>0</text:p>
          </table:table-cell>
          <table:table-cell office:value-type="float" office:value="21" table:formula="of:=SUMPRODUCT(--([.N5:.N25]&gt;[.O5:.O25]))" table:number-matrix-columns-spanned="1" table:number-matrix-rows-spanned="1" table:style-name="ce17">
            <text:p>21</text:p>
          </table:table-cell>
          <table:table-cell office:value-type="float" office:value="0" table:formula="of:=SUMPRODUCT(--([.O5:.O25]&gt;[.N5:.N25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77.153333333333322" table:formula="of:=AVERAGE([.B5:.B25])" table:style-name="ce16">
            <text:p>77.15</text:p>
          </table:table-cell>
          <table:table-cell office:value-type="float" office:value="75.369999999999976" table:formula="of:=AVERAGE([.C5:.C25])" table:style-name="ce16">
            <text:p>75.37</text:p>
          </table:table-cell>
          <table:table-cell office:value-type="float" office:value="77.128095238095241" table:formula="of:=AVERAGE([.D5:.D25])" table:style-name="ce16">
            <text:p>77.13</text:p>
          </table:table-cell>
          <table:table-cell office:value-type="float" office:value="73.977142857142852" table:formula="of:=AVERAGE([.E5:.E25])" table:style-name="ce16">
            <text:p>73.98</text:p>
          </table:table-cell>
          <table:table-cell table:style-name="ce1"/>
          <table:table-cell office:value-type="float" office:value="72.760476190476197" table:formula="of:=AVERAGE([.G5:.G25])" table:style-name="ce16">
            <text:p>72.76</text:p>
          </table:table-cell>
          <table:table-cell office:value-type="float" office:value="70.743809523809517" table:formula="of:=AVERAGE([.H5:.H25])" table:style-name="ce16">
            <text:p>70.74</text:p>
          </table:table-cell>
          <table:table-cell office:value-type="float" office:value="71.544761904761899" table:formula="of:=AVERAGE([.I5:.I25])" table:style-name="ce16">
            <text:p>71.54</text:p>
          </table:table-cell>
          <table:table-cell office:value-type="float" office:value="69.146666666666661" table:formula="of:=AVERAGE([.J5:.J25])" table:style-name="ce16">
            <text:p>69.15</text:p>
          </table:table-cell>
          <table:table-cell table:style-name="ce1"/>
          <table:table-cell office:value-type="float" office:value="71.734285714285704" table:formula="of:=AVERAGE([.L5:.L25])" table:style-name="ce16">
            <text:p>71.73</text:p>
          </table:table-cell>
          <table:table-cell office:value-type="float" office:value="67.049047619047641" table:formula="of:=AVERAGE([.M5:.M25])" table:style-name="ce16">
            <text:p>67.05</text:p>
          </table:table-cell>
          <table:table-cell office:value-type="float" office:value="70.413809523809533" table:formula="of:=AVERAGE([.N5:.N25])" table:style-name="ce16">
            <text:p>70.41</text:p>
          </table:table-cell>
          <table:table-cell office:value-type="float" office:value="65.275238095238095" table:formula="of:=AVERAGE([.O5:.O25])" table:style-name="ce16">
            <text:p>65.2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7833333333333456" table:formula="of:=AVERAGE([.B5:.B25])-AVERAGE([.C5:.C25])" table:style-name="ce16">
            <text:p>1.78</text:p>
          </table:table-cell>
          <table:table-cell office:value-type="float" office:value="-1.7833333333333456" table:formula="of:=AVERAGE([.C5:.C25])-AVERAGE([.B5:.B25])" table:style-name="ce16">
            <text:p>-1.78</text:p>
          </table:table-cell>
          <table:table-cell office:value-type="float" office:value="3.1509523809523898" table:formula="of:=AVERAGE([.D5:.D25])-AVERAGE([.E5:.E25])" table:style-name="ce16">
            <text:p>3.15</text:p>
          </table:table-cell>
          <table:table-cell office:value-type="float" office:value="-3.1509523809523898" table:formula="of:=AVERAGE([.E5:.E25])-AVERAGE([.D5:.D25])" table:style-name="ce16">
            <text:p>-3.15</text:p>
          </table:table-cell>
          <table:table-cell table:style-name="ce7"/>
          <table:table-cell office:value-type="float" office:value="2.0166666666666799" table:formula="of:=AVERAGE([.G5:.G25])-AVERAGE([.H5:.H25])" table:style-name="ce16">
            <text:p>2.02</text:p>
          </table:table-cell>
          <table:table-cell office:value-type="float" office:value="-2.0166666666666799" table:formula="of:=AVERAGE([.H5:.H25])-AVERAGE([.G5:.G25])" table:style-name="ce16">
            <text:p>-2.02</text:p>
          </table:table-cell>
          <table:table-cell office:value-type="float" office:value="2.3980952380952374" table:formula="of:=AVERAGE([.I5:.I25])-AVERAGE([.J5:.J25])" table:style-name="ce16">
            <text:p>2.40</text:p>
          </table:table-cell>
          <table:table-cell office:value-type="float" office:value="-2.3980952380952374" table:formula="of:=AVERAGE([.J5:.J25])-AVERAGE([.I5:.I25])" table:style-name="ce16">
            <text:p>-2.40</text:p>
          </table:table-cell>
          <table:table-cell table:style-name="ce7"/>
          <table:table-cell office:value-type="float" office:value="4.6852380952380628" table:formula="of:=AVERAGE([.L5:.L25])-AVERAGE([.M5:.M25])" table:style-name="ce16">
            <text:p>4.69</text:p>
          </table:table-cell>
          <table:table-cell office:value-type="float" office:value="-4.6852380952380628" table:formula="of:=AVERAGE([.M5:.M25])-AVERAGE([.L5:.L25])" table:style-name="ce16">
            <text:p>-4.69</text:p>
          </table:table-cell>
          <table:table-cell office:value-type="float" office:value="5.1385714285714386" table:formula="of:=AVERAGE([.N5:.N25])-AVERAGE([.O5:.O25])" table:style-name="ce16">
            <text:p>5.14</text:p>
          </table:table-cell>
          <table:table-cell office:value-type="float" office:value="-5.1385714285714386" table:formula="of:=AVERAGE([.O5:.O25])-AVERAGE([.N5:.N25])" table:style-name="ce16">
            <text:p>-5.14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-1.3676190476190442" table:formula="of:=[.B31]-[.D31]" table:style-name="ce16">
            <text:p>-1.37</text:p>
          </table:table-cell>
          <table:table-cell office:value-type="float" office:value="1.3676190476190442" table:formula="of:=[.C31]-[.E31]" table:style-name="ce16">
            <text:p>1.37</text:p>
          </table:table-cell>
          <table:table-cell office:value-type="float" office:value="1.3676190476190442" table:formula="of:=[.D31]-[.B31]" table:style-name="ce16">
            <text:p>1.37</text:p>
          </table:table-cell>
          <table:table-cell office:value-type="float" office:value="-1.3676190476190442" table:formula="of:=[.E31]-[.C31]" table:style-name="ce16">
            <text:p>-1.37</text:p>
          </table:table-cell>
          <table:table-cell table:style-name="ce1"/>
          <table:table-cell office:value-type="float" office:value="-0.38142857142855746" table:formula="of:=[.G31]-[.I31]" table:style-name="ce16">
            <text:p>-0.38</text:p>
          </table:table-cell>
          <table:table-cell office:value-type="float" office:value="0.38142857142855746" table:formula="of:=[.H31]-[.J31]" table:style-name="ce16">
            <text:p>0.38</text:p>
          </table:table-cell>
          <table:table-cell office:value-type="float" office:value="0.38142857142855746" table:formula="of:=[.I31]-[.G31]" table:style-name="ce16">
            <text:p>0.38</text:p>
          </table:table-cell>
          <table:table-cell office:value-type="float" office:value="-0.38142857142855746" table:formula="of:=[.J31]-[.H31]" table:style-name="ce16">
            <text:p>-0.38</text:p>
          </table:table-cell>
          <table:table-cell table:style-name="ce1"/>
          <table:table-cell office:value-type="float" office:value="-0.45333333333337578" table:formula="of:=[.L31]-[.N31]" table:style-name="ce16">
            <text:p>-0.45</text:p>
          </table:table-cell>
          <table:table-cell office:value-type="float" office:value="0.45333333333337578" table:formula="of:=[.M31]-[.O31]" table:style-name="ce16">
            <text:p>0.45</text:p>
          </table:table-cell>
          <table:table-cell office:value-type="float" office:value="0.45333333333337578" table:formula="of:=[.N31]-[.L31]" table:style-name="ce16">
            <text:p>0.45</text:p>
          </table:table-cell>
          <table:table-cell office:value-type="float" office:value="-0.45333333333337578" table:formula="of:=[.O31]-[.M31]" table:style-name="ce16">
            <text:p>-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1.1912536342446935E-2" table:formula="of:=TTEST([.B5:.B25];[.C5:.C25];2;1)" table:number-columns-spanned="2" table:number-rows-spanned="1" table:style-name="ce24">
            <text:p>0.01</text:p>
          </table:table-cell>
          <table:covered-table-cell/>
          <table:table-cell office:value-type="float" office:value="3.5591193452582076E-2" table:formula="of:=TTEST([.D5:.D25];[.E5:.E25];2;1)" table:number-columns-spanned="2" table:number-rows-spanned="1" table:style-name="ce24">
            <text:p>0.04</text:p>
          </table:table-cell>
          <table:covered-table-cell/>
          <table:table-cell table:style-name="ce1"/>
          <table:table-cell office:value-type="float" office:value="8.2791395777029975E-6" table:formula="of:=TTEST([.G5:.G25];[.H5:.H25];2;1)" table:number-columns-spanned="2" table:number-rows-spanned="1" table:style-name="ce24">
            <text:p>0.00</text:p>
          </table:table-cell>
          <table:covered-table-cell/>
          <table:table-cell office:value-type="float" office:value="2.2437667562604756E-3" table:formula="of:=TTEST([.I5:.I25];[.J5:.J25];2;1)" table:number-columns-spanned="2" table:number-rows-spanned="1" table:style-name="ce24">
            <text:p>0.00</text:p>
          </table:table-cell>
          <table:covered-table-cell/>
          <table:table-cell table:style-name="ce1"/>
          <table:table-cell office:value-type="float" office:value="1.1442445653194187E-11" table:formula="of:=TTEST([.L5:.L25];[.M5:.M25];2;1)" table:number-columns-spanned="2" table:number-rows-spanned="1" table:style-name="ce24">
            <text:p>0.00</text:p>
          </table:table-cell>
          <table:covered-table-cell/>
          <table:table-cell office:value-type="float" office:value="3.3254919073590811E-8" table:formula="of:=TTEST([.N5:.N25];[.O5:.O25];2;1)" table:number-columns-spanned="2" table:number-rows-spanned="1" table:style-name="ce24">
            <text:p>0.00</text:p>
          </table:table-cell>
          <table:covered-table-cell/>
          <table:table-cell table:number-columns-repeated="16369"/>
        </table:table-row>
        <table:table-row table:number-rows-repeated="2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7" table:number-rows-spanned="1" table:style-name="ce25">
            <text:p>English-GUMReddit, English-ESL and Swedish_Sign_Language-SSLC removed due to low performance.</text:p>
          </table:table-cell>
          <table:covered-table-cell table:number-columns-repeated="6"/>
          <table:table-cell table:number-columns-repeated="16377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5" table:formula="of:=SUMPRODUCT(--([.B41:.B58]&gt;[.C41:.C58]))" table:number-matrix-columns-spanned="1" table:number-matrix-rows-spanned="1" table:style-name="ce17">
            <text:p>15</text:p>
          </table:table-cell>
          <table:table-cell office:value-type="float" office:value="3" table:formula="of:=SUMPRODUCT(--([.C41:.C58]&gt;[.B41:.B58]))" table:number-matrix-columns-spanned="1" table:number-matrix-rows-spanned="1" table:style-name="ce17">
            <text:p>3</text:p>
          </table:table-cell>
          <table:table-cell office:value-type="float" office:value="14" table:formula="of:=SUMPRODUCT(--([.D41:.D58]&gt;[.E41:.E58]))" table:number-matrix-columns-spanned="1" table:number-matrix-rows-spanned="1" table:style-name="ce17">
            <text:p>14</text:p>
          </table:table-cell>
          <table:table-cell office:value-type="float" office:value="4" table:formula="of:=SUMPRODUCT(--([.E41:.E58]&gt;[.D41:.D58]))" table:number-matrix-columns-spanned="1" table:number-matrix-rows-spanned="1" table:style-name="ce17">
            <text:p>4</text:p>
          </table:table-cell>
          <table:table-cell table:style-name="ce1"/>
          <table:table-cell office:value-type="float" office:value="18" table:formula="of:=SUMPRODUCT(--([.G41:.G58]&gt;[.H41:.H58]))" table:number-matrix-columns-spanned="1" table:number-matrix-rows-spanned="1" table:style-name="ce17">
            <text:p>18</text:p>
          </table:table-cell>
          <table:table-cell office:value-type="float" office:value="0" table:formula="of:=SUMPRODUCT(--([.H41:.H58]&gt;[.G41:.G58]))" table:number-matrix-columns-spanned="1" table:number-matrix-rows-spanned="1" table:style-name="ce17">
            <text:p>0</text:p>
          </table:table-cell>
          <table:table-cell office:value-type="float" office:value="16" table:formula="of:=SUMPRODUCT(--([.I41:.I58]&gt;[.J41:.J58]))" table:number-matrix-columns-spanned="1" table:number-matrix-rows-spanned="1" table:style-name="ce17">
            <text:p>16</text:p>
          </table:table-cell>
          <table:table-cell office:value-type="float" office:value="2" table:formula="of:=SUMPRODUCT(--([.J41:.J58]&gt;[.I41:.I58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18" table:formula="of:=SUMPRODUCT(--([.L41:.L58]&gt;[.M41:.M58]))" table:number-matrix-columns-spanned="1" table:number-matrix-rows-spanned="1" table:style-name="ce17">
            <text:p>18</text:p>
          </table:table-cell>
          <table:table-cell office:value-type="float" office:value="0" table:formula="of:=SUMPRODUCT(--([.M41:.M58]&gt;[.L41:.L58]))" table:number-matrix-columns-spanned="1" table:number-matrix-rows-spanned="1" table:style-name="ce17">
            <text:p>0</text:p>
          </table:table-cell>
          <table:table-cell office:value-type="float" office:value="18" table:formula="of:=SUMPRODUCT(--([.N41:.N58]&gt;[.O41:.O58]))" table:number-matrix-columns-spanned="1" table:number-matrix-rows-spanned="1" table:style-name="ce17">
            <text:p>18</text:p>
          </table:table-cell>
          <table:table-cell office:value-type="float" office:value="0" table:formula="of:=SUMPRODUCT(--([.O41:.O58]&gt;[.N41:.N58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104444444444454" table:formula="of:=AVERAGE([.B41:.B58])" table:style-name="ce16">
            <text:p>86.10</text:p>
          </table:table-cell>
          <table:table-cell office:value-type="float" office:value="85.180555555555543" table:formula="of:=AVERAGE([.C41:.C58])" table:style-name="ce16">
            <text:p>85.18</text:p>
          </table:table-cell>
          <table:table-cell office:value-type="float" office:value="84.86666666666666" table:formula="of:=AVERAGE([.D41:.D58])" table:style-name="ce16">
            <text:p>84.87</text:p>
          </table:table-cell>
          <table:table-cell office:value-type="float" office:value="84.137222222222221" table:formula="of:=AVERAGE([.E41:.E58])" table:style-name="ce16">
            <text:p>84.14</text:p>
          </table:table-cell>
          <table:table-cell table:style-name="ce1"/>
          <table:table-cell office:value-type="float" office:value="82.530555555555551" table:formula="of:=AVERAGE([.G41:.G58])" table:style-name="ce16">
            <text:p>82.53</text:p>
          </table:table-cell>
          <table:table-cell office:value-type="float" office:value="80.821666666666658" table:formula="of:=AVERAGE([.H41:.H58])" table:style-name="ce16">
            <text:p>80.82</text:p>
          </table:table-cell>
          <table:table-cell office:value-type="float" office:value="81.192222222222227" table:formula="of:=AVERAGE([.I41:.I58])" table:style-name="ce16">
            <text:p>81.19</text:p>
          </table:table-cell>
          <table:table-cell office:value-type="float" office:value="79.796666666666667" table:formula="of:=AVERAGE([.J41:.J58])" table:style-name="ce16">
            <text:p>79.80</text:p>
          </table:table-cell>
          <table:table-cell table:style-name="ce1"/>
          <table:table-cell office:value-type="float" office:value="81.280555555555537" table:formula="of:=AVERAGE([.L41:.L58])" table:style-name="ce16">
            <text:p>81.28</text:p>
          </table:table-cell>
          <table:table-cell office:value-type="float" office:value="76.432222222222236" table:formula="of:=AVERAGE([.M41:.M58])" table:style-name="ce16">
            <text:p>76.43</text:p>
          </table:table-cell>
          <table:table-cell office:value-type="float" office:value="79.785555555555561" table:formula="of:=AVERAGE([.N41:.N58])" table:style-name="ce16">
            <text:p>79.79</text:p>
          </table:table-cell>
          <table:table-cell office:value-type="float" office:value="75.222777777777779" table:formula="of:=AVERAGE([.O41:.O58])" table:style-name="ce16">
            <text:p>75.22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92388888888891074" table:formula="of:=AVERAGE([.B41:.B58])-AVERAGE([.C41:.C58])" table:style-name="ce16">
            <text:p>0.92</text:p>
          </table:table-cell>
          <table:table-cell office:value-type="float" office:value="-0.92388888888891074" table:formula="of:=AVERAGE([.C41:.C58])-AVERAGE([.B41:.B58])" table:style-name="ce16">
            <text:p>-0.92</text:p>
          </table:table-cell>
          <table:table-cell office:value-type="float" office:value="0.72944444444443945" table:formula="of:=AVERAGE([.D41:.D58])-AVERAGE([.E41:.E58])" table:style-name="ce16">
            <text:p>0.73</text:p>
          </table:table-cell>
          <table:table-cell office:value-type="float" office:value="-0.72944444444443945" table:formula="of:=AVERAGE([.E41:.E58])-AVERAGE([.D41:.D58])" table:style-name="ce16">
            <text:p>-0.73</text:p>
          </table:table-cell>
          <table:table-cell table:style-name="ce1"/>
          <table:table-cell office:value-type="float" office:value="1.7088888888888931" table:formula="of:=AVERAGE([.G41:.G58])-AVERAGE([.H41:.H58])" table:style-name="ce16">
            <text:p>1.71</text:p>
          </table:table-cell>
          <table:table-cell office:value-type="float" office:value="-1.7088888888888931" table:formula="of:=AVERAGE([.H41:.H58])-AVERAGE([.G41:.G58])" table:style-name="ce16">
            <text:p>-1.71</text:p>
          </table:table-cell>
          <table:table-cell office:value-type="float" office:value="1.3955555555555605" table:formula="of:=AVERAGE([.I41:.I58])-AVERAGE([.J41:.J58])" table:style-name="ce16">
            <text:p>1.40</text:p>
          </table:table-cell>
          <table:table-cell office:value-type="float" office:value="-1.3955555555555605" table:formula="of:=AVERAGE([.J41:.J58])-AVERAGE([.I41:.I58])" table:style-name="ce16">
            <text:p>-1.40</text:p>
          </table:table-cell>
          <table:table-cell table:style-name="ce1"/>
          <table:table-cell office:value-type="float" office:value="4.8483333333333007" table:formula="of:=AVERAGE([.L41:.L58])-AVERAGE([.M41:.M58])" table:style-name="ce16">
            <text:p>4.85</text:p>
          </table:table-cell>
          <table:table-cell office:value-type="float" office:value="-4.8483333333333007" table:formula="of:=AVERAGE([.M41:.M58])-AVERAGE([.L41:.L58])" table:style-name="ce16">
            <text:p>-4.85</text:p>
          </table:table-cell>
          <table:table-cell office:value-type="float" office:value="4.5627777777777823" table:formula="of:=AVERAGE([.N41:.N58])-AVERAGE([.O41:.O58])" table:style-name="ce16">
            <text:p>4.56</text:p>
          </table:table-cell>
          <table:table-cell office:value-type="float" office:value="-4.5627777777777823" table:formula="of:=AVERAGE([.O41:.O58])-AVERAGE([.N41:.N58])" table:style-name="ce16">
            <text:p>-4.56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19444444444447129" table:formula="of:=[.B64]-[.D64]" table:style-name="ce16">
            <text:p>0.19</text:p>
          </table:table-cell>
          <table:table-cell office:value-type="float" office:value="-0.19444444444447129" table:formula="of:=[.C64]-[.E64]" table:style-name="ce16">
            <text:p>-0.19</text:p>
          </table:table-cell>
          <table:table-cell office:value-type="float" office:value="-0.19444444444447129" table:formula="of:=[.D64]-[.B64]" table:style-name="ce16">
            <text:p>-0.19</text:p>
          </table:table-cell>
          <table:table-cell office:value-type="float" office:value="0.19444444444447129" table:formula="of:=[.E64]-[.C64]" table:style-name="ce16">
            <text:p>0.19</text:p>
          </table:table-cell>
          <table:table-cell table:style-name="ce1"/>
          <table:table-cell office:value-type="float" office:value="0.31333333333333258" table:formula="of:=[.G64]-[.I64]" table:style-name="ce16">
            <text:p>0.31</text:p>
          </table:table-cell>
          <table:table-cell office:value-type="float" office:value="-0.31333333333333258" table:formula="of:=[.H64]-[.J64]" table:style-name="ce16">
            <text:p>-0.31</text:p>
          </table:table-cell>
          <table:table-cell office:value-type="float" office:value="-0.31333333333333258" table:formula="of:=[.I64]-[.G64]" table:style-name="ce16">
            <text:p>-0.31</text:p>
          </table:table-cell>
          <table:table-cell office:value-type="float" office:value="0.31333333333333258" table:formula="of:=[.J64]-[.H64]" table:style-name="ce16">
            <text:p>0.31</text:p>
          </table:table-cell>
          <table:table-cell table:style-name="ce1"/>
          <table:table-cell office:value-type="float" office:value="0.28555555555551848" table:formula="of:=[.L64]-[.N64]" table:style-name="ce16">
            <text:p>0.29</text:p>
          </table:table-cell>
          <table:table-cell office:value-type="float" office:value="-0.28555555555551848" table:formula="of:=[.M64]-[.O64]" table:style-name="ce16">
            <text:p>-0.29</text:p>
          </table:table-cell>
          <table:table-cell office:value-type="float" office:value="-0.28555555555551848" table:formula="of:=[.N64]-[.L64]" table:style-name="ce16">
            <text:p>-0.29</text:p>
          </table:table-cell>
          <table:table-cell office:value-type="float" office:value="0.28555555555551848" table:formula="of:=[.O64]-[.M64]" table:style-name="ce16">
            <text:p>0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8382478602684042E-3" table:formula="of:=TTEST([.B41:.B58];[.C41:.C58];2;1)" table:number-columns-spanned="2" table:number-rows-spanned="1" table:style-name="ce24">
            <text:p>0.00</text:p>
          </table:table-cell>
          <table:covered-table-cell/>
          <table:table-cell office:value-type="float" office:value="3.2306712148011785E-2" table:formula="of:=TTEST([.D41:.D58];[.E41:.E58];2;1)" table:number-columns-spanned="2" table:number-rows-spanned="1" table:style-name="ce24">
            <text:p>0.03</text:p>
          </table:table-cell>
          <table:covered-table-cell/>
          <table:table-cell table:style-name="ce1"/>
          <table:table-cell office:value-type="float" office:value="1.7861883873013937E-5" table:formula="of:=TTEST([.G41:.G58];[.H41:.H58];2;1)" table:number-columns-spanned="2" table:number-rows-spanned="1" table:style-name="ce24">
            <text:p>0.00</text:p>
          </table:table-cell>
          <table:covered-table-cell/>
          <table:table-cell office:value-type="float" office:value="2.6938981134927789E-4" table:formula="of:=TTEST([.I41:.I58];[.J41:.J58];2;1)" table:number-columns-spanned="2" table:number-rows-spanned="1" table:style-name="ce24">
            <text:p>0.00</text:p>
          </table:table-cell>
          <table:covered-table-cell/>
          <table:table-cell table:style-name="ce1"/>
          <table:table-cell office:value-type="float" office:value="2.1022266811560042E-11" table:formula="of:=TTEST([.L41:.L58];[.M41:.M58];2;1)" table:number-columns-spanned="2" table:number-rows-spanned="1" table:style-name="ce24">
            <text:p>0.00</text:p>
          </table:table-cell>
          <table:covered-table-cell/>
          <table:table-cell office:value-type="float" office:value="2.1903696518640993E-10" table:formula="of:=TTEST([.N41:.N58];[.O41:.O58];2;1)" table:number-columns-spanned="2" table:number-rows-spanned="1" table:style-name="ce24">
            <text:p>0.00</text:p>
          </table:table-cell>
          <table:covered-table-cell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lavic_languages" table:style-name="ta2">
        <table:table-column table:style-name="co20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2">
            <text:p>Graph</text:p>
          </table:table-cell>
          <table:covered-table-cell/>
          <table:table-cell office:value-type="string" table:number-columns-spanned="2" table:number-rows-spanned="1" table:style-name="ce22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8" table:formula="of:=SUMPRODUCT(--([.B5:.B22]&gt;[.C5:.C22]))" table:number-matrix-columns-spanned="1" table:number-matrix-rows-spanned="1" table:style-name="ce17">
            <text:p>18</text:p>
          </table:table-cell>
          <table:table-cell office:value-type="float" office:value="0" table:formula="of:=SUMPRODUCT(--([.C5:.C22]&gt;[.B5:.B22]))" table:number-matrix-columns-spanned="1" table:number-matrix-rows-spanned="1" table:style-name="ce17">
            <text:p>0</text:p>
          </table:table-cell>
          <table:table-cell office:value-type="float" office:value="12" table:formula="of:=SUMPRODUCT(--([.D5:.D22]&gt;[.E5:.E22]))" table:number-matrix-columns-spanned="1" table:number-matrix-rows-spanned="1" table:style-name="ce17">
            <text:p>12</text:p>
          </table:table-cell>
          <table:table-cell office:value-type="float" office:value="6" table:formula="of:=SUMPRODUCT(--([.E5:.E22]&gt;[.D5:.D22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15" table:formula="of:=SUMPRODUCT(--([.G5:.G22]&gt;[.H5:.H22]))" table:number-matrix-columns-spanned="1" table:number-matrix-rows-spanned="1" table:style-name="ce17">
            <text:p>15</text:p>
          </table:table-cell>
          <table:table-cell office:value-type="float" office:value="3" table:formula="of:=SUMPRODUCT(--([.H5:.H22]&gt;[.G5:.G22]))" table:number-matrix-columns-spanned="1" table:number-matrix-rows-spanned="1" table:style-name="ce17">
            <text:p>3</text:p>
          </table:table-cell>
          <table:table-cell office:value-type="float" office:value="13" table:formula="of:=SUMPRODUCT(--([.I5:.I22]&gt;[.J5:.J22]))" table:number-matrix-columns-spanned="1" table:number-matrix-rows-spanned="1" table:style-name="ce17">
            <text:p>13</text:p>
          </table:table-cell>
          <table:table-cell office:value-type="float" office:value="5" table:formula="of:=SUMPRODUCT(--([.J5:.J22]&gt;[.I5:.I22]))" table:number-matrix-columns-spanned="1" table:number-matrix-rows-spanned="1" table:style-name="ce17">
            <text:p>5</text:p>
          </table:table-cell>
          <table:table-cell table:style-name="ce1"/>
          <table:table-cell office:value-type="float" office:value="18" table:formula="of:=SUMPRODUCT(--([.L5:.L22]&gt;[.M5:.M22]))" table:number-matrix-columns-spanned="1" table:number-matrix-rows-spanned="1" table:style-name="ce17">
            <text:p>18</text:p>
          </table:table-cell>
          <table:table-cell office:value-type="float" office:value="0" table:formula="of:=SUMPRODUCT(--([.M5:.M22]&gt;[.L5:.L22]))" table:number-matrix-columns-spanned="1" table:number-matrix-rows-spanned="1" table:style-name="ce17">
            <text:p>0</text:p>
          </table:table-cell>
          <table:table-cell office:value-type="float" office:value="16" table:formula="of:=SUMPRODUCT(--([.N5:.N22]&gt;[.O5:.O22]))" table:number-matrix-columns-spanned="1" table:number-matrix-rows-spanned="1" table:style-name="ce17">
            <text:p>16</text:p>
          </table:table-cell>
          <table:table-cell office:value-type="float" office:value="2" table:formula="of:=SUMPRODUCT(--([.O5:.O22]&gt;[.N5:.N22]))" table:number-matrix-columns-spanned="1" table:number-matrix-rows-spanned="1" table:style-name="ce17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871111111111119" table:formula="of:=AVERAGE([.B5:.B22])" table:style-name="ce16">
            <text:p>86.87</text:p>
          </table:table-cell>
          <table:table-cell office:value-type="float" office:value="85.553333333333342" table:formula="of:=AVERAGE([.C5:.C22])" table:style-name="ce16">
            <text:p>85.55</text:p>
          </table:table-cell>
          <table:table-cell office:value-type="float" office:value="85.543888888888887" table:formula="of:=AVERAGE([.D5:.D22])" table:style-name="ce16">
            <text:p>85.54</text:p>
          </table:table-cell>
          <table:table-cell office:value-type="float" office:value="84.6388888888889" table:formula="of:=AVERAGE([.E5:.E22])" table:style-name="ce16">
            <text:p>84.64</text:p>
          </table:table-cell>
          <table:table-cell table:style-name="ce1"/>
          <table:table-cell office:value-type="float" office:value="82.686111111111103" table:formula="of:=AVERAGE([.G5:.G22])" table:style-name="ce16">
            <text:p>82.69</text:p>
          </table:table-cell>
          <table:table-cell office:value-type="float" office:value="81.267777777777781" table:formula="of:=AVERAGE([.H5:.H22])" table:style-name="ce16">
            <text:p>81.27</text:p>
          </table:table-cell>
          <table:table-cell office:value-type="float" office:value="81.310555555555567" table:formula="of:=AVERAGE([.I5:.I22])" table:style-name="ce16">
            <text:p>81.31</text:p>
          </table:table-cell>
          <table:table-cell office:value-type="float" office:value="80.37722222222223" table:formula="of:=AVERAGE([.J5:.J22])" table:style-name="ce16">
            <text:p>80.38</text:p>
          </table:table-cell>
          <table:table-cell table:style-name="ce1"/>
          <table:table-cell office:value-type="float" office:value="81.778888888888886" table:formula="of:=AVERAGE([.L5:.L22])" table:style-name="ce16">
            <text:p>81.78</text:p>
          </table:table-cell>
          <table:table-cell office:value-type="float" office:value="78.201666666666654" table:formula="of:=AVERAGE([.M5:.M22])" table:style-name="ce16">
            <text:p>78.20</text:p>
          </table:table-cell>
          <table:table-cell office:value-type="float" office:value="80.359444444444449" table:formula="of:=AVERAGE([.N5:.N22])" table:style-name="ce16">
            <text:p>80.36</text:p>
          </table:table-cell>
          <table:table-cell office:value-type="float" office:value="77.237777777777779" table:formula="of:=AVERAGE([.O5:.O22])" table:style-name="ce16">
            <text:p>77.2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3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3177777777777777" table:formula="of:=AVERAGE([.B5:.B22])-AVERAGE([.C5:.C22])" table:style-name="ce16">
            <text:p>1.32</text:p>
          </table:table-cell>
          <table:table-cell office:value-type="float" office:value="-1.3177777777777777" table:formula="of:=AVERAGE([.C5:.C22])-AVERAGE([.B5:.B22])" table:style-name="ce16">
            <text:p>-1.32</text:p>
          </table:table-cell>
          <table:table-cell office:value-type="float" office:value="0.90499999999998693" table:formula="of:=AVERAGE([.D5:.D22])-AVERAGE([.E5:.E22])" table:style-name="ce16">
            <text:p>0.90</text:p>
          </table:table-cell>
          <table:table-cell office:value-type="float" office:value="-0.90499999999998693" table:formula="of:=AVERAGE([.E5:.E22])-AVERAGE([.D5:.D22])" table:style-name="ce16">
            <text:p>-0.90</text:p>
          </table:table-cell>
          <table:table-cell table:style-name="ce7"/>
          <table:table-cell office:value-type="float" office:value="1.4183333333333223" table:formula="of:=AVERAGE([.G5:.G22])-AVERAGE([.H5:.H22])" table:style-name="ce16">
            <text:p>1.42</text:p>
          </table:table-cell>
          <table:table-cell office:value-type="float" office:value="-1.4183333333333223" table:formula="of:=AVERAGE([.H5:.H22])-AVERAGE([.G5:.G22])" table:style-name="ce16">
            <text:p>-1.42</text:p>
          </table:table-cell>
          <table:table-cell office:value-type="float" office:value="0.93333333333333712" table:formula="of:=AVERAGE([.I5:.I22])-AVERAGE([.J5:.J22])" table:style-name="ce16">
            <text:p>0.93</text:p>
          </table:table-cell>
          <table:table-cell office:value-type="float" office:value="-0.93333333333333712" table:formula="of:=AVERAGE([.J5:.J22])-AVERAGE([.I5:.I22])" table:style-name="ce16">
            <text:p>-0.93</text:p>
          </table:table-cell>
          <table:table-cell table:style-name="ce7"/>
          <table:table-cell office:value-type="float" office:value="3.5772222222222325" table:formula="of:=AVERAGE([.L5:.L22])-AVERAGE([.M5:.M22])" table:style-name="ce16">
            <text:p>3.58</text:p>
          </table:table-cell>
          <table:table-cell office:value-type="float" office:value="-3.5772222222222325" table:formula="of:=AVERAGE([.M5:.M22])-AVERAGE([.L5:.L22])" table:style-name="ce16">
            <text:p>-3.58</text:p>
          </table:table-cell>
          <table:table-cell office:value-type="float" office:value="3.1216666666666697" table:formula="of:=AVERAGE([.N5:.N22])-AVERAGE([.O5:.O22])" table:style-name="ce16">
            <text:p>3.12</text:p>
          </table:table-cell>
          <table:table-cell office:value-type="float" office:value="-3.1216666666666697" table:formula="of:=AVERAGE([.O5:.O22])-AVERAGE([.N5:.N22])" table:style-name="ce16">
            <text:p>-3.12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3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41277777777779079" table:formula="of:=[.B28]-[.D28]" table:style-name="ce16">
            <text:p>0.41</text:p>
          </table:table-cell>
          <table:table-cell office:value-type="float" office:value="-0.41277777777779079" table:formula="of:=[.C28]-[.E28]" table:style-name="ce16">
            <text:p>-0.41</text:p>
          </table:table-cell>
          <table:table-cell office:value-type="float" office:value="-0.41277777777779079" table:formula="of:=[.D28]-[.B28]" table:style-name="ce16">
            <text:p>-0.41</text:p>
          </table:table-cell>
          <table:table-cell office:value-type="float" office:value="0.41277777777779079" table:formula="of:=[.E28]-[.C28]" table:style-name="ce16">
            <text:p>0.41</text:p>
          </table:table-cell>
          <table:table-cell table:style-name="ce1"/>
          <table:table-cell office:value-type="float" office:value="0.48499999999998522" table:formula="of:=[.G28]-[.I28]" table:style-name="ce16">
            <text:p>0.48</text:p>
          </table:table-cell>
          <table:table-cell office:value-type="float" office:value="-0.48499999999998522" table:formula="of:=[.H28]-[.J28]" table:style-name="ce16">
            <text:p>-0.48</text:p>
          </table:table-cell>
          <table:table-cell office:value-type="float" office:value="-0.48499999999998522" table:formula="of:=[.I28]-[.G28]" table:style-name="ce16">
            <text:p>-0.48</text:p>
          </table:table-cell>
          <table:table-cell office:value-type="float" office:value="0.48499999999998522" table:formula="of:=[.J28]-[.H28]" table:style-name="ce16">
            <text:p>0.48</text:p>
          </table:table-cell>
          <table:table-cell table:style-name="ce1"/>
          <table:table-cell office:value-type="float" office:value="0.45555555555556282" table:formula="of:=[.L28]-[.N28]" table:style-name="ce16">
            <text:p>0.46</text:p>
          </table:table-cell>
          <table:table-cell office:value-type="float" office:value="-0.45555555555556282" table:formula="of:=[.M28]-[.O28]" table:style-name="ce16">
            <text:p>-0.46</text:p>
          </table:table-cell>
          <table:table-cell office:value-type="float" office:value="-0.45555555555556282" table:formula="of:=[.N28]-[.L28]" table:style-name="ce16">
            <text:p>-0.46</text:p>
          </table:table-cell>
          <table:table-cell office:value-type="float" office:value="0.45555555555556282" table:formula="of:=[.O28]-[.M28]" table:style-name="ce16">
            <text:p>0.4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910726680528374E-6" table:formula="of:=TTEST([.B5:.B22];[.C5:.C22];2;1)" table:number-columns-spanned="2" table:number-rows-spanned="1" table:style-name="ce24">
            <text:p>0.00</text:p>
          </table:table-cell>
          <table:covered-table-cell/>
          <table:table-cell office:value-type="float" office:value="3.6382569370223966E-3" table:formula="of:=TTEST([.D5:.D22];[.E5:.E22];2;1)" table:number-columns-spanned="2" table:number-rows-spanned="1" table:style-name="ce24">
            <text:p>0.00</text:p>
          </table:table-cell>
          <table:covered-table-cell/>
          <table:table-cell table:style-name="ce1"/>
          <table:table-cell office:value-type="float" office:value="5.8379962847204976E-4" table:formula="of:=TTEST([.G5:.G22];[.H5:.H22];2;1)" table:number-columns-spanned="2" table:number-rows-spanned="1" table:style-name="ce24">
            <text:p>0.00</text:p>
          </table:table-cell>
          <table:covered-table-cell/>
          <table:table-cell office:value-type="float" office:value="2.5953522129696312E-2" table:formula="of:=TTEST([.I5:.I22];[.J5:.J22];2;1)" table:number-columns-spanned="2" table:number-rows-spanned="1" table:style-name="ce24">
            <text:p>0.03</text:p>
          </table:table-cell>
          <table:covered-table-cell/>
          <table:table-cell table:style-name="ce1"/>
          <table:table-cell office:value-type="float" office:value="2.826138610044413E-7" table:formula="of:=TTEST([.L5:.L22];[.M5:.M22];2;1)" table:number-columns-spanned="2" table:number-rows-spanned="1" table:style-name="ce24">
            <text:p>0.00</text:p>
          </table:table-cell>
          <table:covered-table-cell/>
          <table:table-cell office:value-type="float" office:value="1.6583028626677472E-5" table:formula="of:=TTEST([.N5:.N22];[.O5:.O22];2;1)" table:number-columns-spanned="2" table:number-rows-spanned="1" table:style-name="ce24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 (</number:text>
      <number:number number:decimal-places="1" number:min-decimal-places="1" number:min-integer-digits="1" number:grouping="true"/>
      <number:text>)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(</number:text>
      <number:number number:decimal-places="2" number:min-decimal-places="2" number:min-integer-digits="1" number:grouping="true"/>
      <number:text>)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2" style:display-name="20% - Accent2" style:family="table-cell" style:data-style-name="N0">
      <style:table-cell-properties fo:background-color="#FCE4D6"/>
    </style:style>
    <style:style style:name="Bad" style:family="table-cell" style:data-style-name="N0">
      <style:table-cell-properties fo:background-color="#FFC7CE"/>
      <style:text-properties fo:color="#9C0006"/>
    </style:style>
    <style:style style:name="cf1" style:family="table-cell" style:data-style-name="N0">
      <style:table-cell-properties fo:background-color="#9BC2E6"/>
    </style:style>
    <style:style style:name="cf2" style:family="table-cell" style:data-style-name="N0">
      <style:table-cell-properties fo:background-color="#A9D08E"/>
    </style: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James Decatur</meta:initial-creator>
    <dc:creator>James Decatur</dc:creator>
    <meta:creation-date>2021-07-08T11:07:40Z</meta:creation-date>
    <dc:date>2021-09-20T20:51:52Z</dc:date>
  </office:meta>
</office:document-meta>
</file>